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53mm"/>
    </style:style>
    <style:style style:name="co2" style:family="table-column">
      <style:table-column-properties fo:break-before="auto" style:column-width="27.27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15.7mm"/>
    </style:style>
    <style:style style:name="co5" style:family="table-column">
      <style:table-column-properties fo:break-before="auto" style:column-width="13.56mm"/>
    </style:style>
    <style:style style:name="co6" style:family="table-column">
      <style:table-column-properties fo:break-before="auto" style:column-width="95.14mm"/>
    </style:style>
    <style:style style:name="co7" style:family="table-column">
      <style:table-column-properties fo:break-before="auto" style:column-width="61.4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3" style:family="table-cell" style:parent-style-name="Default" style:data-style-name="N104"/>
  </office:automatic-styles>
  <office:body>
    <office:spreadsheet>
      <table:calculation-settings table:automatic-find-labels="fals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usb.capd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time" office:time-value="PT00H00M00S" calcext:value-type="time">
            <text:p>00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DEV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time" office:time-value="PT01H58M00S" calcext:value-type="time">
            <text:p>01.58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ET DESCRIPTOR Response DEVIC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time" office:time-value="PT03H16M00S" calcext:value-type="time">
            <text:p>03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_STATUS Request <text:s text:c="4"/>[Port 9]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time" office:time-value="PT03H43M00S" calcext:value-type="time">
            <text:p>03.43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ET_STATUS Response <text:s text:c="3"/>[Port 9]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time" office:time-value="PT03H52M00S" calcext:value-type="time">
            <text:p>03.5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EAR_FEATURE Request <text:s/>[Port 9: PORT_SUSPEND]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time" office:time-value="PT05H09M00S" calcext:value-type="time">
            <text:p>05.09.00</text:p>
          </table:table-cell>
          <table:table-cell table:style-name="ce1" office:value-type="time" office:time-value="PT01H01M01S" calcext:value-type="time">
            <text:p>01.01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time" office:time-value="PT05H18M00S" calcext:value-type="time">
            <text:p>05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1S" calcext:value-type="time">
            <text:p>01.01.01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time" office:time-value="PT767H18M00S" calcext:value-type="time">
            <text:p>767.18.00</text:p>
          </table:table-cell>
          <table:table-cell table:style-name="ce1" office:value-type="time" office:time-value="PT01H01M01S" calcext:value-type="time">
            <text:p>01.01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00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time" office:time-value="PT767H30M00S" calcext:value-type="time">
            <text:p>767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1S" calcext:value-type="time">
            <text:p>01.01.01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time" office:time-value="PT767H53M00S" calcext:value-type="time">
            <text:p>767.53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EAR_FEATURE Response [Port 9: PORT_SUSPEND]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time" office:time-value="PT474H49M00S" calcext:value-type="time">
            <text:p>474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_STATUS Request <text:s text:c="4"/>[Port 9]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time" office:time-value="PT475H20M00S" calcext:value-type="time">
            <text:p>475.20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ET_STATUS Response <text:s text:c="3"/>[Port 9]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time" office:time-value="PT806H17M00S" calcext:value-type="time">
            <text:p>806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EAR_FEATURE Request <text:s/>[Port 9: C_PORT_SUSPEND]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time" office:time-value="PT806H45M00S" calcext:value-type="time">
            <text:p>806.45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EAR_FEATURE Response [Port 9: C_PORT_SUSPEND]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time" office:time-value="PT806H55M00S" calcext:value-type="time">
            <text:p>806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5M00S" calcext:value-type="time">
            <text:p>01.0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STATUS Reques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time" office:time-value="PT810H00M00S" calcext:value-type="time">
            <text:p>810.00.00</text:p>
          </table:table-cell>
          <table:table-cell table:style-name="ce1" office:value-type="time" office:time-value="PT01H05M00S" calcext:value-type="time">
            <text:p>01.0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ET STATUS Respons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time" office:time-value="PT811H02M00S" calcext:value-type="time">
            <text:p>811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_STATUS Request <text:s text:c="4"/>[Port 9]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time" office:time-value="PT811H23M00S" calcext:value-type="time">
            <text:p>811.23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ET_STATUS Response <text:s text:c="3"/>[Port 9]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time" office:time-value="PT811H54M00S" calcext:value-type="time">
            <text:p>811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5M00S" calcext:value-type="time">
            <text:p>01.0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DEVIC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time" office:time-value="PT815H01M00S" calcext:value-type="time">
            <text:p>815.01.00</text:p>
          </table:table-cell>
          <table:table-cell table:style-name="ce1" office:value-type="time" office:time-value="PT01H05M00S" calcext:value-type="time">
            <text:p>01.0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ET DESCRIPTOR Response DEVIC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time" office:time-value="PT816H32M00S" calcext:value-type="time">
            <text:p>816.3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_STATUS Request <text:s text:c="4"/>[Port 8]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time" office:time-value="PT816H54M00S" calcext:value-type="time">
            <text:p>816.54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ET_STATUS Response <text:s text:c="3"/>[Port 8]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time" office:time-value="PT817H02M00S" calcext:value-type="time">
            <text:p>817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EAR_FEATURE Request <text:s/>[Port 8: PORT_SUSPEND]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time" office:time-value="PT818H11M00S" calcext:value-type="time">
            <text:p>818.11.00</text:p>
          </table:table-cell>
          <table:table-cell table:style-name="ce1" office:value-type="time" office:time-value="PT01H01M01S" calcext:value-type="time">
            <text:p>01.01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time" office:time-value="PT818H17M00S" calcext:value-type="time">
            <text:p>818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1S" calcext:value-type="time">
            <text:p>01.01.01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time" office:time-value="PT515H46M00S" calcext:value-type="time">
            <text:p>515.46.00</text:p>
          </table:table-cell>
          <table:table-cell table:style-name="ce1" office:value-type="time" office:time-value="PT01H01M01S" calcext:value-type="time">
            <text:p>01.01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time" office:time-value="PT515H58M00S" calcext:value-type="time">
            <text:p>515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1S" calcext:value-type="time">
            <text:p>01.01.01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time" office:time-value="PT516H23M00S" calcext:value-type="time">
            <text:p>516.23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EAR_FEATURE Response [Port 8: PORT_SUSPEND]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time" office:time-value="PT982H18M00S" calcext:value-type="time">
            <text:p>982.18.00</text:p>
          </table:table-cell>
          <table:table-cell table:style-name="ce1" office:value-type="time" office:time-value="PT01H01M01S" calcext:value-type="time">
            <text:p>01.01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time" office:time-value="PT982H34M00S" calcext:value-type="time">
            <text:p>982.3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1S" calcext:value-type="time">
            <text:p>01.01.01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time" office:time-value="PT223H08M00S" calcext:value-type="time">
            <text:p>223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_STATUS Request <text:s text:c="4"/>[Port 8]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time" office:time-value="PT223H37M00S" calcext:value-type="time">
            <text:p>223.37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ET_STATUS Response <text:s text:c="3"/>[Port 8]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time" office:time-value="PT556H15M00S" calcext:value-type="time">
            <text:p>556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EAR_FEATURE Request <text:s/>[Port 8: C_PORT_SUSPEND]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time" office:time-value="PT556H44M00S" calcext:value-type="time">
            <text:p>556.44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EAR_FEATURE Response [Port 8: C_PORT_SUSPEND]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time" office:time-value="PT556H54M00S" calcext:value-type="time">
            <text:p>556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4M00S" calcext:value-type="time">
            <text:p>01.04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STATUS Reques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time" office:time-value="PT557H41M00S" calcext:value-type="time">
            <text:p>557.41.00</text:p>
          </table:table-cell>
          <table:table-cell table:style-name="ce1" office:value-type="time" office:time-value="PT01H04M00S" calcext:value-type="time">
            <text:p>01.04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ET STATUS Respons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time" office:time-value="PT558H11M00S" calcext:value-type="time">
            <text:p>558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_STATUS Request <text:s text:c="4"/>[Port 8]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time" office:time-value="PT558H27M00S" calcext:value-type="time">
            <text:p>558.27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ET_STATUS Response <text:s text:c="3"/>[Port 8]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time" office:time-value="PT559H07M00S" calcext:value-type="time">
            <text:p>559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4M00S" calcext:value-type="time">
            <text:p>01.04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DEVIC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time" office:time-value="PT573H14M00S" calcext:value-type="time">
            <text:p>573.14.00</text:p>
          </table:table-cell>
          <table:table-cell table:style-name="ce1" office:value-type="time" office:time-value="PT01H04M00S" calcext:value-type="time">
            <text:p>01.04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ET DESCRIPTOR Response DEVIC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time" office:time-value="PT575H06M00S" calcext:value-type="time">
            <text:p>575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2M00S" calcext:value-type="time">
            <text:p>01.02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DEVICE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time" office:time-value="PT585H43M00S" calcext:value-type="time">
            <text:p>585.43.00</text:p>
          </table:table-cell>
          <table:table-cell table:style-name="ce1" office:value-type="time" office:time-value="PT01H02M00S" calcext:value-type="time">
            <text:p>01.02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ET DESCRIPTOR Response DEVICE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time" office:time-value="PT587H34M00S" calcext:value-type="time">
            <text:p>587.3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DEVICE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time" office:time-value="PT587H52M00S" calcext:value-type="time">
            <text:p>587.52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ET DESCRIPTOR Response DEVICE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time" office:time-value="PT1058H44M00S" calcext:value-type="time">
            <text:p>1058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_FEATURE Request <text:s text:c="3"/>[Port 8: PORT_SUSPEND]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time" office:time-value="PT1059H02M00S" calcext:value-type="time">
            <text:p>1059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_FEATURE Request <text:s text:c="3"/>[Port 9: PORT_SUSPEND]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time" office:time-value="PT300H27M00S" calcext:value-type="time">
            <text:p>300.27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_FEATURE Response <text:s text:c="2"/>[Port 9: PORT_SUSPEND]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time" office:time-value="PT300H30M00S" calcext:value-type="time">
            <text:p>300.30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_FEATURE Response <text:s text:c="2"/>[Port 8: PORT_SUSPEND]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time" office:time-value="PT1100H28M00S" calcext:value-type="time">
            <text:p>1100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_FEATURE Request <text:s text:c="3"/>[Port 1: PORT_RESET]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time" office:time-value="PT1100H56M00S" calcext:value-type="time">
            <text:p>1100.56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_FEATURE Response <text:s text:c="2"/>[Port 1: PORT_RESET]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time" office:time-value="PT37H02M00S" calcext:value-type="time">
            <text:p>37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_STATUS Request <text:s text:c="4"/>[Port 1]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time" office:time-value="PT37H26M00S" calcext:value-type="time">
            <text:p>37.26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ET_STATUS Response <text:s text:c="3"/>[Port 1]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time" office:time-value="PT37H37M00S" calcext:value-type="time">
            <text:p>37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EAR_FEATURE Request <text:s/>[Port 1: C_PORT_RESET]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time" office:time-value="PT37H46M00S" calcext:value-type="time">
            <text:p>37.46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EAR_FEATURE Response [Port 1: C_PORT_RESET]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time" office:time-value="PT1042H23M00S" calcext:value-type="time">
            <text:p>1042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0M00S" calcext:value-type="time">
            <text:p>01.00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DEVICE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time" office:time-value="PT1044H30M00S" calcext:value-type="time">
            <text:p>1044.30.00</text:p>
          </table:table-cell>
          <table:table-cell table:style-name="ce1" office:value-type="time" office:time-value="PT01H00M00S" calcext:value-type="time">
            <text:p>01.00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ET DESCRIPTOR Response DEVICE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time" office:time-value="PT1044H46M00S" calcext:value-type="time">
            <text:p>1044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_FEATURE Request <text:s text:c="3"/>[Port 1: PORT_RESET]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time" office:time-value="PT1045H02M00S" calcext:value-type="time">
            <text:p>1045.02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_FEATURE Response <text:s text:c="2"/>[Port 1: PORT_RESET]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time" office:time-value="PT1078H34M00S" calcext:value-type="time">
            <text:p>1078.3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_STATUS Request <text:s text:c="4"/>[Port 1]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time" office:time-value="PT1078H56M59.999999999S" calcext:value-type="time">
            <text:p>1078.57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ET_STATUS Response <text:s text:c="3"/>[Port 1]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time" office:time-value="PT1079H05M00.000000001S" calcext:value-type="time">
            <text:p>1079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EAR_FEATURE Request <text:s/>[Port 1: C_PORT_RESET]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time" office:time-value="PT1079H12M00S" calcext:value-type="time">
            <text:p>1079.12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EAR_FEATURE Response [Port 1: C_PORT_RESET]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time" office:time-value="PT227H21M00S" calcext:value-type="time">
            <text:p>227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DEVICE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time" office:time-value="PT229H04M00S" calcext:value-type="time">
            <text:p>229.04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ET DESCRIPTOR Response DEVIC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time" office:time-value="PT230H10M00S" calcext:value-type="time">
            <text:p>230.1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CONFIGURATION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time" office:time-value="PT232H21M00S" calcext:value-type="time">
            <text:p>232.21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ET DESCRIPTOR Response CONFIGURATIO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time" office:time-value="PT238H12M00S" calcext:value-type="time">
            <text:p>238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 CONFIGURATION Request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time" office:time-value="PT239H44M00S" calcext:value-type="time">
            <text:p>239.44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 CONFIGURATION Respons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time" office:time-value="PT865H55M00S" calcext:value-type="time">
            <text:p>865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DEVIC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time" office:time-value="PT867H29M00S" calcext:value-type="time">
            <text:p>867.29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ET DESCRIPTOR Response DEVICE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time" office:time-value="PT911H24M00S" calcext:value-type="time">
            <text:p>911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_FEATURE Request <text:s text:c="3"/>[Port 1: PORT_RESET]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time" office:time-value="PT911H49M00S" calcext:value-type="time">
            <text:p>911.49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_FEATURE Response <text:s text:c="2"/>[Port 1: PORT_RESET]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time" office:time-value="PT935H26M00S" calcext:value-type="time">
            <text:p>935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_STATUS Request <text:s text:c="4"/>[Port 1]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time" office:time-value="PT935H54M00S" calcext:value-type="time">
            <text:p>935.54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ET_STATUS Response <text:s text:c="3"/>[Port 1]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time" office:time-value="PT936H07M00S" calcext:value-type="time">
            <text:p>936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EAR_FEATURE Request <text:s/>[Port 1: C_PORT_RESET]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time" office:time-value="PT936H17M00S" calcext:value-type="time">
            <text:p>936.17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EAR_FEATURE Response [Port 1: C_PORT_RESET]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time" office:time-value="PT847H38M00S" calcext:value-type="time">
            <text:p>847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0M00S" calcext:value-type="time">
            <text:p>01.00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DEVICE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time" office:time-value="PT849H40M00S" calcext:value-type="time">
            <text:p>849.40.00</text:p>
          </table:table-cell>
          <table:table-cell table:style-name="ce1" office:value-type="time" office:time-value="PT01H00M00S" calcext:value-type="time">
            <text:p>01.00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ET DESCRIPTOR Response DEVICE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time" office:time-value="PT850H00M00S" calcext:value-type="time">
            <text:p>850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_FEATURE Request <text:s text:c="3"/>[Port 1: PORT_RESET]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time" office:time-value="PT850H20M00S" calcext:value-type="time">
            <text:p>850.20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_FEATURE Response <text:s text:c="2"/>[Port 1: PORT_RESET]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time" office:time-value="PT57H49M00S" calcext:value-type="time">
            <text:p>57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_STATUS Request <text:s text:c="4"/>[Port 1]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time" office:time-value="PT58H48M00S" calcext:value-type="time">
            <text:p>58.48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ET_STATUS Response <text:s text:c="3"/>[Port 1]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time" office:time-value="PT59H00M00S" calcext:value-type="time">
            <text:p>59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EAR_FEATURE Request <text:s/>[Port 1: C_PORT_RESET]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time" office:time-value="PT59H11M00S" calcext:value-type="time">
            <text:p>59.11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LEAR_FEATURE Response [Port 1: C_PORT_RESET]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time" office:time-value="PT18H25M00S" calcext:value-type="time">
            <text:p>18.2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DEVICE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time" office:time-value="PT21H40M00S" calcext:value-type="time">
            <text:p>21.40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ET DESCRIPTOR Response DEVICE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time" office:time-value="PT22H16M00S" calcext:value-type="time">
            <text:p>22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CONFIGURATION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time" office:time-value="PT25H02M00S" calcext:value-type="time">
            <text:p>25.02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ET DESCRIPTOR Response CONFIGURATION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time" office:time-value="PT30H52M00S" calcext:value-type="time">
            <text:p>30.5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 CONFIGURATION Request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time" office:time-value="PT32H58M00S" calcext:value-type="time">
            <text:p>32.58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 CONFIGURATION Response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time" office:time-value="PT266H57M00S" calcext:value-type="time">
            <text:p>266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DEVICE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time" office:time-value="PT268H39M00S" calcext:value-type="time">
            <text:p>268.39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ET DESCRIPTOR Response DEVICE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time" office:time-value="PT320H39M00S" calcext:value-type="time">
            <text:p>320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CONFIGURATION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time" office:time-value="PT324H24M00S" calcext:value-type="time">
            <text:p>324.24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ET DESCRIPTOR Response CONFIGURATION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time" office:time-value="PT798H02M00S" calcext:value-type="time">
            <text:p>798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STRING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time" office:time-value="PT800H02M00S" calcext:value-type="time">
            <text:p>800.02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ET DESCRIPTOR Response STRING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time" office:time-value="PT872H07M00S" calcext:value-type="time">
            <text:p>872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STRING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time" office:time-value="PT874H51M00S" calcext:value-type="time">
            <text:p>874.51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ET DESCRIPTOR Response STRING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time" office:time-value="PT926H17M00S" calcext:value-type="time">
            <text:p>926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DEVICE QUALIFIER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time" office:time-value="PT929H21M00S" calcext:value-type="time">
            <text:p>929.21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spons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time" office:time-value="PT884H09M00S" calcext:value-type="time">
            <text:p>884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DEVICE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time" office:time-value="PT886H36M00S" calcext:value-type="time">
            <text:p>886.36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ET DESCRIPTOR Response DEVIC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time" office:time-value="PT938H06M00S" calcext:value-type="time">
            <text:p>938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CONFIGURATION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time" office:time-value="PT939H33M00S" calcext:value-type="time">
            <text:p>939.33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ET DESCRIPTOR Response CONFIGURATION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time" office:time-value="PT360H41M00S" calcext:value-type="time">
            <text:p>360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CONFIGURATION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time" office:time-value="PT363H38M00S" calcext:value-type="time">
            <text:p>363.38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ET DESCRIPTOR Response CONFIGURATION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time" office:time-value="PT557H06M00S" calcext:value-type="time">
            <text:p>557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time" office:time-value="PT559H08M00S" calcext:value-type="time">
            <text:p>559.08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time" office:time-value="PT623H28M00S" calcext:value-type="time">
            <text:p>623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time" office:time-value="PT625H03M00S" calcext:value-type="time">
            <text:p>625.03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time" office:time-value="PT698H16M00S" calcext:value-type="time">
            <text:p>698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HI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 DESCRIPTOR Request HID Report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time" office:time-value="PT703H10M00S" calcext:value-type="time">
            <text:p>703.10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ID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GET DESCRIPTOR Response HID Report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time" office:time-value="PT752H35M00S" calcext:value-type="time">
            <text:p>752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time" office:time-value="PT755H42M00S" calcext:value-type="time">
            <text:p>755.42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time" office:time-value="PT805H19M00S" calcext:value-type="time">
            <text:p>805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time" office:time-value="PT807H12M00S" calcext:value-type="time">
            <text:p>807.12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time" office:time-value="PT859H35M00S" calcext:value-type="time">
            <text:p>859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time" office:time-value="PT861H56M00S" calcext:value-type="time">
            <text:p>861.56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time" office:time-value="PT913H24M00S" calcext:value-type="time">
            <text:p>913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20100000000000000000000000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time" office:time-value="PT927H27M00S" calcext:value-type="time">
            <text:p>927.27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time" office:time-value="PT1090H49M00S" calcext:value-type="time">
            <text:p>1090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table:style-name="ce2" office:value-type="time" office:time-value="PT1094H06M00S" calcext:value-type="time">
            <text:p>1094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time" office:time-value="PT16H20M00S" calcext:value-type="time">
            <text:p>16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0a04900300000000000000000000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time" office:time-value="PT35H10M00S" calcext:value-type="time">
            <text:p>35.10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time" office:time-value="PT35H19M00S" calcext:value-type="time">
            <text:p>35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time" office:time-value="PT68H28M00S" calcext:value-type="time">
            <text:p>68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142090030677aa19000000000000c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time" office:time-value="PT104H20M00S" calcext:value-type="time">
            <text:p>104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time" office:time-value="PT161H14M00S" calcext:value-type="time">
            <text:p>161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0a04000c0000000000000000000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time" office:time-value="PT168H41M00S" calcext:value-type="time">
            <text:p>168.41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time" office:time-value="PT201H51M00S" calcext:value-type="time">
            <text:p>201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1420000c0000000500000000000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time" office:time-value="PT205H13M00S" calcext:value-type="time">
            <text:p>205.1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time" office:time-value="PT226H44M00S" calcext:value-type="time">
            <text:p>226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0a0412100000000000000000000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time" office:time-value="PT235H21M00S" calcext:value-type="time">
            <text:p>235.21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time" office:time-value="PT268H32M00S" calcext:value-type="time">
            <text:p>268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1420121005006eb600000000000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time" office:time-value="PT278H37M00S" calcext:value-type="time">
            <text:p>278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time" office:time-value="PT303H36M00S" calcext:value-type="time">
            <text:p>303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0a0400060000000000000000000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time" office:time-value="PT368H39M00S" calcext:value-type="time">
            <text:p>368.39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time" office:time-value="PT401H52M00S" calcext:value-type="time">
            <text:p>401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142000061827000000000000000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time" office:time-value="PT406H31M00S" calcext:value-type="time">
            <text:p>406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time" office:time-value="PT420H28M00S" calcext:value-type="time">
            <text:p>420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time" office:time-value="PT543H38M00S" calcext:value-type="time">
            <text:p>543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time" office:time-value="PT544H07M00S" calcext:value-type="time">
            <text:p>544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out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time" office:time-value="PT546H28M00S" calcext:value-type="time">
            <text:p>546.28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out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time" office:time-value="PT568H32M00S" calcext:value-type="time">
            <text:p>568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0254d500000000000000000000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time" office:time-value="PT615H41M00S" calcext:value-type="time">
            <text:p>615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2" office:value-type="time" office:time-value="PT635H56M00S" calcext:value-type="time">
            <text:p>635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time" office:time-value="PT640H26M00S" calcext:value-type="time">
            <text:p>640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01155d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time" office:time-value="PT652H55M00S" calcext:value-type="time">
            <text:p>652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time" office:time-value="PT653H21M00S" calcext:value-type="time">
            <text:p>653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time" office:time-value="PT654H46M00S" calcext:value-type="time">
            <text:p>654.46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time" office:time-value="PT701H53M00S" calcext:value-type="time">
            <text:p>701.53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table:style-name="ce2" office:value-type="time" office:time-value="PT400H12M00S" calcext:value-type="time">
            <text:p>400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time" office:time-value="PT547H39M00S" calcext:value-type="time">
            <text:p>547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table:style-name="ce2" office:value-type="time" office:time-value="PT230H31M00S" calcext:value-type="time">
            <text:p>230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time" office:time-value="PT234H32M00S" calcext:value-type="time">
            <text:p>234.3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table:style-name="ce2" office:value-type="time" office:time-value="PT838H55M00S" calcext:value-type="time">
            <text:p>838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time" office:time-value="PT843H15M00S" calcext:value-type="time">
            <text:p>843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table:style-name="ce2" office:value-type="time" office:time-value="PT669H52M00S" calcext:value-type="time">
            <text:p>669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time" office:time-value="PT792H58M00S" calcext:value-type="time">
            <text:p>792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table:style-name="ce2" office:value-type="time" office:time-value="PT467H14M00S" calcext:value-type="time">
            <text:p>467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time" office:time-value="PT471H01M00S" calcext:value-type="time">
            <text:p>471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table:style-name="ce2" office:value-type="time" office:time-value="PT298H10M00S" calcext:value-type="time">
            <text:p>298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time" office:time-value="PT330H53M00S" calcext:value-type="time">
            <text:p>330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table:style-name="ce2" office:value-type="time" office:time-value="PT907H14M00S" calcext:value-type="time">
            <text:p>907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time" office:time-value="PT918H20M00S" calcext:value-type="time">
            <text:p>918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table:style-name="ce2" office:value-type="time" office:time-value="PT737H28M00S" calcext:value-type="time">
            <text:p>737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time" office:time-value="PT742H19M00S" calcext:value-type="time">
            <text:p>742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table:style-name="ce2" office:value-type="time" office:time-value="PT535H28M00S" calcext:value-type="time">
            <text:p>535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time" office:time-value="PT539H27M00S" calcext:value-type="time">
            <text:p>539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table:style-name="ce2" office:value-type="time" office:time-value="PT366H31M00S" calcext:value-type="time">
            <text:p>366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time" office:time-value="PT369H51M00S" calcext:value-type="time">
            <text:p>369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table:style-name="ce2" office:value-type="time" office:time-value="PT973H56M00S" calcext:value-type="time">
            <text:p>973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time" office:time-value="PT1011H01M00S" calcext:value-type="time">
            <text:p>1011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table:style-name="ce2" office:value-type="time" office:time-value="PT805H47M00S" calcext:value-type="time">
            <text:p>805.4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time" office:time-value="PT809H08M00S" calcext:value-type="time">
            <text:p>809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table:style-name="ce2" office:value-type="time" office:time-value="PT603H07M00S" calcext:value-type="time">
            <text:p>603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time" office:time-value="PT606H35M00S" calcext:value-type="time">
            <text:p>606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table:style-name="ce2" office:value-type="time" office:time-value="PT436H01M00S" calcext:value-type="time">
            <text:p>436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time" office:time-value="PT439H09M00S" calcext:value-type="time">
            <text:p>439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style-name="ce2" office:value-type="time" office:time-value="PT1042H05M00S" calcext:value-type="time">
            <text:p>1042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time" office:time-value="PT1043H36M00S" calcext:value-type="time">
            <text:p>1043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table:style-name="ce2" office:value-type="time" office:time-value="PT873H14M00S" calcext:value-type="time">
            <text:p>873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time" office:time-value="PT875H07M00S" calcext:value-type="time">
            <text:p>875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table:style-name="ce2" office:value-type="time" office:time-value="PT670H10M00S" calcext:value-type="time">
            <text:p>670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time" office:time-value="PT794H36M00S" calcext:value-type="time">
            <text:p>794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table:style-name="ce2" office:value-type="time" office:time-value="PT501H10M00S" calcext:value-type="time">
            <text:p>501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time" office:time-value="PT504H30M00S" calcext:value-type="time">
            <text:p>504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table:style-name="ce1" office:value-type="time" office:time-value="PT19H06M00S" calcext:value-type="time">
            <text:p>19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 office:value-type="time" office:time-value="PT23H50M00S" calcext:value-type="time">
            <text:p>23.5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table:style-name="ce2" office:value-type="time" office:time-value="PT940H27M00S" calcext:value-type="time">
            <text:p>940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time" office:time-value="PT942H39M00S" calcext:value-type="time">
            <text:p>942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table:style-name="ce2" office:value-type="time" office:time-value="PT738H40M00S" calcext:value-type="time">
            <text:p>738.4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time" office:time-value="PT796H22M00S" calcext:value-type="time">
            <text:p>796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table:style-name="ce2" office:value-type="time" office:time-value="PT568H48M00S" calcext:value-type="time">
            <text:p>568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time" office:time-value="PT573H33M00S" calcext:value-type="time">
            <text:p>573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table:style-name="ce2" office:value-type="time" office:time-value="PT84H46M00S" calcext:value-type="time">
            <text:p>84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time" office:time-value="PT88H58M00S" calcext:value-type="time">
            <text:p>88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table:style-name="ce2" office:value-type="time" office:time-value="PT1008H13M00S" calcext:value-type="time">
            <text:p>1008.1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time" office:time-value="PT1012H05M00S" calcext:value-type="time">
            <text:p>1012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table:style-name="ce2" office:value-type="time" office:time-value="PT838H48M00S" calcext:value-type="time">
            <text:p>838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time" office:time-value="PT841H06M00S" calcext:value-type="time">
            <text:p>841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table:style-name="ce2" office:value-type="time" office:time-value="PT638H53M00S" calcext:value-type="time">
            <text:p>638.5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time" office:time-value="PT681H29M00S" calcext:value-type="time">
            <text:p>681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table:style-name="ce2" office:value-type="time" office:time-value="PT186H32M00S" calcext:value-type="time">
            <text:p>186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time" office:time-value="PT191H49M00S" calcext:value-type="time">
            <text:p>191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table:style-name="ce2" office:value-type="time" office:time-value="PT1076H24M59.999999999S" calcext:value-type="time">
            <text:p>1076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time" office:time-value="PT1080H05M00S" calcext:value-type="time">
            <text:p>1080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table:style-name="ce2" office:value-type="time" office:time-value="PT906H39M00S" calcext:value-type="time">
            <text:p>906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time" office:time-value="PT910H47M00S" calcext:value-type="time">
            <text:p>910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table:style-name="ce2" office:value-type="time" office:time-value="PT704H25M00S" calcext:value-type="time">
            <text:p>704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time" office:time-value="PT1044H52M00S" calcext:value-type="time">
            <text:p>1044.5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table:style-name="ce2" office:value-type="time" office:time-value="PT220H44M00S" calcext:value-type="time">
            <text:p>220.4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time" office:time-value="PT327H26M00S" calcext:value-type="time">
            <text:p>327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table:style-name="ce2" office:value-type="time" office:time-value="PT51H50M00S" calcext:value-type="time">
            <text:p>51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time" office:time-value="PT55H08M00S" calcext:value-type="time">
            <text:p>55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table:style-name="ce2" office:value-type="time" office:time-value="PT974H12M00S" calcext:value-type="time">
            <text:p>974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time" office:time-value="PT976H48M00S" calcext:value-type="time">
            <text:p>976.4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table:style-name="ce2" office:value-type="time" office:time-value="PT772H28M00S" calcext:value-type="time">
            <text:p>772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time" office:time-value="PT776H28M00S" calcext:value-type="time">
            <text:p>776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table:style-name="ce2" office:value-type="time" office:time-value="PT321H00M00S" calcext:value-type="time">
            <text:p>321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time" office:time-value="PT378H05M00S" calcext:value-type="time">
            <text:p>378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table:style-name="ce2" office:value-type="time" office:time-value="PT119H04M00S" calcext:value-type="time">
            <text:p>119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time" office:time-value="PT122H28M00S" calcext:value-type="time">
            <text:p>122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table:style-name="ce2" office:value-type="time" office:time-value="PT1041H56M00S" calcext:value-type="time">
            <text:p>1041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time" office:time-value="PT1044H28M00S" calcext:value-type="time">
            <text:p>1044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table:style-name="ce2" office:value-type="time" office:time-value="PT841H42M00S" calcext:value-type="time">
            <text:p>841.4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time" office:time-value="PT843H58M00S" calcext:value-type="time">
            <text:p>843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table:style-name="ce2" office:value-type="time" office:time-value="PT388H59M00S" calcext:value-type="time">
            <text:p>388.5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time" office:time-value="PT412H56M00S" calcext:value-type="time">
            <text:p>412.5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table:style-name="ce2" office:value-type="time" office:time-value="PT189H06M00S" calcext:value-type="time">
            <text:p>189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time" office:time-value="PT192H55M00S" calcext:value-type="time">
            <text:p>192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table:style-name="ce2" office:value-type="time" office:time-value="PT1109H38M00S" calcext:value-type="time">
            <text:p>1109.3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time" office:time-value="PT1113H39M00S" calcext:value-type="time">
            <text:p>1113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table:style-name="ce2" office:value-type="time" office:time-value="PT907H26M00S" calcext:value-type="time">
            <text:p>907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time" office:time-value="PT912H20M00S" calcext:value-type="time">
            <text:p>912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table:style-name="ce2" office:value-type="time" office:time-value="PT423H36M00S" calcext:value-type="time">
            <text:p>423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time" office:time-value="PT559H33M00S" calcext:value-type="time">
            <text:p>559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table:style-name="ce2" office:value-type="time" office:time-value="PT254H29M00S" calcext:value-type="time">
            <text:p>254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time" office:time-value="PT256H36M00S" calcext:value-type="time">
            <text:p>256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table:style-name="ce2" office:value-type="time" office:time-value="PT85H02M00S" calcext:value-type="time">
            <text:p>85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time" office:time-value="PT88H38M00S" calcext:value-type="time">
            <text:p>88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table:style-name="ce2" office:value-type="time" office:time-value="PT974H52M00S" calcext:value-type="time">
            <text:p>974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time" office:time-value="PT1034H49M00S" calcext:value-type="time">
            <text:p>1034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table:style-name="ce2" office:value-type="time" office:time-value="PT525H05M00S" calcext:value-type="time">
            <text:p>525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time" office:time-value="PT528H51M00S" calcext:value-type="time">
            <text:p>528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table:style-name="ce2" office:value-type="time" office:time-value="PT321H46M00S" calcext:value-type="time">
            <text:p>321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time" office:time-value="PT326H00M00S" calcext:value-type="time">
            <text:p>326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table:style-name="ce2" office:value-type="time" office:time-value="PT152H39M00S" calcext:value-type="time">
            <text:p>152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time" office:time-value="PT488H24M00S" calcext:value-type="time">
            <text:p>488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table:style-name="ce2" office:value-type="time" office:time-value="PT1042H32M00S" calcext:value-type="time">
            <text:p>1042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time" office:time-value="PT77H17M00S" calcext:value-type="time">
            <text:p>77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table:style-name="ce2" office:value-type="time" office:time-value="PT592H39M00S" calcext:value-type="time">
            <text:p>592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time" office:time-value="PT596H33M00S" calcext:value-type="time">
            <text:p>596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table:style-name="ce2" office:value-type="time" office:time-value="PT389H21M00S" calcext:value-type="time">
            <text:p>389.2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time" office:time-value="PT416H27M00S" calcext:value-type="time">
            <text:p>416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table:style-name="ce2" office:value-type="time" office:time-value="PT221H19M00S" calcext:value-type="time">
            <text:p>221.1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time" office:time-value="PT225H42M00S" calcext:value-type="time">
            <text:p>225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table:style-name="ce2" office:value-type="time" office:time-value="PT1110H42M00S" calcext:value-type="time">
            <text:p>1110.4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time" office:time-value="PT1115H24M59.999999999S" calcext:value-type="time">
            <text:p>1115.2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table:style-name="ce2" office:value-type="time" office:time-value="PT660H07M00S" calcext:value-type="time">
            <text:p>660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time" office:time-value="PT664H59M00S" calcext:value-type="time">
            <text:p>664.5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table:style-name="ce2" office:value-type="time" office:time-value="PT457H13M00S" calcext:value-type="time">
            <text:p>457.1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time" office:time-value="PT789H07M00S" calcext:value-type="time">
            <text:p>789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table:style-name="ce2" office:value-type="time" office:time-value="PT288H56M00S" calcext:value-type="time">
            <text:p>288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time" office:time-value="PT380H54M00S" calcext:value-type="time">
            <text:p>380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table:style-name="ce2" office:value-type="time" office:time-value="PT86H30M00S" calcext:value-type="time">
            <text:p>86.3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time" office:time-value="PT90H04M00S" calcext:value-type="time">
            <text:p>90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table:style-name="ce2" office:value-type="time" office:time-value="PT728H00M00S" calcext:value-type="time">
            <text:p>728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time" office:time-value="PT746H48M00S" calcext:value-type="time">
            <text:p>746.4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style-name="ce2" office:value-type="time" office:time-value="PT525H34M00S" calcext:value-type="time">
            <text:p>525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time" office:time-value="PT528H55M00S" calcext:value-type="time">
            <text:p>528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table:style-name="ce2" office:value-type="time" office:time-value="PT356H36M00S" calcext:value-type="time">
            <text:p>356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time" office:time-value="PT360H40M00S" calcext:value-type="time">
            <text:p>360.4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table:style-name="ce2" office:value-type="time" office:time-value="PT153H30M00S" calcext:value-type="time">
            <text:p>153.3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time" office:time-value="PT175H19M00S" calcext:value-type="time">
            <text:p>175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table:style-name="ce2" office:value-type="time" office:time-value="PT795H55M00S" calcext:value-type="time">
            <text:p>795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time" office:time-value="PT801H03M00S" calcext:value-type="time">
            <text:p>801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table:style-name="ce2" office:value-type="time" office:time-value="PT592H36M00S" calcext:value-type="time">
            <text:p>592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time" office:time-value="PT596H31M00S" calcext:value-type="time">
            <text:p>596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table:style-name="ce2" office:value-type="time" office:time-value="PT423H21M00S" calcext:value-type="time">
            <text:p>423.2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time" office:time-value="PT447H14M00S" calcext:value-type="time">
            <text:p>447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table:style-name="ce2" office:value-type="time" office:time-value="PT223H31M00S" calcext:value-type="time">
            <text:p>223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time" office:time-value="PT227H52M00S" calcext:value-type="time">
            <text:p>227.5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table:style-name="ce2" office:value-type="time" office:time-value="PT862H55M00S" calcext:value-type="time">
            <text:p>862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time" office:time-value="PT867H52M00S" calcext:value-type="time">
            <text:p>867.5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table:style-name="ce2" office:value-type="time" office:time-value="PT660H46M00S" calcext:value-type="time">
            <text:p>660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time" office:time-value="PT686H45M00S" calcext:value-type="time">
            <text:p>686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style-name="ce2" office:value-type="time" office:time-value="PT492H32M00S" calcext:value-type="time">
            <text:p>492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time" office:time-value="PT498H31M00S" calcext:value-type="time">
            <text:p>498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table:style-name="ce2" office:value-type="time" office:time-value="PT288H38M00S" calcext:value-type="time">
            <text:p>288.3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time" office:time-value="PT292H21M00S" calcext:value-type="time">
            <text:p>292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table:style-name="ce2" office:value-type="time" office:time-value="PT930H11M00S" calcext:value-type="time">
            <text:p>930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time" office:time-value="PT954H31M00S" calcext:value-type="time">
            <text:p>954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table:style-name="ce2" office:value-type="time" office:time-value="PT730H05M00S" calcext:value-type="time">
            <text:p>730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time" office:time-value="PT734H20M00S" calcext:value-type="time">
            <text:p>734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table:style-name="ce2" office:value-type="time" office:time-value="PT558H54M00S" calcext:value-type="time">
            <text:p>558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time" office:time-value="PT563H19M00S" calcext:value-type="time">
            <text:p>563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table:style-name="ce2" office:value-type="time" office:time-value="PT357H24M00S" calcext:value-type="time">
            <text:p>357.2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time" office:time-value="PT361H16M00S" calcext:value-type="time">
            <text:p>361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style-name="ce2" office:value-type="time" office:time-value="PT998H44M00S" calcext:value-type="time">
            <text:p>998.4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time" office:time-value="PT1030H39M00S" calcext:value-type="time">
            <text:p>1030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table:style-name="ce2" office:value-type="time" office:time-value="PT795H46M00S" calcext:value-type="time">
            <text:p>795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time" office:time-value="PT798H56M00S" calcext:value-type="time">
            <text:p>798.5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table:style-name="ce2" office:value-type="time" office:time-value="PT626H59M00S" calcext:value-type="time">
            <text:p>626.5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time" office:time-value="PT631H22M00S" calcext:value-type="time">
            <text:p>631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table:style-name="ce2" office:value-type="time" office:time-value="PT424H50M00S" calcext:value-type="time">
            <text:p>424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time" office:time-value="PT428H43M00S" calcext:value-type="time">
            <text:p>428.4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table:style-name="ce2" office:value-type="time" office:time-value="PT1065H41M00S" calcext:value-type="time">
            <text:p>1065.4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time" office:time-value="PT1095H50M00S" calcext:value-type="time">
            <text:p>1095.5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table:style-name="ce2" office:value-type="time" office:time-value="PT864H42M00S" calcext:value-type="time">
            <text:p>864.4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time" office:time-value="PT868H30M00S" calcext:value-type="time">
            <text:p>868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table:style-name="ce2" office:value-type="time" office:time-value="PT694H16M00S" calcext:value-type="time">
            <text:p>694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time" office:time-value="PT698H18M00S" calcext:value-type="time">
            <text:p>698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table:style-name="ce2" office:value-type="time" office:time-value="PT493H00M00S" calcext:value-type="time">
            <text:p>493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time" office:time-value="PT498H48M00S" calcext:value-type="time">
            <text:p>498.4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table:style-name="ce2" office:value-type="time" office:time-value="PT41H08M00S" calcext:value-type="time">
            <text:p>41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time" office:time-value="PT151H34M00S" calcext:value-type="time">
            <text:p>151.3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table:style-name="ce2" office:value-type="time" office:time-value="PT933H06M00S" calcext:value-type="time">
            <text:p>933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time" office:time-value="PT937H01M00S" calcext:value-type="time">
            <text:p>937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table:style-name="ce2" office:value-type="time" office:time-value="PT762H39M00S" calcext:value-type="time">
            <text:p>762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time" office:time-value="PT766H37M00S" calcext:value-type="time">
            <text:p>766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table:style-name="ce2" office:value-type="time" office:time-value="PT559H17M00S" calcext:value-type="time">
            <text:p>559.1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time" office:time-value="PT634H49M00S" calcext:value-type="time">
            <text:p>634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table:style-name="ce2" office:value-type="time" office:time-value="PT108H34M00S" calcext:value-type="time">
            <text:p>108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time" office:time-value="PT112H01M00S" calcext:value-type="time">
            <text:p>112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table:style-name="ce2" office:value-type="time" office:time-value="PT998H45M00S" calcext:value-type="time">
            <text:p>998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time" office:time-value="PT1002H53M00S" calcext:value-type="time">
            <text:p>1002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table:style-name="ce2" office:value-type="time" office:time-value="PT829H33M00S" calcext:value-type="time">
            <text:p>829.3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time" office:time-value="PT834H55M00S" calcext:value-type="time">
            <text:p>834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style-name="ce2" office:value-type="time" office:time-value="PT626H55M00S" calcext:value-type="time">
            <text:p>626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time" office:time-value="PT964H48M00S" calcext:value-type="time">
            <text:p>964.4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table:style-name="ce2" office:value-type="time" office:time-value="PT176H05M00S" calcext:value-type="time">
            <text:p>176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time" office:time-value="PT305H01M00S" calcext:value-type="time">
            <text:p>305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table:style-name="ce2" office:value-type="time" office:time-value="PT1065H57M00S" calcext:value-type="time">
            <text:p>1065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time" office:time-value="PT1067H34M00S" calcext:value-type="time">
            <text:p>1067.3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table:style-name="ce2" office:value-type="time" office:time-value="PT897H07M00S" calcext:value-type="time">
            <text:p>897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time" office:time-value="PT901H22M00S" calcext:value-type="time">
            <text:p>901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table:style-name="ce2" office:value-type="time" office:time-value="PT695H23M00S" calcext:value-type="time">
            <text:p>695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time" office:time-value="PT700H05M00S" calcext:value-type="time">
            <text:p>700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table:style-name="ce2" office:value-type="time" office:time-value="PT243H55M00S" calcext:value-type="time">
            <text:p>243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time" office:time-value="PT464H24M00S" calcext:value-type="time">
            <text:p>464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table:style-name="ce2" office:value-type="time" office:time-value="PT42H05M00S" calcext:value-type="time">
            <text:p>42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time" office:time-value="PT45H28M00S" calcext:value-type="time">
            <text:p>45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table:style-name="ce2" office:value-type="time" office:time-value="PT964H34M00S" calcext:value-type="time">
            <text:p>964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time" office:time-value="PT1082H30M00S" calcext:value-type="time">
            <text:p>1082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table:style-name="ce2" office:value-type="time" office:time-value="PT762H11M00S" calcext:value-type="time">
            <text:p>762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time" office:time-value="PT778H52M00S" calcext:value-type="time">
            <text:p>778.5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table:style-name="ce2" office:value-type="time" office:time-value="PT312H04M00S" calcext:value-type="time">
            <text:p>312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time" office:time-value="PT445H04M00S" calcext:value-type="time">
            <text:p>445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table:style-name="ce2" office:value-type="time" office:time-value="PT109H13M00S" calcext:value-type="time">
            <text:p>109.1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time" office:time-value="PT113H21M00S" calcext:value-type="time">
            <text:p>113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table:style-name="ce2" office:value-type="time" office:time-value="PT1033H08M00S" calcext:value-type="time">
            <text:p>1033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time" office:time-value="PT1036H17M00S" calcext:value-type="time">
            <text:p>1036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table:style-name="ce2" office:value-type="time" office:time-value="PT830H29M00S" calcext:value-type="time">
            <text:p>830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time" office:time-value="PT882H44M00S" calcext:value-type="time">
            <text:p>882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table:style-name="ce2" office:value-type="time" office:time-value="PT380H02M00S" calcext:value-type="time">
            <text:p>380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time" office:time-value="PT480H06M00S" calcext:value-type="time">
            <text:p>480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table:style-name="ce2" office:value-type="time" office:time-value="PT177H22M00S" calcext:value-type="time">
            <text:p>177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time" office:time-value="PT179H08M00S" calcext:value-type="time">
            <text:p>179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table:style-name="ce2" office:value-type="time" office:time-value="PT1099H56M59.999999999S" calcext:value-type="time">
            <text:p>1099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time" office:time-value="PT1104H02M00S" calcext:value-type="time">
            <text:p>1104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table:style-name="ce2" office:value-type="time" office:time-value="PT897H30M00S" calcext:value-type="time">
            <text:p>897.3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time" office:time-value="PT144H44M00S" calcext:value-type="time">
            <text:p>144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table:style-name="ce2" office:value-type="time" office:time-value="PT446H45M00S" calcext:value-type="time">
            <text:p>446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time" office:time-value="PT691H58M00S" calcext:value-type="time">
            <text:p>691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table:style-name="ce2" office:value-type="time" office:time-value="PT244H50M00S" calcext:value-type="time">
            <text:p>244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time" office:time-value="PT581H59M00S" calcext:value-type="time">
            <text:p>581.5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table:style-name="ce2" office:value-type="time" office:time-value="PT76H22M00S" calcext:value-type="time">
            <text:p>76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time" office:time-value="PT141H37M00S" calcext:value-type="time">
            <text:p>141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table:style-name="ce2" office:value-type="time" office:time-value="PT966H03M00S" calcext:value-type="time">
            <text:p>966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time" office:time-value="PT967H32M00S" calcext:value-type="time">
            <text:p>967.3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table:style-name="ce2" office:value-type="time" office:time-value="PT514H41M00S" calcext:value-type="time">
            <text:p>514.4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time" office:time-value="PT563H35M00S" calcext:value-type="time">
            <text:p>563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table:style-name="ce2" office:value-type="time" office:time-value="PT314H10M00S" calcext:value-type="time">
            <text:p>314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time" office:time-value="PT317H55M00S" calcext:value-type="time">
            <text:p>317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table:style-name="ce2" office:value-type="time" office:time-value="PT144H05M00S" calcext:value-type="time">
            <text:p>144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time" office:time-value="PT482H05M00S" calcext:value-type="time">
            <text:p>482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table:style-name="ce2" office:value-type="time" office:time-value="PT1033H43M00S" calcext:value-type="time">
            <text:p>1033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time" office:time-value="PT49H07M00S" calcext:value-type="time">
            <text:p>49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table:style-name="ce2" office:value-type="time" office:time-value="PT584H47M00S" calcext:value-type="time">
            <text:p>584.4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time" office:time-value="PT589H34M00S" calcext:value-type="time">
            <text:p>589.3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table:style-name="ce2" office:value-type="time" office:time-value="PT380H39M00S" calcext:value-type="time">
            <text:p>380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time" office:time-value="PT384H34M00S" calcext:value-type="time">
            <text:p>384.3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table:style-name="ce2" office:value-type="time" office:time-value="PT210H49M00S" calcext:value-type="time">
            <text:p>210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time" office:time-value="PT237H26M00S" calcext:value-type="time">
            <text:p>237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table:style-name="ce2" office:value-type="time" office:time-value="PT1100H34M00S" calcext:value-type="time">
            <text:p>1100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time" office:time-value="PT1102H28M00S" calcext:value-type="time">
            <text:p>1102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table:style-name="ce2" office:value-type="time" office:time-value="PT649H50M00S" calcext:value-type="time">
            <text:p>649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time" office:time-value="PT653H04M00S" calcext:value-type="time">
            <text:p>653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table:style-name="ce2" office:value-type="time" office:time-value="PT447H53M00S" calcext:value-type="time">
            <text:p>447.5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time" office:time-value="PT449H02M00S" calcext:value-type="time">
            <text:p>449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table:style-name="ce2" office:value-type="time" office:time-value="PT279H15M00S" calcext:value-type="time">
            <text:p>279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time" office:time-value="PT283H54M00S" calcext:value-type="time">
            <text:p>283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time" office:time-value="PT449H53M00S" calcext:value-type="time">
            <text:p>449.53.00</text:p>
          </table:table-cell>
          <table:table-cell table:style-name="ce1" office:value-type="time" office:time-value="PT01H02M01S" calcext:value-type="time">
            <text:p>01.02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table:style-name="ce2" office:value-type="time" office:time-value="PT76H02M00S" calcext:value-type="time">
            <text:p>76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time" office:time-value="PT138H57M00S" calcext:value-type="time">
            <text:p>138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time" office:time-value="PT287H16M00S" calcext:value-type="time">
            <text:p>287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2M02S" calcext:value-type="time">
            <text:p>01.02.02</text:p>
          </table:table-cell>
          <table:table-cell office:value-type="string" calcext:value-type="string">
            <text:p>USB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RB_BULK out</text:p>
          </table:table-cell>
          <table:table-cell office:value-type="string" calcext:value-type="string">
            <text:p>6300000000001600000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time" office:time-value="PT288H28M00S" calcext:value-type="time">
            <text:p>288.28.00</text:p>
          </table:table-cell>
          <table:table-cell table:style-name="ce1" office:value-type="time" office:time-value="PT01H02M02S" calcext:value-type="time">
            <text:p>01.02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BULK out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time" office:time-value="PT289H37M00S" calcext:value-type="time">
            <text:p>289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2M03S" calcext:value-type="time">
            <text:p>01.02.03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BULK in</text:p>
          </table:table-cell>
          <table:table-cell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table:style-name="ce2" office:value-type="time" office:time-value="PT718H20M00S" calcext:value-type="time">
            <text:p>718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time" office:time-value="PT722H30M00S" calcext:value-type="time">
            <text:p>722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time" office:time-value="PT966H45M00S" calcext:value-type="time">
            <text:p>966.45.00</text:p>
          </table:table-cell>
          <table:table-cell table:style-name="ce1" office:value-type="time" office:time-value="PT01H02M03S" calcext:value-type="time">
            <text:p>01.02.0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RB_BULK in</text:p>
          </table:table-cell>
          <table:table-cell office:value-type="string" calcext:value-type="string">
            <text:p>81000000000016020001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table:style-name="ce2" office:value-type="time" office:time-value="PT515H15M00S" calcext:value-type="time">
            <text:p>515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time" office:time-value="PT520H30M00S" calcext:value-type="time">
            <text:p>520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table:style-name="ce2" office:value-type="time" office:time-value="PT346H06M00S" calcext:value-type="time">
            <text:p>346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time" office:time-value="PT673H47M00S" calcext:value-type="time">
            <text:p>673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table:style-name="ce2" office:value-type="time" office:time-value="PT143H47M00S" calcext:value-type="time">
            <text:p>143.4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time" office:time-value="PT218H44M00S" calcext:value-type="time">
            <text:p>218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table:style-name="ce2" office:value-type="time" office:time-value="PT785H16M00S" calcext:value-type="time">
            <text:p>785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time" office:time-value="PT789H20M00S" calcext:value-type="time">
            <text:p>789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table:style-name="ce2" office:value-type="time" office:time-value="PT583H00M00S" calcext:value-type="time">
            <text:p>583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time" office:time-value="PT585H48M00S" calcext:value-type="time">
            <text:p>585.4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table:style-name="ce2" office:value-type="time" office:time-value="PT414H53M00S" calcext:value-type="time">
            <text:p>414.5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time" office:time-value="PT431H09M00S" calcext:value-type="time">
            <text:p>431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table:style-name="ce2" office:value-type="time" office:time-value="PT211H37M00S" calcext:value-type="time">
            <text:p>211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time" office:time-value="PT216H28M00S" calcext:value-type="time">
            <text:p>216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table:style-name="ce2" office:value-type="time" office:time-value="PT852H50M00S" calcext:value-type="time">
            <text:p>852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time" office:time-value="PT855H18M00S" calcext:value-type="time">
            <text:p>855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table:style-name="ce2" office:value-type="time" office:time-value="PT651H07M00S" calcext:value-type="time">
            <text:p>651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time" office:time-value="PT773H28M00S" calcext:value-type="time">
            <text:p>773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table:style-name="ce2" office:value-type="time" office:time-value="PT481H31M00S" calcext:value-type="time">
            <text:p>481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time" office:time-value="PT485H45M00S" calcext:value-type="time">
            <text:p>485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time" office:time-value="PT543H43M00S" calcext:value-type="time">
            <text:p>543.4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_FEATURE Request <text:s text:c="3"/>[Port 5: PORT_SUSPEND]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time" office:time-value="PT876H26M00S" calcext:value-type="time">
            <text:p>876.26.00</text:p>
          </table:table-cell>
          <table:table-cell table:style-name="ce1" office:value-type="time" office:time-value="PT01H01M00S" calcext:value-type="time">
            <text:p>01.01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HU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T_FEATURE Response <text:s text:c="2"/>[Port 5: PORT_SUSPEND]</text:p>
          </table:table-cell>
          <table:table-cell/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table:style-name="ce2" office:value-type="time" office:time-value="PT278H58M00S" calcext:value-type="time">
            <text:p>278.5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time" office:time-value="PT282H16M00S" calcext:value-type="time">
            <text:p>282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table:style-name="ce2" office:value-type="time" office:time-value="PT920H26M00S" calcext:value-type="time">
            <text:p>920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time" office:time-value="PT983H50M00S" calcext:value-type="time">
            <text:p>983.5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table:style-name="ce2" office:value-type="time" office:time-value="PT718H03M00S" calcext:value-type="time">
            <text:p>718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time" office:time-value="PT720H05M00S" calcext:value-type="time">
            <text:p>720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table:style-name="ce2" office:value-type="time" office:time-value="PT549H02M00S" calcext:value-type="time">
            <text:p>549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time" office:time-value="PT551H22M00S" calcext:value-type="time">
            <text:p>551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table:style-name="ce2" office:value-type="time" office:time-value="PT65H06M00S" calcext:value-type="time">
            <text:p>65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time" office:time-value="PT141H10M00S" calcext:value-type="time">
            <text:p>141.1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table:style-name="ce2" office:value-type="time" office:time-value="PT988H14M00S" calcext:value-type="time">
            <text:p>988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time" office:time-value="PT990H53M00S" calcext:value-type="time">
            <text:p>990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table:style-name="ce2" office:value-type="time" office:time-value="PT786H26M00S" calcext:value-type="time">
            <text:p>786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time" office:time-value="PT789H57M00S" calcext:value-type="time">
            <text:p>789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table:style-name="ce2" office:value-type="time" office:time-value="PT616H51M00S" calcext:value-type="time">
            <text:p>616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time" office:time-value="PT946H06M00S" calcext:value-type="time">
            <text:p>946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table:style-name="ce2" office:value-type="time" office:time-value="PT132H43M00S" calcext:value-type="time">
            <text:p>132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time" office:time-value="PT237H17M00S" calcext:value-type="time">
            <text:p>237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table:style-name="ce2" office:value-type="time" office:time-value="PT1055H54M00S" calcext:value-type="time">
            <text:p>1055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time" office:time-value="PT1059H08M00S" calcext:value-type="time">
            <text:p>1059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table:style-name="ce2" office:value-type="time" office:time-value="PT853H30M00S" calcext:value-type="time">
            <text:p>853.3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time" office:time-value="PT91H05M00S" calcext:value-type="time">
            <text:p>91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table:style-name="ce2" office:value-type="time" office:time-value="PT684H30M00S" calcext:value-type="time">
            <text:p>684.3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time" office:time-value="PT1060H26M00S" calcext:value-type="time">
            <text:p>1060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table:style-name="ce2" office:value-type="time" office:time-value="PT200H23M00S" calcext:value-type="time">
            <text:p>200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time" office:time-value="PT363H00M00S" calcext:value-type="time">
            <text:p>363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table:style-name="ce2" office:value-type="time" office:time-value="PT1123H28M00S" calcext:value-type="time">
            <text:p>1123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time" office:time-value="PT1124H49M00S" calcext:value-type="time">
            <text:p>1124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table:style-name="ce2" office:value-type="time" office:time-value="PT922H01M00S" calcext:value-type="time">
            <text:p>922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time" office:time-value="PT925H20M00S" calcext:value-type="time">
            <text:p>925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table:style-name="ce2" office:value-type="time" office:time-value="PT751H58M00S" calcext:value-type="time">
            <text:p>751.5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time" office:time-value="PT769H08M00S" calcext:value-type="time">
            <text:p>769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table:style-name="ce2" office:value-type="time" office:time-value="PT268H06M00S" calcext:value-type="time">
            <text:p>268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time" office:time-value="PT277H11M00S" calcext:value-type="time">
            <text:p>277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table:style-name="ce2" office:value-type="time" office:time-value="PT98H54M00S" calcext:value-type="time">
            <text:p>98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time" office:time-value="PT101H16M00S" calcext:value-type="time">
            <text:p>101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table:style-name="ce2" office:value-type="time" office:time-value="PT989H31M00S" calcext:value-type="time">
            <text:p>989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time" office:time-value="PT991H21M00S" calcext:value-type="time">
            <text:p>991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table:style-name="ce2" office:value-type="time" office:time-value="PT819H51M00S" calcext:value-type="time">
            <text:p>819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time" office:time-value="PT67H03M00S" calcext:value-type="time">
            <text:p>67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table:style-name="ce2" office:value-type="time" office:time-value="PT335H50M00S" calcext:value-type="time">
            <text:p>335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time" office:time-value="PT487H06M00S" calcext:value-type="time">
            <text:p>487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table:style-name="ce2" office:value-type="time" office:time-value="PT166H48M00S" calcext:value-type="time">
            <text:p>166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time" office:time-value="PT170H01M00S" calcext:value-type="time">
            <text:p>170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table:style-name="ce2" office:value-type="time" office:time-value="PT1056H31M00S" calcext:value-type="time">
            <text:p>1056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time" office:time-value="PT1060H26M00S" calcext:value-type="time">
            <text:p>1060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table:style-name="ce2" office:value-type="time" office:time-value="PT887H20M00S" calcext:value-type="time">
            <text:p>887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time" office:time-value="PT935H08M00S" calcext:value-type="time">
            <text:p>935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table:style-name="ce2" office:value-type="time" office:time-value="PT404H12M00S" calcext:value-type="time">
            <text:p>404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time" office:time-value="PT408H06M00S" calcext:value-type="time">
            <text:p>408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table:style-name="ce2" office:value-type="time" office:time-value="PT234H15M00S" calcext:value-type="time">
            <text:p>234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2" office:value-type="time" office:time-value="PT237H27M00S" calcext:value-type="time">
            <text:p>237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table:style-name="ce2" office:value-type="time" office:time-value="PT1124H14M00S" calcext:value-type="time">
            <text:p>1124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time" office:time-value="PT370H08M00S" calcext:value-type="time">
            <text:p>370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table:style-name="ce2" office:value-type="time" office:time-value="PT955H43M00S" calcext:value-type="time">
            <text:p>955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office:value-type="time" office:time-value="PT1025H31M00S" calcext:value-type="time">
            <text:p>1025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table:style-name="ce2" office:value-type="time" office:time-value="PT471H01M00S" calcext:value-type="time">
            <text:p>471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time" office:time-value="PT472H49M00S" calcext:value-type="time">
            <text:p>472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table:style-name="ce2" office:value-type="time" office:time-value="PT301H56M00S" calcext:value-type="time">
            <text:p>301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2" office:value-type="time" office:time-value="PT304H25M00S" calcext:value-type="time">
            <text:p>304.2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table:style-name="ce2" office:value-type="time" office:time-value="PT99H39M00S" calcext:value-type="time">
            <text:p>99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2" office:value-type="time" office:time-value="PT439H15M00S" calcext:value-type="time">
            <text:p>439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table:style-name="ce2" office:value-type="time" office:time-value="PT1023H23M00S" calcext:value-type="time">
            <text:p>1023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time" office:time-value="PT1096H32M00S" calcext:value-type="time">
            <text:p>1096.3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table:style-name="ce2" office:value-type="time" office:time-value="PT538H46M00S" calcext:value-type="time">
            <text:p>538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office:value-type="time" office:time-value="PT540H18M00S" calcext:value-type="time">
            <text:p>540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table:style-name="ce2" office:value-type="time" office:time-value="PT370H22M00S" calcext:value-type="time">
            <text:p>370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2" office:value-type="time" office:time-value="PT372H19M00S" calcext:value-type="time">
            <text:p>372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table:style-name="ce2" office:value-type="time" office:time-value="PT167H32M00S" calcext:value-type="time">
            <text:p>167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2" office:value-type="time" office:time-value="PT168H39M00S" calcext:value-type="time">
            <text:p>168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table:style-name="ce2" office:value-type="time" office:time-value="PT1090H48M00.000000001S" calcext:value-type="time">
            <text:p>1090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time" office:time-value="PT1111H47M00S" calcext:value-type="time">
            <text:p>1111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table:style-name="ce2" office:value-type="time" office:time-value="PT606H27M00S" calcext:value-type="time">
            <text:p>606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time" office:time-value="PT610H19M00S" calcext:value-type="time">
            <text:p>610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table:style-name="ce2" office:value-type="time" office:time-value="PT437H25M00S" calcext:value-type="time">
            <text:p>437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time" office:time-value="PT441H04M00S" calcext:value-type="time">
            <text:p>441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table:style-name="ce2" office:value-type="time" office:time-value="PT234H56M00S" calcext:value-type="time">
            <text:p>234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time" office:time-value="PT236H22M00S" calcext:value-type="time">
            <text:p>236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table:style-name="ce2" office:value-type="time" office:time-value="PT67H02M00S" calcext:value-type="time">
            <text:p>67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time" office:time-value="PT71H19M00S" calcext:value-type="time">
            <text:p>71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table:style-name="ce2" office:value-type="time" office:time-value="PT675H00M00S" calcext:value-type="time">
            <text:p>675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time" office:time-value="PT765H02M00S" calcext:value-type="time">
            <text:p>765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table:style-name="ce2" office:value-type="time" office:time-value="PT507H37M00S" calcext:value-type="time">
            <text:p>507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time" office:time-value="PT512H09M00S" calcext:value-type="time">
            <text:p>512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table:style-name="ce2" office:value-type="time" office:time-value="PT302H57M00S" calcext:value-type="time">
            <text:p>302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time" office:time-value="PT644H31M00S" calcext:value-type="time">
            <text:p>644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table:style-name="ce2" office:value-type="time" office:time-value="PT135H41M00S" calcext:value-type="time">
            <text:p>135.4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time" office:time-value="PT242H43M00S" calcext:value-type="time">
            <text:p>242.4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table:style-name="ce2" office:value-type="time" office:time-value="PT742H42M00S" calcext:value-type="time">
            <text:p>742.4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time" office:time-value="PT747H06M00S" calcext:value-type="time">
            <text:p>747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table:style-name="ce2" office:value-type="time" office:time-value="PT573H02M00S" calcext:value-type="time">
            <text:p>573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time" office:time-value="PT577H02M00S" calcext:value-type="time">
            <text:p>577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table:style-name="ce2" office:value-type="time" office:time-value="PT371H06M00S" calcext:value-type="time">
            <text:p>371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time" office:time-value="PT476H41M00S" calcext:value-type="time">
            <text:p>476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table:style-name="ce2" office:value-type="time" office:time-value="PT201H21M00S" calcext:value-type="time">
            <text:p>201.2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time" office:time-value="PT205H36M00S" calcext:value-type="time">
            <text:p>205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table:style-name="ce2" office:value-type="time" office:time-value="PT810H20M00S" calcext:value-type="time">
            <text:p>810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time" office:time-value="PT814H31M00S" calcext:value-type="time">
            <text:p>814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table:style-name="ce2" office:value-type="time" office:time-value="PT640H43M00S" calcext:value-type="time">
            <text:p>640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time" office:time-value="PT988H41M00S" calcext:value-type="time">
            <text:p>988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table:style-name="ce2" office:value-type="time" office:time-value="PT438H47M00S" calcext:value-type="time">
            <text:p>438.4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time" office:time-value="PT615H22M00S" calcext:value-type="time">
            <text:p>615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table:style-name="ce2" office:value-type="time" office:time-value="PT270H58M00S" calcext:value-type="time">
            <text:p>270.5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time" office:time-value="PT275H28M00S" calcext:value-type="time">
            <text:p>275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table:style-name="ce2" office:value-type="time" office:time-value="PT878H05M00S" calcext:value-type="time">
            <text:p>878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time" office:time-value="PT1022H20M00S" calcext:value-type="time">
            <text:p>1022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table:style-name="ce2" office:value-type="time" office:time-value="PT709H03M00S" calcext:value-type="time">
            <text:p>709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time" office:time-value="PT713H52M00S" calcext:value-type="time">
            <text:p>713.5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table:style-name="ce2" office:value-type="time" office:time-value="PT508H03M00S" calcext:value-type="time">
            <text:p>508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time" office:time-value="PT848H15M00S" calcext:value-type="time">
            <text:p>848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table:style-name="ce2" office:value-type="time" office:time-value="PT336H55M00S" calcext:value-type="time">
            <text:p>336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time" office:time-value="PT387H04M00S" calcext:value-type="time">
            <text:p>387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table:style-name="ce2" office:value-type="time" office:time-value="PT945H10M00S" calcext:value-type="time">
            <text:p>945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time" office:time-value="PT949H43M00S" calcext:value-type="time">
            <text:p>949.4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table:style-name="ce2" office:value-type="time" office:time-value="PT776H35M00S" calcext:value-type="time">
            <text:p>776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time" office:time-value="PT780H14M00S" calcext:value-type="time">
            <text:p>780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table:style-name="ce2" office:value-type="time" office:time-value="PT573H39M00S" calcext:value-type="time">
            <text:p>573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time" office:time-value="PT626H29M00S" calcext:value-type="time">
            <text:p>626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table:style-name="ce2" office:value-type="time" office:time-value="PT404H39M00S" calcext:value-type="time">
            <text:p>404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time" office:time-value="PT408H41M00S" calcext:value-type="time">
            <text:p>408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table:style-name="ce2" office:value-type="time" office:time-value="PT1013H21M00S" calcext:value-type="time">
            <text:p>1013.2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time" office:time-value="PT1017H01M00S" calcext:value-type="time">
            <text:p>1017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table:style-name="ce2" office:value-type="time" office:time-value="PT844H18M00S" calcext:value-type="time">
            <text:p>844.1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time" office:time-value="PT93H06M00S" calcext:value-type="time">
            <text:p>93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table:style-name="ce2" office:value-type="time" office:time-value="PT674H32M00S" calcext:value-type="time">
            <text:p>674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time" office:time-value="PT751H42M00S" calcext:value-type="time">
            <text:p>751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table:style-name="ce2" office:value-type="time" office:time-value="PT472H37M00S" calcext:value-type="time">
            <text:p>472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time" office:time-value="PT477H30M00S" calcext:value-type="time">
            <text:p>477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table:style-name="ce2" office:value-type="time" office:time-value="PT1114H23M00S" calcext:value-type="time">
            <text:p>1114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time" office:time-value="PT1118H34M00S" calcext:value-type="time">
            <text:p>1118.3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table:style-name="ce2" office:value-type="time" office:time-value="PT913H06M00S" calcext:value-type="time">
            <text:p>913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time" office:time-value="PT932H58M00S" calcext:value-type="time">
            <text:p>932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table:style-name="ce2" office:value-type="time" office:time-value="PT744H15M00S" calcext:value-type="time">
            <text:p>744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time" office:time-value="PT748H33M00S" calcext:value-type="time">
            <text:p>748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table:style-name="ce2" office:value-type="time" office:time-value="PT541H49M00S" calcext:value-type="time">
            <text:p>541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time" office:time-value="PT546H20M00S" calcext:value-type="time">
            <text:p>546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table:style-name="ce2" office:value-type="time" office:time-value="PT91H06M00S" calcext:value-type="time">
            <text:p>91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time" office:time-value="PT95H21M00S" calcext:value-type="time">
            <text:p>95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table:style-name="ce2" office:value-type="time" office:time-value="PT978H50M00S" calcext:value-type="time">
            <text:p>978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time" office:time-value="PT1028H05M00.000000001S" calcext:value-type="time">
            <text:p>1028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table:style-name="ce2" office:value-type="time" office:time-value="PT811H53M00S" calcext:value-type="time">
            <text:p>811.5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time" office:time-value="PT816H09M00S" calcext:value-type="time">
            <text:p>816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table:style-name="ce2" office:value-type="time" office:time-value="PT609H44M00S" calcext:value-type="time">
            <text:p>609.4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time" office:time-value="PT615H54M00S" calcext:value-type="time">
            <text:p>615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table:style-name="ce2" office:value-type="time" office:time-value="PT158H57M00S" calcext:value-type="time">
            <text:p>158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time" office:time-value="PT182H56M00S" calcext:value-type="time">
            <text:p>182.5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table:style-name="ce2" office:value-type="time" office:time-value="PT1049H00M00S" calcext:value-type="time">
            <text:p>1049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time" office:time-value="PT1054H27M00S" calcext:value-type="time">
            <text:p>1054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table:style-name="ce2" office:value-type="time" office:time-value="PT879H43M00S" calcext:value-type="time">
            <text:p>879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time" office:time-value="PT884H31M00S" calcext:value-type="time">
            <text:p>884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table:style-name="ce2" office:value-type="time" office:time-value="PT677H52M00S" calcext:value-type="time">
            <text:p>677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time" office:time-value="PT1019H16M00S" calcext:value-type="time">
            <text:p>1019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table:style-name="ce2" office:value-type="time" office:time-value="PT225H12M00S" calcext:value-type="time">
            <text:p>225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time" office:time-value="PT356H49M00S" calcext:value-type="time">
            <text:p>356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table:style-name="ce2" office:value-type="time" office:time-value="PT1114H59M00S" calcext:value-type="time">
            <text:p>1114.5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time" office:time-value="PT1119H57M00S" calcext:value-type="time">
            <text:p>1119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table:style-name="ce2" office:value-type="time" office:time-value="PT946H02M00S" calcext:value-type="time">
            <text:p>946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time" office:time-value="PT950H28M00S" calcext:value-type="time">
            <text:p>950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table:style-name="ce2" office:value-type="time" office:time-value="PT743H45M00S" calcext:value-type="time">
            <text:p>743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time" office:time-value="PT830H45M00S" calcext:value-type="time">
            <text:p>830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table:style-name="ce2" office:value-type="time" office:time-value="PT294H31M00S" calcext:value-type="time">
            <text:p>294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time" office:time-value="PT298H28M00S" calcext:value-type="time">
            <text:p>298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table:style-name="ce2" office:value-type="time" office:time-value="PT90H37M00S" calcext:value-type="time">
            <text:p>90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time" office:time-value="PT95H48M00S" calcext:value-type="time">
            <text:p>95.4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table:style-name="ce2" office:value-type="time" office:time-value="PT1013H35M00S" calcext:value-type="time">
            <text:p>1013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time" office:time-value="PT262H20M00S" calcext:value-type="time">
            <text:p>262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table:style-name="ce2" office:value-type="time" office:time-value="PT812H52M00S" calcext:value-type="time">
            <text:p>812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time" office:time-value="PT937H05M00S" calcext:value-type="time">
            <text:p>937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table:style-name="ce2" office:value-type="time" office:time-value="PT360H23M00S" calcext:value-type="time">
            <text:p>360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time" office:time-value="PT364H45M00S" calcext:value-type="time">
            <text:p>364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table:style-name="ce2" office:value-type="time" office:time-value="PT157H58M00S" calcext:value-type="time">
            <text:p>157.5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time" office:time-value="PT160H43M00S" calcext:value-type="time">
            <text:p>160.4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table:style-name="ce2" office:value-type="time" office:time-value="PT1083H03M00S" calcext:value-type="time">
            <text:p>1083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time" office:time-value="PT86H09M00S" calcext:value-type="time">
            <text:p>86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table:style-name="ce2" office:value-type="time" office:time-value="PT880H52M00S" calcext:value-type="time">
            <text:p>880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time" office:time-value="PT886H07M00S" calcext:value-type="time">
            <text:p>886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table:style-name="ce2" office:value-type="time" office:time-value="PT427H21M00S" calcext:value-type="time">
            <text:p>427.2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time" office:time-value="PT482H30M00S" calcext:value-type="time">
            <text:p>482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table:style-name="ce2" office:value-type="time" office:time-value="PT226H55M00S" calcext:value-type="time">
            <text:p>226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time" office:time-value="PT231H00M00S" calcext:value-type="time">
            <text:p>231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table:style-name="ce2" office:value-type="time" office:time-value="PT1148H35M00S" calcext:value-type="time">
            <text:p>1148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time" office:time-value="PT1152H24M00S" calcext:value-type="time">
            <text:p>1152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table:style-name="ce2" office:value-type="time" office:time-value="PT946H21M00S" calcext:value-type="time">
            <text:p>946.2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time" office:time-value="PT950H26M00S" calcext:value-type="time">
            <text:p>950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table:style-name="ce2" office:value-type="time" office:time-value="PT495H41M00S" calcext:value-type="time">
            <text:p>495.4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time" office:time-value="PT500H04M00S" calcext:value-type="time">
            <text:p>500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table:style-name="ce2" office:value-type="time" office:time-value="PT293H22M00S" calcext:value-type="time">
            <text:p>293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time" office:time-value="PT362H51M00S" calcext:value-type="time">
            <text:p>362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table:style-name="ce2" office:value-type="time" office:time-value="PT125H15M00S" calcext:value-type="time">
            <text:p>125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time" office:time-value="PT129H26M00S" calcext:value-type="time">
            <text:p>129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table:style-name="ce2" office:value-type="time" office:time-value="PT1015H59M00S" calcext:value-type="time">
            <text:p>1015.5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time" office:time-value="PT1020H31M00S" calcext:value-type="time">
            <text:p>1020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table:style-name="ce2" office:value-type="time" office:time-value="PT565H08M00S" calcext:value-type="time">
            <text:p>565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time" office:time-value="PT569H29M00S" calcext:value-type="time">
            <text:p>569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table:style-name="ce2" office:value-type="time" office:time-value="PT360H31M00S" calcext:value-type="time">
            <text:p>360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time" office:time-value="PT432H42M00S" calcext:value-type="time">
            <text:p>432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table:style-name="ce2" office:value-type="time" office:time-value="PT193H37M00S" calcext:value-type="time">
            <text:p>193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time" office:time-value="PT197H54M00S" calcext:value-type="time">
            <text:p>197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table:style-name="ce2" office:value-type="time" office:time-value="PT1083H23M00S" calcext:value-type="time">
            <text:p>1083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time" office:time-value="PT1088H07M00S" calcext:value-type="time">
            <text:p>1088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table:style-name="ce2" office:value-type="time" office:time-value="PT632H29M00S" calcext:value-type="time">
            <text:p>632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time" office:time-value="PT745H45M00S" calcext:value-type="time">
            <text:p>745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table:style-name="ce2" office:value-type="time" office:time-value="PT430H21M00S" calcext:value-type="time">
            <text:p>430.2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time" office:time-value="PT436H20M00S" calcext:value-type="time">
            <text:p>436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table:style-name="ce2" office:value-type="time" office:time-value="PT261H09M00S" calcext:value-type="time">
            <text:p>261.0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time" office:time-value="PT286H01M00S" calcext:value-type="time">
            <text:p>286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31" calcext:value-type="float">
            <text:p>631</text:p>
          </table:table-cell>
          <table:table-cell table:style-name="ce2" office:value-type="time" office:time-value="PT1151H02M00S" calcext:value-type="time">
            <text:p>1151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time" office:time-value="PT1155H45M00S" calcext:value-type="time">
            <text:p>1155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table:style-name="ce2" office:value-type="time" office:time-value="PT700H34M00S" calcext:value-type="time">
            <text:p>700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time" office:time-value="PT704H55M00S" calcext:value-type="time">
            <text:p>704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table:style-name="ce2" office:value-type="time" office:time-value="PT497H58M00S" calcext:value-type="time">
            <text:p>497.5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time" office:time-value="PT503H05M00S" calcext:value-type="time">
            <text:p>503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table:style-name="ce2" office:value-type="time" office:time-value="PT327H27M00S" calcext:value-type="time">
            <text:p>327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time" office:time-value="PT386H22M00S" calcext:value-type="time">
            <text:p>386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table:style-name="ce2" office:value-type="time" office:time-value="PT126H28M00S" calcext:value-type="time">
            <text:p>126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time" office:time-value="PT131H02M00S" calcext:value-type="time">
            <text:p>131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41" calcext:value-type="float">
            <text:p>641</text:p>
          </table:table-cell>
          <table:table-cell table:style-name="ce2" office:value-type="time" office:time-value="PT767H53M00S" calcext:value-type="time">
            <text:p>767.5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time" office:time-value="PT772H41M00S" calcext:value-type="time">
            <text:p>772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table:style-name="ce2" office:value-type="time" office:time-value="PT565H50M00S" calcext:value-type="time">
            <text:p>565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time" office:time-value="PT635H41M00S" calcext:value-type="time">
            <text:p>635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table:style-name="ce2" office:value-type="time" office:time-value="PT395H40M00S" calcext:value-type="time">
            <text:p>395.4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time" office:time-value="PT398H41M00S" calcext:value-type="time">
            <text:p>398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table:style-name="ce2" office:value-type="time" office:time-value="PT191H59M00S" calcext:value-type="time">
            <text:p>191.5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time" office:time-value="PT197H55M00S" calcext:value-type="time">
            <text:p>197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table:style-name="ce2" office:value-type="time" office:time-value="PT835H44M00S" calcext:value-type="time">
            <text:p>835.4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time" office:time-value="PT840H51M00S" calcext:value-type="time">
            <text:p>840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table:style-name="ce2" office:value-type="time" office:time-value="PT631H45M00S" calcext:value-type="time">
            <text:p>631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time" office:time-value="PT711H02M00S" calcext:value-type="time">
            <text:p>711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table:style-name="ce2" office:value-type="time" office:time-value="PT464H37M00S" calcext:value-type="time">
            <text:p>464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time" office:time-value="PT468H59M00S" calcext:value-type="time">
            <text:p>468.5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table:style-name="ce2" office:value-type="time" office:time-value="PT262H24M00S" calcext:value-type="time">
            <text:p>262.2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time" office:time-value="PT267H54M00S" calcext:value-type="time">
            <text:p>267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table:style-name="ce2" office:value-type="time" office:time-value="PT903H33M00S" calcext:value-type="time">
            <text:p>903.3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2" office:value-type="time" office:time-value="PT153H19M00S" calcext:value-type="time">
            <text:p>153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59" calcext:value-type="float">
            <text:p>659</text:p>
          </table:table-cell>
          <table:table-cell table:style-name="ce2" office:value-type="time" office:time-value="PT701H07M00S" calcext:value-type="time">
            <text:p>701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time" office:time-value="PT832H56M00S" calcext:value-type="time">
            <text:p>832.5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61" calcext:value-type="float">
            <text:p>661</text:p>
          </table:table-cell>
          <table:table-cell table:style-name="ce2" office:value-type="time" office:time-value="PT532H01M00S" calcext:value-type="time">
            <text:p>532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time" office:time-value="PT536H24M00S" calcext:value-type="time">
            <text:p>536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63" calcext:value-type="float">
            <text:p>663</text:p>
          </table:table-cell>
          <table:table-cell table:style-name="ce2" office:value-type="time" office:time-value="PT329H20M00S" calcext:value-type="time">
            <text:p>329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time" office:time-value="PT670H33M00S" calcext:value-type="time">
            <text:p>670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table:style-name="ce2" office:value-type="time" office:time-value="PT970H56M00S" calcext:value-type="time">
            <text:p>970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time" office:time-value="PT1121H00M00S" calcext:value-type="time">
            <text:p>1121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67" calcext:value-type="float">
            <text:p>667</text:p>
          </table:table-cell>
          <table:table-cell table:style-name="ce2" office:value-type="time" office:time-value="PT769H00M00S" calcext:value-type="time">
            <text:p>769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time" office:time-value="PT774H17M00S" calcext:value-type="time">
            <text:p>774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table:style-name="ce2" office:value-type="time" office:time-value="PT597H56M00S" calcext:value-type="time">
            <text:p>597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time" office:time-value="PT625H07M00S" calcext:value-type="time">
            <text:p>625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71" calcext:value-type="float">
            <text:p>671</text:p>
          </table:table-cell>
          <table:table-cell table:style-name="ce2" office:value-type="time" office:time-value="PT395H35M00S" calcext:value-type="time">
            <text:p>395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time" office:time-value="PT400H11M00S" calcext:value-type="time">
            <text:p>400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73" calcext:value-type="float">
            <text:p>673</text:p>
          </table:table-cell>
          <table:table-cell table:style-name="ce2" office:value-type="time" office:time-value="PT1036H36M00S" calcext:value-type="time">
            <text:p>1036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time" office:time-value="PT1040H55M00S" calcext:value-type="time">
            <text:p>1040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table:style-name="ce2" office:value-type="time" office:time-value="PT834H50M00S" calcext:value-type="time">
            <text:p>834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time" office:time-value="PT1169H21M00S" calcext:value-type="time">
            <text:p>1169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77" calcext:value-type="float">
            <text:p>677</text:p>
          </table:table-cell>
          <table:table-cell table:style-name="ce2" office:value-type="time" office:time-value="PT665H03M00S" calcext:value-type="time">
            <text:p>665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time" office:time-value="PT747H12M00S" calcext:value-type="time">
            <text:p>747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table:style-name="ce2" office:value-type="time" office:time-value="PT464H32M00S" calcext:value-type="time">
            <text:p>464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time" office:time-value="PT469H22M00S" calcext:value-type="time">
            <text:p>469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81" calcext:value-type="float">
            <text:p>681</text:p>
          </table:table-cell>
          <table:table-cell table:style-name="ce2" office:value-type="time" office:time-value="PT1106H11M00S" calcext:value-type="time">
            <text:p>1106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time" office:time-value="PT1110H09M00S" calcext:value-type="time">
            <text:p>1110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table:style-name="ce2" office:value-type="time" office:time-value="PT902H39M00S" calcext:value-type="time">
            <text:p>902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time" office:time-value="PT984H11M00S" calcext:value-type="time">
            <text:p>984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table:style-name="ce2" office:value-type="time" office:time-value="PT735H01M00S" calcext:value-type="time">
            <text:p>735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time" office:time-value="PT738H52M00S" calcext:value-type="time">
            <text:p>738.5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table:style-name="ce2" office:value-type="time" office:time-value="PT530H25M00S" calcext:value-type="time">
            <text:p>530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time" office:time-value="PT539H37M00S" calcext:value-type="time">
            <text:p>539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89" calcext:value-type="float">
            <text:p>689</text:p>
          </table:table-cell>
          <table:table-cell table:style-name="ce2" office:value-type="time" office:time-value="PT81H59M00S" calcext:value-type="time">
            <text:p>81.5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time" office:time-value="PT422H44M00S" calcext:value-type="time">
            <text:p>422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table:style-name="ce2" office:value-type="time" office:time-value="PT971H47M00S" calcext:value-type="time">
            <text:p>971.4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time" office:time-value="PT1083H33M00S" calcext:value-type="time">
            <text:p>1083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table:style-name="ce2" office:value-type="time" office:time-value="PT800H55M00S" calcext:value-type="time">
            <text:p>800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time" office:time-value="PT805H14M00S" calcext:value-type="time">
            <text:p>805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95" calcext:value-type="float">
            <text:p>695</text:p>
          </table:table-cell>
          <table:table-cell table:style-name="ce2" office:value-type="time" office:time-value="PT598H46M00S" calcext:value-type="time">
            <text:p>598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time" office:time-value="PT603H07M00S" calcext:value-type="time">
            <text:p>603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table:style-name="ce2" office:value-type="time" office:time-value="PT149H09M00S" calcext:value-type="time">
            <text:p>149.0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time" office:time-value="PT213H18M00S" calcext:value-type="time">
            <text:p>213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table:style-name="ce2" office:value-type="time" office:time-value="PT1037H59M00S" calcext:value-type="time">
            <text:p>1037.5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time" office:time-value="PT1042H32M00S" calcext:value-type="time">
            <text:p>1042.3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01" calcext:value-type="float">
            <text:p>701</text:p>
          </table:table-cell>
          <table:table-cell table:style-name="ce2" office:value-type="time" office:time-value="PT868H44M00S" calcext:value-type="time">
            <text:p>868.4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time" office:time-value="PT872H48M00S" calcext:value-type="time">
            <text:p>872.4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03" calcext:value-type="float">
            <text:p>703</text:p>
          </table:table-cell>
          <table:table-cell table:style-name="ce2" office:value-type="time" office:time-value="PT667H49M00S" calcext:value-type="time">
            <text:p>667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time" office:time-value="PT1010H00M00S" calcext:value-type="time">
            <text:p>1010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table:style-name="ce2" office:value-type="time" office:time-value="PT217H17M00S" calcext:value-type="time">
            <text:p>217.1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time" office:time-value="PT357H08M00S" calcext:value-type="time">
            <text:p>357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07" calcext:value-type="float">
            <text:p>707</text:p>
          </table:table-cell>
          <table:table-cell table:style-name="ce2" office:value-type="time" office:time-value="PT1107H01M00S" calcext:value-type="time">
            <text:p>1107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time" office:time-value="PT1111H33M00S" calcext:value-type="time">
            <text:p>1111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table:style-name="ce2" office:value-type="time" office:time-value="PT937H16M00S" calcext:value-type="time">
            <text:p>937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time" office:time-value="PT964H20M00S" calcext:value-type="time">
            <text:p>964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table:style-name="ce2" office:value-type="time" office:time-value="PT733H24M00S" calcext:value-type="time">
            <text:p>733.2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time" office:time-value="PT737H45M00S" calcext:value-type="time">
            <text:p>737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table:style-name="ce2" office:value-type="time" office:time-value="PT284H56M00S" calcext:value-type="time">
            <text:p>284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time" office:time-value="PT289H47M00S" calcext:value-type="time">
            <text:p>289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15" calcext:value-type="float">
            <text:p>715</text:p>
          </table:table-cell>
          <table:table-cell table:style-name="ce2" office:value-type="time" office:time-value="PT1172H36M00S" calcext:value-type="time">
            <text:p>1172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time" office:time-value="PT85H34M00S" calcext:value-type="time">
            <text:p>85.3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table:style-name="ce2" office:value-type="time" office:time-value="PT1005H36M00S" calcext:value-type="time">
            <text:p>1005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time" office:time-value="PT1032H51M00S" calcext:value-type="time">
            <text:p>1032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table:style-name="ce2" office:value-type="time" office:time-value="PT801H34M00S" calcext:value-type="time">
            <text:p>801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time" office:time-value="PT805H34M00S" calcext:value-type="time">
            <text:p>805.3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21" calcext:value-type="float">
            <text:p>721</text:p>
          </table:table-cell>
          <table:table-cell table:style-name="ce2" office:value-type="time" office:time-value="PT352H06M00S" calcext:value-type="time">
            <text:p>352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time" office:time-value="PT355H56M00S" calcext:value-type="time">
            <text:p>355.5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table:style-name="ce2" office:value-type="time" office:time-value="PT148H25M00S" calcext:value-type="time">
            <text:p>148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time" office:time-value="PT482H55M00S" calcext:value-type="time">
            <text:p>482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25" calcext:value-type="float">
            <text:p>725</text:p>
          </table:table-cell>
          <table:table-cell table:style-name="ce2" office:value-type="time" office:time-value="PT1071H41M00S" calcext:value-type="time">
            <text:p>1071.4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time" office:time-value="PT1139H19M00S" calcext:value-type="time">
            <text:p>1139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27" calcext:value-type="float">
            <text:p>727</text:p>
          </table:table-cell>
          <table:table-cell table:style-name="ce2" office:value-type="time" office:time-value="PT870H49M00S" calcext:value-type="time">
            <text:p>870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time" office:time-value="PT875H19M00S" calcext:value-type="time">
            <text:p>875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29" calcext:value-type="float">
            <text:p>729</text:p>
          </table:table-cell>
          <table:table-cell table:style-name="ce2" office:value-type="time" office:time-value="PT420H08M00S" calcext:value-type="time">
            <text:p>420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time" office:time-value="PT424H01M00S" calcext:value-type="time">
            <text:p>424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table:style-name="ce2" office:value-type="time" office:time-value="PT215H39M00S" calcext:value-type="time">
            <text:p>215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time" office:time-value="PT338H56M00S" calcext:value-type="time">
            <text:p>338.5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table:style-name="ce2" office:value-type="time" office:time-value="PT1141H04M00S" calcext:value-type="time">
            <text:p>1141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time" office:time-value="PT1145H22M00S" calcext:value-type="time">
            <text:p>1145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35" calcext:value-type="float">
            <text:p>735</text:p>
          </table:table-cell>
          <table:table-cell table:style-name="ce2" office:value-type="time" office:time-value="PT937H04M00S" calcext:value-type="time">
            <text:p>937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time" office:time-value="PT185H50M00S" calcext:value-type="time">
            <text:p>185.5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table:style-name="ce2" office:value-type="time" office:time-value="PT485H56M00S" calcext:value-type="time">
            <text:p>485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time" office:time-value="PT626H39M00S" calcext:value-type="time">
            <text:p>626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39" calcext:value-type="float">
            <text:p>739</text:p>
          </table:table-cell>
          <table:table-cell table:style-name="ce2" office:value-type="time" office:time-value="PT285H32M00S" calcext:value-type="time">
            <text:p>285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time" office:time-value="PT290H27M00S" calcext:value-type="time">
            <text:p>290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table:style-name="ce2" office:value-type="time" office:time-value="PT114H36M00S" calcext:value-type="time">
            <text:p>114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time" office:time-value="PT120H57M00S" calcext:value-type="time">
            <text:p>120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table:style-name="ce2" office:value-type="time" office:time-value="PT1004H05M00S" calcext:value-type="time">
            <text:p>1004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time" office:time-value="PT1060H48M00.000000001S" calcext:value-type="time">
            <text:p>1060.4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45" calcext:value-type="float">
            <text:p>745</text:p>
          </table:table-cell>
          <table:table-cell table:style-name="ce2" office:value-type="time" office:time-value="PT555H11M00S" calcext:value-type="time">
            <text:p>555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time" office:time-value="PT559H27M00S" calcext:value-type="time">
            <text:p>559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47" calcext:value-type="float">
            <text:p>747</text:p>
          </table:table-cell>
          <table:table-cell table:style-name="ce2" office:value-type="time" office:time-value="PT351H28M00S" calcext:value-type="time">
            <text:p>351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time" office:time-value="PT355H47M00S" calcext:value-type="time">
            <text:p>355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table:style-name="ce2" office:value-type="time" office:time-value="PT181H54M00S" calcext:value-type="time">
            <text:p>181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time" office:time-value="PT186H12M00S" calcext:value-type="time">
            <text:p>186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51" calcext:value-type="float">
            <text:p>751</text:p>
          </table:table-cell>
          <table:table-cell table:style-name="ce2" office:value-type="time" office:time-value="PT1072H15M00S" calcext:value-type="time">
            <text:p>1072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time" office:time-value="PT1125H33M00S" calcext:value-type="time">
            <text:p>1125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table:style-name="ce2" office:value-type="time" office:time-value="PT621H29M00S" calcext:value-type="time">
            <text:p>621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time" office:time-value="PT625H42M00S" calcext:value-type="time">
            <text:p>625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55" calcext:value-type="float">
            <text:p>755</text:p>
          </table:table-cell>
          <table:table-cell table:style-name="ce2" office:value-type="time" office:time-value="PT419H20M00S" calcext:value-type="time">
            <text:p>419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time" office:time-value="PT424H05M00S" calcext:value-type="time">
            <text:p>424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57" calcext:value-type="float">
            <text:p>757</text:p>
          </table:table-cell>
          <table:table-cell table:style-name="ce2" office:value-type="time" office:time-value="PT249H35M00S" calcext:value-type="time">
            <text:p>249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time" office:time-value="PT277H28M00S" calcext:value-type="time">
            <text:p>277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59" calcext:value-type="float">
            <text:p>759</text:p>
          </table:table-cell>
          <table:table-cell table:style-name="ce2" office:value-type="time" office:time-value="PT1140H03M00S" calcext:value-type="time">
            <text:p>1140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time" office:time-value="PT1145H26M00S" calcext:value-type="time">
            <text:p>1145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61" calcext:value-type="float">
            <text:p>761</text:p>
          </table:table-cell>
          <table:table-cell table:style-name="ce2" office:value-type="time" office:time-value="PT689H22M00S" calcext:value-type="time">
            <text:p>689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time" office:time-value="PT706H15M00S" calcext:value-type="time">
            <text:p>706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table:style-name="ce2" office:value-type="time" office:time-value="PT488H16M00S" calcext:value-type="time">
            <text:p>488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time" office:time-value="PT492H49M00S" calcext:value-type="time">
            <text:p>492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table:style-name="ce2" office:value-type="time" office:time-value="PT318H21M00S" calcext:value-type="time">
            <text:p>318.2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time" office:time-value="PT321H43M00S" calcext:value-type="time">
            <text:p>321.4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67" calcext:value-type="float">
            <text:p>767</text:p>
          </table:table-cell>
          <table:table-cell table:style-name="ce2" office:value-type="time" office:time-value="PT115H22M00S" calcext:value-type="time">
            <text:p>115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time" office:time-value="PT119H46M00S" calcext:value-type="time">
            <text:p>119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69" calcext:value-type="float">
            <text:p>769</text:p>
          </table:table-cell>
          <table:table-cell table:style-name="ce2" office:value-type="time" office:time-value="PT756H43M00S" calcext:value-type="time">
            <text:p>756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time" office:time-value="PT843H02M00S" calcext:value-type="time">
            <text:p>843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71" calcext:value-type="float">
            <text:p>771</text:p>
          </table:table-cell>
          <table:table-cell table:style-name="ce2" office:value-type="time" office:time-value="PT554H33M00S" calcext:value-type="time">
            <text:p>554.3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time" office:time-value="PT558H44M00S" calcext:value-type="time">
            <text:p>558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73" calcext:value-type="float">
            <text:p>773</text:p>
          </table:table-cell>
          <table:table-cell table:style-name="ce2" office:value-type="time" office:time-value="PT385H25M00S" calcext:value-type="time">
            <text:p>385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time" office:time-value="PT389H08M00S" calcext:value-type="time">
            <text:p>389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75" calcext:value-type="float">
            <text:p>775</text:p>
          </table:table-cell>
          <table:table-cell table:style-name="ce2" office:value-type="time" office:time-value="PT183H04M00S" calcext:value-type="time">
            <text:p>183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time" office:time-value="PT201H49M00S" calcext:value-type="time">
            <text:p>201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77" calcext:value-type="float">
            <text:p>777</text:p>
          </table:table-cell>
          <table:table-cell table:style-name="ce2" office:value-type="time" office:time-value="PT824H37M00S" calcext:value-type="time">
            <text:p>824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time" office:time-value="PT827H58M00S" calcext:value-type="time">
            <text:p>827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79" calcext:value-type="float">
            <text:p>779</text:p>
          </table:table-cell>
          <table:table-cell table:style-name="ce2" office:value-type="time" office:time-value="PT621H52M00S" calcext:value-type="time">
            <text:p>621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time" office:time-value="PT630H18M00S" calcext:value-type="time">
            <text:p>630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81" calcext:value-type="float">
            <text:p>781</text:p>
          </table:table-cell>
          <table:table-cell table:style-name="ce2" office:value-type="time" office:time-value="PT452H35M00S" calcext:value-type="time">
            <text:p>452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2" office:value-type="time" office:time-value="PT456H53M00S" calcext:value-type="time">
            <text:p>456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83" calcext:value-type="float">
            <text:p>783</text:p>
          </table:table-cell>
          <table:table-cell table:style-name="ce2" office:value-type="time" office:time-value="PT251H54M00S" calcext:value-type="time">
            <text:p>251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2" office:value-type="time" office:time-value="PT291H19M00S" calcext:value-type="time">
            <text:p>291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85" calcext:value-type="float">
            <text:p>785</text:p>
          </table:table-cell>
          <table:table-cell table:style-name="ce2" office:value-type="time" office:time-value="PT893H45M00S" calcext:value-type="time">
            <text:p>893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2" office:value-type="time" office:time-value="PT897H57M00S" calcext:value-type="time">
            <text:p>897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87" calcext:value-type="float">
            <text:p>787</text:p>
          </table:table-cell>
          <table:table-cell table:style-name="ce2" office:value-type="time" office:time-value="PT689H54M00S" calcext:value-type="time">
            <text:p>689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time" office:time-value="PT695H28M00S" calcext:value-type="time">
            <text:p>695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89" calcext:value-type="float">
            <text:p>789</text:p>
          </table:table-cell>
          <table:table-cell table:style-name="ce2" office:value-type="time" office:time-value="PT520H08M00S" calcext:value-type="time">
            <text:p>520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time" office:time-value="PT579H36M00S" calcext:value-type="time">
            <text:p>579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91" calcext:value-type="float">
            <text:p>791</text:p>
          </table:table-cell>
          <table:table-cell table:style-name="ce2" office:value-type="time" office:time-value="PT319H56M00S" calcext:value-type="time">
            <text:p>319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2" office:value-type="time" office:time-value="PT324H18M00S" calcext:value-type="time">
            <text:p>324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93" calcext:value-type="float">
            <text:p>793</text:p>
          </table:table-cell>
          <table:table-cell table:style-name="ce2" office:value-type="time" office:time-value="PT959H52M00S" calcext:value-type="time">
            <text:p>959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2" office:value-type="time" office:time-value="PT963H56M00S" calcext:value-type="time">
            <text:p>963.5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95" calcext:value-type="float">
            <text:p>795</text:p>
          </table:table-cell>
          <table:table-cell table:style-name="ce2" office:value-type="time" office:time-value="PT756H53M00S" calcext:value-type="time">
            <text:p>756.5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2" office:value-type="time" office:time-value="PT776H23M00S" calcext:value-type="time">
            <text:p>776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97" calcext:value-type="float">
            <text:p>797</text:p>
          </table:table-cell>
          <table:table-cell table:style-name="ce2" office:value-type="time" office:time-value="PT587H58M00S" calcext:value-type="time">
            <text:p>587.5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time" office:time-value="PT592H41M00S" calcext:value-type="time">
            <text:p>592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799" calcext:value-type="float">
            <text:p>799</text:p>
          </table:table-cell>
          <table:table-cell table:style-name="ce2" office:value-type="time" office:time-value="PT386H42M00S" calcext:value-type="time">
            <text:p>386.4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time" office:time-value="PT425H41M00S" calcext:value-type="time">
            <text:p>425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01" calcext:value-type="float">
            <text:p>801</text:p>
          </table:table-cell>
          <table:table-cell table:style-name="ce2" office:value-type="time" office:time-value="PT1027H32M00S" calcext:value-type="time">
            <text:p>1027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time" office:time-value="PT1031H41M00S" calcext:value-type="time">
            <text:p>1031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table:style-name="ce2" office:value-type="time" office:time-value="PT826H36M00S" calcext:value-type="time">
            <text:p>826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2" office:value-type="time" office:time-value="PT831H52M00S" calcext:value-type="time">
            <text:p>831.5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table:style-name="ce2" office:value-type="time" office:time-value="PT657H06M00S" calcext:value-type="time">
            <text:p>657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time" office:time-value="PT660H52M00S" calcext:value-type="time">
            <text:p>660.5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07" calcext:value-type="float">
            <text:p>807</text:p>
          </table:table-cell>
          <table:table-cell table:style-name="ce2" office:value-type="time" office:time-value="PT453H28M00S" calcext:value-type="time">
            <text:p>453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2" office:value-type="time" office:time-value="PT795H45M00S" calcext:value-type="time">
            <text:p>795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09" calcext:value-type="float">
            <text:p>809</text:p>
          </table:table-cell>
          <table:table-cell table:style-name="ce2" office:value-type="time" office:time-value="PT1095H24M00S" calcext:value-type="time">
            <text:p>1095.2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time" office:time-value="PT217H32M00S" calcext:value-type="time">
            <text:p>217.3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11" calcext:value-type="float">
            <text:p>811</text:p>
          </table:table-cell>
          <table:table-cell table:style-name="ce2" office:value-type="time" office:time-value="PT894H00M00S" calcext:value-type="time">
            <text:p>894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" office:value-type="time" office:time-value="PT899H23M00S" calcext:value-type="time">
            <text:p>899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table:style-name="ce2" office:value-type="time" office:time-value="PT723H16M00S" calcext:value-type="time">
            <text:p>723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2" office:value-type="time" office:time-value="PT759H51M00S" calcext:value-type="time">
            <text:p>759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table:style-name="ce2" office:value-type="time" office:time-value="PT520H48M00S" calcext:value-type="time">
            <text:p>520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2" office:value-type="time" office:time-value="PT525H18M00S" calcext:value-type="time">
            <text:p>525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17" calcext:value-type="float">
            <text:p>817</text:p>
          </table:table-cell>
          <table:table-cell table:style-name="ce2" office:value-type="time" office:time-value="PT1164H29M00S" calcext:value-type="time">
            <text:p>1164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2" office:value-type="time" office:time-value="PT413H52M00S" calcext:value-type="time">
            <text:p>413.5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19" calcext:value-type="float">
            <text:p>819</text:p>
          </table:table-cell>
          <table:table-cell table:style-name="ce2" office:value-type="time" office:time-value="PT960H31M00S" calcext:value-type="time">
            <text:p>960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time" office:time-value="PT1122H19M00S" calcext:value-type="time">
            <text:p>1122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21" calcext:value-type="float">
            <text:p>821</text:p>
          </table:table-cell>
          <table:table-cell table:style-name="ce2" office:value-type="time" office:time-value="PT791H33M00S" calcext:value-type="time">
            <text:p>791.3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time" office:time-value="PT796H01M00S" calcext:value-type="time">
            <text:p>796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23" calcext:value-type="float">
            <text:p>823</text:p>
          </table:table-cell>
          <table:table-cell table:style-name="ce2" office:value-type="time" office:time-value="PT590H31M00S" calcext:value-type="time">
            <text:p>590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2" office:value-type="time" office:time-value="PT673H30M00S" calcext:value-type="time">
            <text:p>673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25" calcext:value-type="float">
            <text:p>825</text:p>
          </table:table-cell>
          <table:table-cell table:style-name="ce2" office:value-type="time" office:time-value="PT139H44M00S" calcext:value-type="time">
            <text:p>139.4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2" office:value-type="time" office:time-value="PT147H04M00S" calcext:value-type="time">
            <text:p>147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table:style-name="ce2" office:value-type="time" office:time-value="PT1028H10M00S" calcext:value-type="time">
            <text:p>1028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2" office:value-type="time" office:time-value="PT1103H24M00S" calcext:value-type="time">
            <text:p>1103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29" calcext:value-type="float">
            <text:p>829</text:p>
          </table:table-cell>
          <table:table-cell table:style-name="ce2" office:value-type="time" office:time-value="PT860H53M00S" calcext:value-type="time">
            <text:p>860.5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time" office:time-value="PT865H07M00S" calcext:value-type="time">
            <text:p>865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table:style-name="ce2" office:value-type="time" office:time-value="PT658H19M00S" calcext:value-type="time">
            <text:p>658.1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" office:value-type="time" office:time-value="PT663H15M00S" calcext:value-type="time">
            <text:p>663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table:style-name="ce2" office:value-type="time" office:time-value="PT205H56M00S" calcext:value-type="time">
            <text:p>205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2" office:value-type="time" office:time-value="PT304H55M00S" calcext:value-type="time">
            <text:p>304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35" calcext:value-type="float">
            <text:p>835</text:p>
          </table:table-cell>
          <table:table-cell table:style-name="ce2" office:value-type="time" office:time-value="PT1094H57M00S" calcext:value-type="time">
            <text:p>1094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2" office:value-type="time" office:time-value="PT1099H21M00S" calcext:value-type="time">
            <text:p>1099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2" office:value-type="time" office:time-value="PT415H57M00S" calcext:value-type="time">
            <text:p>415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2" office:value-type="time" office:time-value="PT418H26M00S" calcext:value-type="time">
            <text:p>418.26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time" office:time-value="PT470H39M00S" calcext:value-type="time">
            <text:p>470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office:value-type="time" office:time-value="PT473H49M00S" calcext:value-type="time">
            <text:p>473.49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2" office:value-type="time" office:time-value="PT545H19M00S" calcext:value-type="time">
            <text:p>545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" office:value-type="time" office:time-value="PT547H08M00S" calcext:value-type="time">
            <text:p>547.08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2" office:value-type="time" office:time-value="PT884H27M00S" calcext:value-type="time">
            <text:p>884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20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2" office:value-type="time" office:time-value="PT910H55M00S" calcext:value-type="time">
            <text:p>910.55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time" office:time-value="PT1103H14M00S" calcext:value-type="time">
            <text:p>1103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004010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time" office:time-value="PT1111H03M00.000000001S" calcext:value-type="time">
            <text:p>1111.03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2" office:value-type="time" office:time-value="PT226H38M00S" calcext:value-type="time">
            <text:p>226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003050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2" office:value-type="time" office:time-value="PT285H29M00S" calcext:value-type="time">
            <text:p>285.29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2" office:value-type="time" office:time-value="PT438H25M00S" calcext:value-type="time">
            <text:p>438.2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36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time" office:time-value="PT485H28M00S" calcext:value-type="time">
            <text:p>485.28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2" office:value-type="time" office:time-value="PT652H13M00S" calcext:value-type="time">
            <text:p>652.1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0a04121000000000000000000000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2" office:value-type="time" office:time-value="PT686H01M00S" calcext:value-type="time">
            <text:p>686.01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time" office:time-value="PT718H47M00S" calcext:value-type="time">
            <text:p>718.4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1420121005006eb60000000000000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time" office:time-value="PT757H16M00S" calcext:value-type="time">
            <text:p>757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2" office:value-type="time" office:time-value="PT1002H49M00S" calcext:value-type="time">
            <text:p>1002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0a04000c00000000000000000000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2" office:value-type="time" office:time-value="PT1018H31M00S" calcext:value-type="time">
            <text:p>1018.31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2" office:value-type="time" office:time-value="PT1052H22M00S" calcext:value-type="time">
            <text:p>1052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1420000c000000050000000000000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2" office:value-type="time" office:time-value="PT1056H21M00S" calcext:value-type="time">
            <text:p>1056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time" office:time-value="PT216H02M00S" calcext:value-type="time">
            <text:p>216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0a04900300000000000000000000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office:value-type="time" office:time-value="PT260H14M00S" calcext:value-type="time">
            <text:p>260.14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time" office:time-value="PT293H26M00S" calcext:value-type="time">
            <text:p>293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142090030677aa19000000000000c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2" office:value-type="time" office:time-value="PT326H26M00S" calcext:value-type="time">
            <text:p>326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2" office:value-type="time" office:time-value="PT684H57M00S" calcext:value-type="time">
            <text:p>684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20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2" office:value-type="time" office:time-value="PT726H58M00S" calcext:value-type="time">
            <text:p>726.58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2" office:value-type="time" office:time-value="PT864H41M00S" calcext:value-type="time">
            <text:p>864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2" office:value-type="time" office:time-value="PT866H54M00S" calcext:value-type="time">
            <text:p>866.54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 table:visibility="filter">
          <table:table-cell office:value-type="float" office:value="867" calcext:value-type="float">
            <text:p>867</text:p>
          </table:table-cell>
          <table:table-cell table:style-name="ce2" office:value-type="time" office:time-value="PT926H06M00S" calcext:value-type="time">
            <text:p>926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2" office:value-type="time" office:time-value="PT937H42M00S" calcext:value-type="time">
            <text:p>937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69" calcext:value-type="float">
            <text:p>869</text:p>
          </table:table-cell>
          <table:table-cell table:style-name="ce2" office:value-type="time" office:time-value="PT723H35M00S" calcext:value-type="time">
            <text:p>723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office:value-type="time" office:time-value="PT727H27M00S" calcext:value-type="time">
            <text:p>727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71" calcext:value-type="float">
            <text:p>871</text:p>
          </table:table-cell>
          <table:table-cell table:style-name="ce2" office:value-type="time" office:time-value="PT272H52M00S" calcext:value-type="time">
            <text:p>272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2" office:value-type="time" office:time-value="PT276H00M00S" calcext:value-type="time">
            <text:p>276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73" calcext:value-type="float">
            <text:p>873</text:p>
          </table:table-cell>
          <table:table-cell table:style-name="ce2" office:value-type="time" office:time-value="PT1162H49M00S" calcext:value-type="time">
            <text:p>1162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2" office:value-type="time" office:time-value="PT1165H26M00S" calcext:value-type="time">
            <text:p>1165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75" calcext:value-type="float">
            <text:p>875</text:p>
          </table:table-cell>
          <table:table-cell table:style-name="ce2" office:value-type="time" office:time-value="PT993H43M00S" calcext:value-type="time">
            <text:p>993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2" office:value-type="time" office:time-value="PT232H38M00S" calcext:value-type="time">
            <text:p>232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77" calcext:value-type="float">
            <text:p>877</text:p>
          </table:table-cell>
          <table:table-cell table:style-name="ce2" office:value-type="time" office:time-value="PT791H12M00S" calcext:value-type="time">
            <text:p>791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2" office:value-type="time" office:time-value="PT922H42M00S" calcext:value-type="time">
            <text:p>922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table:style-name="ce2" office:value-type="time" office:time-value="PT340H32M00S" calcext:value-type="time">
            <text:p>340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office:value-type="time" office:time-value="PT343H56M00S" calcext:value-type="time">
            <text:p>343.5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81" calcext:value-type="float">
            <text:p>881</text:p>
          </table:table-cell>
          <table:table-cell table:style-name="ce2" office:value-type="time" office:time-value="PT138H12M00S" calcext:value-type="time">
            <text:p>138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2" office:value-type="time" office:time-value="PT431H01M00S" calcext:value-type="time">
            <text:p>431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table:style-name="ce2" office:value-type="time" office:time-value="PT1062H03M00S" calcext:value-type="time">
            <text:p>1062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2" office:value-type="time" office:time-value="PT1122H03M00S" calcext:value-type="time">
            <text:p>1122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85" calcext:value-type="float">
            <text:p>885</text:p>
          </table:table-cell>
          <table:table-cell table:style-name="ce2" office:value-type="time" office:time-value="PT859H01M00S" calcext:value-type="time">
            <text:p>859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2" office:value-type="time" office:time-value="PT916H45M00S" calcext:value-type="time">
            <text:p>916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87" calcext:value-type="float">
            <text:p>887</text:p>
          </table:table-cell>
          <table:table-cell table:style-name="ce2" office:value-type="time" office:time-value="PT408H07M00S" calcext:value-type="time">
            <text:p>408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2" office:value-type="time" office:time-value="PT409H39M00S" calcext:value-type="time">
            <text:p>409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89" calcext:value-type="float">
            <text:p>889</text:p>
          </table:table-cell>
          <table:table-cell table:style-name="ce2" office:value-type="time" office:time-value="PT205H54M00S" calcext:value-type="time">
            <text:p>205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office:value-type="time" office:time-value="PT348H40M00S" calcext:value-type="time">
            <text:p>348.4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91" calcext:value-type="float">
            <text:p>891</text:p>
          </table:table-cell>
          <table:table-cell table:style-name="ce2" office:value-type="time" office:time-value="PT1129H56M00S" calcext:value-type="time">
            <text:p>1129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2" office:value-type="time" office:time-value="PT1132H29M00S" calcext:value-type="time">
            <text:p>1132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93" calcext:value-type="float">
            <text:p>893</text:p>
          </table:table-cell>
          <table:table-cell table:style-name="ce2" office:value-type="time" office:time-value="PT959H54M00S" calcext:value-type="time">
            <text:p>959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2" office:value-type="time" office:time-value="PT961H43M00S" calcext:value-type="time">
            <text:p>961.4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95" calcext:value-type="float">
            <text:p>895</text:p>
          </table:table-cell>
          <table:table-cell table:style-name="ce2" office:value-type="time" office:time-value="PT476H42M00S" calcext:value-type="time">
            <text:p>476.4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2" office:value-type="time" office:time-value="PT540H59M00S" calcext:value-type="time">
            <text:p>540.5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97" calcext:value-type="float">
            <text:p>897</text:p>
          </table:table-cell>
          <table:table-cell table:style-name="ce2" office:value-type="time" office:time-value="PT307H53M00S" calcext:value-type="time">
            <text:p>307.5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2" office:value-type="time" office:time-value="PT309H40M00S" calcext:value-type="time">
            <text:p>309.4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899" calcext:value-type="float">
            <text:p>899</text:p>
          </table:table-cell>
          <table:table-cell table:style-name="ce2" office:value-type="time" office:time-value="PT104H36M00S" calcext:value-type="time">
            <text:p>104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time" office:time-value="PT109H00M00S" calcext:value-type="time">
            <text:p>109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01" calcext:value-type="float">
            <text:p>901</text:p>
          </table:table-cell>
          <table:table-cell table:style-name="ce2" office:value-type="time" office:time-value="PT1027H35M00S" calcext:value-type="time">
            <text:p>1027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office:value-type="time" office:time-value="PT1029H38M00S" calcext:value-type="time">
            <text:p>1029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03" calcext:value-type="float">
            <text:p>903</text:p>
          </table:table-cell>
          <table:table-cell table:style-name="ce2" office:value-type="time" office:time-value="PT544H13M00S" calcext:value-type="time">
            <text:p>544.1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2" office:value-type="time" office:time-value="PT650H15M00S" calcext:value-type="time">
            <text:p>650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05" calcext:value-type="float">
            <text:p>905</text:p>
          </table:table-cell>
          <table:table-cell table:style-name="ce2" office:value-type="time" office:time-value="PT374H27M00S" calcext:value-type="time">
            <text:p>374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2" office:value-type="time" office:time-value="PT376H28M00S" calcext:value-type="time">
            <text:p>376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07" calcext:value-type="float">
            <text:p>907</text:p>
          </table:table-cell>
          <table:table-cell table:style-name="ce2" office:value-type="time" office:time-value="PT172H51M00S" calcext:value-type="time">
            <text:p>172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time" office:time-value="PT174H27M00S" calcext:value-type="time">
            <text:p>174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09" calcext:value-type="float">
            <text:p>909</text:p>
          </table:table-cell>
          <table:table-cell table:style-name="ce2" office:value-type="time" office:time-value="PT1095H25M00S" calcext:value-type="time">
            <text:p>1095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office:value-type="time" office:time-value="PT1098H00M00S" calcext:value-type="time">
            <text:p>1098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11" calcext:value-type="float">
            <text:p>911</text:p>
          </table:table-cell>
          <table:table-cell table:style-name="ce2" office:value-type="time" office:time-value="PT611H20M00S" calcext:value-type="time">
            <text:p>611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2" office:value-type="time" office:time-value="PT717H08M00S" calcext:value-type="time">
            <text:p>717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13" calcext:value-type="float">
            <text:p>913</text:p>
          </table:table-cell>
          <table:table-cell table:style-name="ce2" office:value-type="time" office:time-value="PT442H08M00S" calcext:value-type="time">
            <text:p>442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2" office:value-type="time" office:time-value="PT444H47M00S" calcext:value-type="time">
            <text:p>444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15" calcext:value-type="float">
            <text:p>915</text:p>
          </table:table-cell>
          <table:table-cell table:style-name="ce2" office:value-type="time" office:time-value="PT240H43M00S" calcext:value-type="time">
            <text:p>240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2" office:value-type="time" office:time-value="PT242H19M00S" calcext:value-type="time">
            <text:p>242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17" calcext:value-type="float">
            <text:p>917</text:p>
          </table:table-cell>
          <table:table-cell table:style-name="ce2" office:value-type="time" office:time-value="PT1163H13M00S" calcext:value-type="time">
            <text:p>1163.1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2" office:value-type="time" office:time-value="PT1166H33M00.000000001S" calcext:value-type="time">
            <text:p>1166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19" calcext:value-type="float">
            <text:p>919</text:p>
          </table:table-cell>
          <table:table-cell table:style-name="ce2" office:value-type="time" office:time-value="PT678H49M00S" calcext:value-type="time">
            <text:p>678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office:value-type="time" office:time-value="PT748H36M00S" calcext:value-type="time">
            <text:p>748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21" calcext:value-type="float">
            <text:p>921</text:p>
          </table:table-cell>
          <table:table-cell table:style-name="ce2" office:value-type="time" office:time-value="PT476H26M00S" calcext:value-type="time">
            <text:p>476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2" office:value-type="time" office:time-value="PT478H00M00S" calcext:value-type="time">
            <text:p>478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table:style-name="ce2" office:value-type="time" office:time-value="PT308H08M00S" calcext:value-type="time">
            <text:p>308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2" office:value-type="time" office:time-value="PT312H05M00S" calcext:value-type="time">
            <text:p>312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25" calcext:value-type="float">
            <text:p>925</text:p>
          </table:table-cell>
          <table:table-cell table:style-name="ce2" office:value-type="time" office:time-value="PT138H28M00S" calcext:value-type="time">
            <text:p>138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2" office:value-type="time" office:time-value="PT162H01M00S" calcext:value-type="time">
            <text:p>162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27" calcext:value-type="float">
            <text:p>927</text:p>
          </table:table-cell>
          <table:table-cell table:style-name="ce2" office:value-type="time" office:time-value="PT747H18M00S" calcext:value-type="time">
            <text:p>747.1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2" office:value-type="time" office:time-value="PT749H02M00S" calcext:value-type="time">
            <text:p>749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29" calcext:value-type="float">
            <text:p>929</text:p>
          </table:table-cell>
          <table:table-cell table:style-name="ce2" office:value-type="time" office:time-value="PT578H46M00S" calcext:value-type="time">
            <text:p>578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office:value-type="time" office:time-value="PT580H41M00S" calcext:value-type="time">
            <text:p>580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31" calcext:value-type="float">
            <text:p>931</text:p>
          </table:table-cell>
          <table:table-cell table:style-name="ce2" office:value-type="time" office:time-value="PT375H50M00S" calcext:value-type="time">
            <text:p>375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2" office:value-type="time" office:time-value="PT378H14M00S" calcext:value-type="time">
            <text:p>378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33" calcext:value-type="float">
            <text:p>933</text:p>
          </table:table-cell>
          <table:table-cell table:style-name="ce2" office:value-type="time" office:time-value="PT206H07M00S" calcext:value-type="time">
            <text:p>206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2" office:value-type="time" office:time-value="PT209H14M00S" calcext:value-type="time">
            <text:p>209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35" calcext:value-type="float">
            <text:p>935</text:p>
          </table:table-cell>
          <table:table-cell table:style-name="ce2" office:value-type="time" office:time-value="PT814H22M00S" calcext:value-type="time">
            <text:p>814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2" office:value-type="time" office:time-value="PT854H40M00S" calcext:value-type="time">
            <text:p>854.4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37" calcext:value-type="float">
            <text:p>937</text:p>
          </table:table-cell>
          <table:table-cell table:style-name="ce2" office:value-type="time" office:time-value="PT645H15M00S" calcext:value-type="time">
            <text:p>645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2" office:value-type="time" office:time-value="PT648H09M00S" calcext:value-type="time">
            <text:p>648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39" calcext:value-type="float">
            <text:p>939</text:p>
          </table:table-cell>
          <table:table-cell table:style-name="ce2" office:value-type="time" office:time-value="PT442H52M00S" calcext:value-type="time">
            <text:p>442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office:value-type="time" office:time-value="PT445H33M00S" calcext:value-type="time">
            <text:p>445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41" calcext:value-type="float">
            <text:p>941</text:p>
          </table:table-cell>
          <table:table-cell table:style-name="ce2" office:value-type="time" office:time-value="PT274H08M00S" calcext:value-type="time">
            <text:p>274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time" office:time-value="PT278H28M00S" calcext:value-type="time">
            <text:p>278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43" calcext:value-type="float">
            <text:p>943</text:p>
          </table:table-cell>
          <table:table-cell table:style-name="ce2" office:value-type="time" office:time-value="PT881H52M00S" calcext:value-type="time">
            <text:p>881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2" office:value-type="time" office:time-value="PT883H53M00S" calcext:value-type="time">
            <text:p>883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45" calcext:value-type="float">
            <text:p>945</text:p>
          </table:table-cell>
          <table:table-cell table:style-name="ce2" office:value-type="time" office:time-value="PT712H46M00S" calcext:value-type="time">
            <text:p>712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2" office:value-type="time" office:time-value="PT714H52M00S" calcext:value-type="time">
            <text:p>714.5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47" calcext:value-type="float">
            <text:p>947</text:p>
          </table:table-cell>
          <table:table-cell table:style-name="ce2" office:value-type="time" office:time-value="PT511H10M00S" calcext:value-type="time">
            <text:p>511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2" office:value-type="time" office:time-value="PT541H23M00S" calcext:value-type="time">
            <text:p>541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49" calcext:value-type="float">
            <text:p>949</text:p>
          </table:table-cell>
          <table:table-cell table:style-name="ce2" office:value-type="time" office:time-value="PT341H29M00S" calcext:value-type="time">
            <text:p>341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time" office:time-value="PT360H00M00S" calcext:value-type="time">
            <text:p>360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51" calcext:value-type="float">
            <text:p>951</text:p>
          </table:table-cell>
          <table:table-cell table:style-name="ce2" office:value-type="time" office:time-value="PT950H26M00S" calcext:value-type="time">
            <text:p>950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2" office:value-type="time" office:time-value="PT953H45M00S" calcext:value-type="time">
            <text:p>953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53" calcext:value-type="float">
            <text:p>953</text:p>
          </table:table-cell>
          <table:table-cell table:style-name="ce2" office:value-type="time" office:time-value="PT748H04M00S" calcext:value-type="time">
            <text:p>748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2" office:value-type="time" office:time-value="PT777H52M00S" calcext:value-type="time">
            <text:p>777.5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55" calcext:value-type="float">
            <text:p>955</text:p>
          </table:table-cell>
          <table:table-cell table:style-name="ce2" office:value-type="time" office:time-value="PT578H05M00S" calcext:value-type="time">
            <text:p>578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2" office:value-type="time" office:time-value="PT579H37M00S" calcext:value-type="time">
            <text:p>579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57" calcext:value-type="float">
            <text:p>957</text:p>
          </table:table-cell>
          <table:table-cell table:style-name="ce2" office:value-type="time" office:time-value="PT127H28M00S" calcext:value-type="time">
            <text:p>127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2" office:value-type="time" office:time-value="PT129H18M00S" calcext:value-type="time">
            <text:p>129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59" calcext:value-type="float">
            <text:p>959</text:p>
          </table:table-cell>
          <table:table-cell table:style-name="ce2" office:value-type="time" office:time-value="PT1017H13M00S" calcext:value-type="time">
            <text:p>1017.1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office:value-type="time" office:time-value="PT1019H16M00S" calcext:value-type="time">
            <text:p>1019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61" calcext:value-type="float">
            <text:p>961</text:p>
          </table:table-cell>
          <table:table-cell table:style-name="ce2" office:value-type="time" office:time-value="PT848H10M00S" calcext:value-type="time">
            <text:p>848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2" office:value-type="time" office:time-value="PT850H51M00S" calcext:value-type="time">
            <text:p>850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63" calcext:value-type="float">
            <text:p>963</text:p>
          </table:table-cell>
          <table:table-cell table:style-name="ce2" office:value-type="time" office:time-value="PT645H55M00S" calcext:value-type="time">
            <text:p>645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2" office:value-type="time" office:time-value="PT670H06M00S" calcext:value-type="time">
            <text:p>670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65" calcext:value-type="float">
            <text:p>965</text:p>
          </table:table-cell>
          <table:table-cell table:style-name="ce2" office:value-type="time" office:time-value="PT195H01M00S" calcext:value-type="time">
            <text:p>195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2" office:value-type="time" office:time-value="PT196H55M00S" calcext:value-type="time">
            <text:p>196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67" calcext:value-type="float">
            <text:p>967</text:p>
          </table:table-cell>
          <table:table-cell table:style-name="ce2" office:value-type="time" office:time-value="PT1085H09M00S" calcext:value-type="time">
            <text:p>1085.0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2" office:value-type="time" office:time-value="PT1138H08M00S" calcext:value-type="time">
            <text:p>1138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69" calcext:value-type="float">
            <text:p>969</text:p>
          </table:table-cell>
          <table:table-cell table:style-name="ce2" office:value-type="time" office:time-value="PT915H48M00S" calcext:value-type="time">
            <text:p>915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office:value-type="time" office:time-value="PT918H36M00S" calcext:value-type="time">
            <text:p>918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71" calcext:value-type="float">
            <text:p>971</text:p>
          </table:table-cell>
          <table:table-cell table:style-name="ce2" office:value-type="time" office:time-value="PT713H25M00S" calcext:value-type="time">
            <text:p>713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2" office:value-type="time" office:time-value="PT715H07M00S" calcext:value-type="time">
            <text:p>715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73" calcext:value-type="float">
            <text:p>973</text:p>
          </table:table-cell>
          <table:table-cell table:style-name="ce2" office:value-type="time" office:time-value="PT262H51M00S" calcext:value-type="time">
            <text:p>262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2" office:value-type="time" office:time-value="PT589H56M00S" calcext:value-type="time">
            <text:p>589.5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75" calcext:value-type="float">
            <text:p>975</text:p>
          </table:table-cell>
          <table:table-cell table:style-name="ce2" office:value-type="time" office:time-value="PT1153H18M00S" calcext:value-type="time">
            <text:p>1153.1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2" office:value-type="time" office:time-value="PT129H41M00S" calcext:value-type="time">
            <text:p>129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77" calcext:value-type="float">
            <text:p>977</text:p>
          </table:table-cell>
          <table:table-cell table:style-name="ce2" office:value-type="time" office:time-value="PT983H29M00S" calcext:value-type="time">
            <text:p>983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2" office:value-type="time" office:time-value="PT985H41M00S" calcext:value-type="time">
            <text:p>985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79" calcext:value-type="float">
            <text:p>979</text:p>
          </table:table-cell>
          <table:table-cell table:style-name="ce2" office:value-type="time" office:time-value="PT781H23M00S" calcext:value-type="time">
            <text:p>781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office:value-type="time" office:time-value="PT786H10M00S" calcext:value-type="time">
            <text:p>786.1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81" calcext:value-type="float">
            <text:p>981</text:p>
          </table:table-cell>
          <table:table-cell table:style-name="ce2" office:value-type="time" office:time-value="PT330H39M00S" calcext:value-type="time">
            <text:p>330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2" office:value-type="time" office:time-value="PT416H55M00S" calcext:value-type="time">
            <text:p>416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83" calcext:value-type="float">
            <text:p>983</text:p>
          </table:table-cell>
          <table:table-cell table:style-name="ce2" office:value-type="time" office:time-value="PT128H12M00S" calcext:value-type="time">
            <text:p>128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2" office:value-type="time" office:time-value="PT131H55M00S" calcext:value-type="time">
            <text:p>131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85" calcext:value-type="float">
            <text:p>985</text:p>
          </table:table-cell>
          <table:table-cell table:style-name="ce2" office:value-type="time" office:time-value="PT1051H16M00S" calcext:value-type="time">
            <text:p>1051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2" office:value-type="time" office:time-value="PT1052H39M00S" calcext:value-type="time">
            <text:p>1052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87" calcext:value-type="float">
            <text:p>987</text:p>
          </table:table-cell>
          <table:table-cell table:style-name="ce2" office:value-type="time" office:time-value="PT848H58M00S" calcext:value-type="time">
            <text:p>848.5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2" office:value-type="time" office:time-value="PT869H28M00S" calcext:value-type="time">
            <text:p>869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89" calcext:value-type="float">
            <text:p>989</text:p>
          </table:table-cell>
          <table:table-cell table:style-name="ce2" office:value-type="time" office:time-value="PT398H20M00S" calcext:value-type="time">
            <text:p>398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office:value-type="time" office:time-value="PT401H35M00S" calcext:value-type="time">
            <text:p>401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91" calcext:value-type="float">
            <text:p>991</text:p>
          </table:table-cell>
          <table:table-cell table:style-name="ce2" office:value-type="time" office:time-value="PT195H38M00S" calcext:value-type="time">
            <text:p>195.3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2" office:value-type="time" office:time-value="PT197H44M00S" calcext:value-type="time">
            <text:p>197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93" calcext:value-type="float">
            <text:p>993</text:p>
          </table:table-cell>
          <table:table-cell table:style-name="ce2" office:value-type="time" office:time-value="PT1119H28M00S" calcext:value-type="time">
            <text:p>1119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2" office:value-type="time" office:time-value="PT1123H08M00S" calcext:value-type="time">
            <text:p>1123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95" calcext:value-type="float">
            <text:p>995</text:p>
          </table:table-cell>
          <table:table-cell table:style-name="ce2" office:value-type="time" office:time-value="PT917H17M00S" calcext:value-type="time">
            <text:p>917.1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2" office:value-type="time" office:time-value="PT989H49M00S" calcext:value-type="time">
            <text:p>989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97" calcext:value-type="float">
            <text:p>997</text:p>
          </table:table-cell>
          <table:table-cell table:style-name="ce2" office:value-type="time" office:time-value="PT465H51M00S" calcext:value-type="time">
            <text:p>465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2" office:value-type="time" office:time-value="PT468H46M00S" calcext:value-type="time">
            <text:p>468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999" calcext:value-type="float">
            <text:p>999</text:p>
          </table:table-cell>
          <table:table-cell table:style-name="ce2" office:value-type="time" office:time-value="PT263H29M00S" calcext:value-type="time">
            <text:p>263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time" office:time-value="PT266H56M00S" calcext:value-type="time">
            <text:p>266.5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01" calcext:value-type="float">
            <text:p>1001</text:p>
          </table:table-cell>
          <table:table-cell table:style-name="ce2" office:value-type="time" office:time-value="PT1186H45M00S" calcext:value-type="time">
            <text:p>1186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2" office:value-type="time" office:time-value="PT122H47M00S" calcext:value-type="time">
            <text:p>122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03" calcext:value-type="float">
            <text:p>1003</text:p>
          </table:table-cell>
          <table:table-cell table:style-name="ce2" office:value-type="time" office:time-value="PT984H23M00S" calcext:value-type="time">
            <text:p>984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2" office:value-type="time" office:time-value="PT988H18M00S" calcext:value-type="time">
            <text:p>988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table:style-name="ce2" office:value-type="time" office:time-value="PT533H32M00S" calcext:value-type="time">
            <text:p>533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2" office:value-type="time" office:time-value="PT536H08M00S" calcext:value-type="time">
            <text:p>536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07" calcext:value-type="float">
            <text:p>1007</text:p>
          </table:table-cell>
          <table:table-cell table:style-name="ce2" office:value-type="time" office:time-value="PT331H54M00S" calcext:value-type="time">
            <text:p>331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2" office:value-type="time" office:time-value="PT333H27M00S" calcext:value-type="time">
            <text:p>333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09" calcext:value-type="float">
            <text:p>1009</text:p>
          </table:table-cell>
          <table:table-cell table:style-name="ce2" office:value-type="time" office:time-value="PT162H03M00S" calcext:value-type="time">
            <text:p>162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2" office:value-type="time" office:time-value="PT495H35M00S" calcext:value-type="time">
            <text:p>495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11" calcext:value-type="float">
            <text:p>1011</text:p>
          </table:table-cell>
          <table:table-cell table:style-name="ce2" office:value-type="time" office:time-value="PT1052H09M00S" calcext:value-type="time">
            <text:p>1052.0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2" office:value-type="time" office:time-value="PT1126H54M00S" calcext:value-type="time">
            <text:p>1126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13" calcext:value-type="float">
            <text:p>1013</text:p>
          </table:table-cell>
          <table:table-cell table:style-name="ce2" office:value-type="time" office:time-value="PT601H02M00S" calcext:value-type="time">
            <text:p>601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2" office:value-type="time" office:time-value="PT602H58M00S" calcext:value-type="time">
            <text:p>602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15" calcext:value-type="float">
            <text:p>1015</text:p>
          </table:table-cell>
          <table:table-cell table:style-name="ce2" office:value-type="time" office:time-value="PT398H53M00S" calcext:value-type="time">
            <text:p>398.5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2" office:value-type="time" office:time-value="PT402H29M00S" calcext:value-type="time">
            <text:p>402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17" calcext:value-type="float">
            <text:p>1017</text:p>
          </table:table-cell>
          <table:table-cell table:style-name="ce2" office:value-type="time" office:time-value="PT230H25M00S" calcext:value-type="time">
            <text:p>230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2" office:value-type="time" office:time-value="PT246H03M00S" calcext:value-type="time">
            <text:p>246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19" calcext:value-type="float">
            <text:p>1019</text:p>
          </table:table-cell>
          <table:table-cell table:style-name="ce2" office:value-type="time" office:time-value="PT1120H18M00S" calcext:value-type="time">
            <text:p>1120.1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2" office:value-type="time" office:time-value="PT1122H02M00S" calcext:value-type="time">
            <text:p>1122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21" calcext:value-type="float">
            <text:p>1021</text:p>
          </table:table-cell>
          <table:table-cell table:style-name="ce2" office:value-type="time" office:time-value="PT668H42M00S" calcext:value-type="time">
            <text:p>668.4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2" office:value-type="time" office:time-value="PT670H59M00S" calcext:value-type="time">
            <text:p>670.5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23" calcext:value-type="float">
            <text:p>1023</text:p>
          </table:table-cell>
          <table:table-cell table:style-name="ce2" office:value-type="time" office:time-value="PT467H07M00S" calcext:value-type="time">
            <text:p>467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time" office:time-value="PT469H22M00S" calcext:value-type="time">
            <text:p>469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25" calcext:value-type="float">
            <text:p>1025</text:p>
          </table:table-cell>
          <table:table-cell table:style-name="ce2" office:value-type="time" office:time-value="PT297H13M00S" calcext:value-type="time">
            <text:p>297.1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2" office:value-type="time" office:time-value="PT298H26M00S" calcext:value-type="time">
            <text:p>298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27" calcext:value-type="float">
            <text:p>1027</text:p>
          </table:table-cell>
          <table:table-cell table:style-name="ce2" office:value-type="time" office:time-value="PT1187H15M00S" calcext:value-type="time">
            <text:p>1187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2" office:value-type="time" office:time-value="PT137H46M00S" calcext:value-type="time">
            <text:p>137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29" calcext:value-type="float">
            <text:p>1029</text:p>
          </table:table-cell>
          <table:table-cell table:style-name="ce2" office:value-type="time" office:time-value="PT736H26M00S" calcext:value-type="time">
            <text:p>736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2" office:value-type="time" office:time-value="PT741H28M00S" calcext:value-type="time">
            <text:p>741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31" calcext:value-type="float">
            <text:p>1031</text:p>
          </table:table-cell>
          <table:table-cell table:style-name="ce2" office:value-type="time" office:time-value="PT534H07M00S" calcext:value-type="time">
            <text:p>534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2" office:value-type="time" office:time-value="PT536H55M00S" calcext:value-type="time">
            <text:p>536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33" calcext:value-type="float">
            <text:p>1033</text:p>
          </table:table-cell>
          <table:table-cell table:style-name="ce2" office:value-type="time" office:time-value="PT366H20M00S" calcext:value-type="time">
            <text:p>366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2" office:value-type="time" office:time-value="PT368H11M00S" calcext:value-type="time">
            <text:p>368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35" calcext:value-type="float">
            <text:p>1035</text:p>
          </table:table-cell>
          <table:table-cell table:style-name="ce2" office:value-type="time" office:time-value="PT163H14M00S" calcext:value-type="time">
            <text:p>163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2" office:value-type="time" office:time-value="PT192H18M00S" calcext:value-type="time">
            <text:p>192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37" calcext:value-type="float">
            <text:p>1037</text:p>
          </table:table-cell>
          <table:table-cell table:style-name="ce2" office:value-type="time" office:time-value="PT804H20M00S" calcext:value-type="time">
            <text:p>804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2" office:value-type="time" office:time-value="PT811H23M00S" calcext:value-type="time">
            <text:p>811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39" calcext:value-type="float">
            <text:p>1039</text:p>
          </table:table-cell>
          <table:table-cell table:style-name="ce2" office:value-type="time" office:time-value="PT602H43M00S" calcext:value-type="time">
            <text:p>602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2" office:value-type="time" office:time-value="PT604H16M00S" calcext:value-type="time">
            <text:p>604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41" calcext:value-type="float">
            <text:p>1041</text:p>
          </table:table-cell>
          <table:table-cell table:style-name="ce2" office:value-type="time" office:time-value="PT432H47M00S" calcext:value-type="time">
            <text:p>432.4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2" office:value-type="time" office:time-value="PT435H23M00S" calcext:value-type="time">
            <text:p>435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43" calcext:value-type="float">
            <text:p>1043</text:p>
          </table:table-cell>
          <table:table-cell table:style-name="ce2" office:value-type="time" office:time-value="PT230H18M00S" calcext:value-type="time">
            <text:p>230.1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2" office:value-type="time" office:time-value="PT282H36M00S" calcext:value-type="time">
            <text:p>282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45" calcext:value-type="float">
            <text:p>1045</text:p>
          </table:table-cell>
          <table:table-cell table:style-name="ce2" office:value-type="time" office:time-value="PT872H32M00S" calcext:value-type="time">
            <text:p>872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2" office:value-type="time" office:time-value="PT874H20M00S" calcext:value-type="time">
            <text:p>874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47" calcext:value-type="float">
            <text:p>1047</text:p>
          </table:table-cell>
          <table:table-cell table:style-name="ce2" office:value-type="time" office:time-value="PT669H34M00S" calcext:value-type="time">
            <text:p>669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2" office:value-type="time" office:time-value="PT672H10M00S" calcext:value-type="time">
            <text:p>672.1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49" calcext:value-type="float">
            <text:p>1049</text:p>
          </table:table-cell>
          <table:table-cell table:style-name="ce2" office:value-type="time" office:time-value="PT500H18M00S" calcext:value-type="time">
            <text:p>500.1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2" office:value-type="time" office:time-value="PT832H53M00S" calcext:value-type="time">
            <text:p>832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table:style-name="ce2" office:value-type="time" office:time-value="PT298H28M00S" calcext:value-type="time">
            <text:p>298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2" office:value-type="time" office:time-value="PT373H36M00S" calcext:value-type="time">
            <text:p>373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53" calcext:value-type="float">
            <text:p>1053</text:p>
          </table:table-cell>
          <table:table-cell table:style-name="ce2" office:value-type="time" office:time-value="PT940H24M00S" calcext:value-type="time">
            <text:p>940.2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2" office:value-type="time" office:time-value="PT944H07M00S" calcext:value-type="time">
            <text:p>944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table:style-name="ce2" office:value-type="time" office:time-value="PT737H12M00S" calcext:value-type="time">
            <text:p>737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2" office:value-type="time" office:time-value="PT739H07M00S" calcext:value-type="time">
            <text:p>739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57" calcext:value-type="float">
            <text:p>1057</text:p>
          </table:table-cell>
          <table:table-cell table:style-name="ce2" office:value-type="time" office:time-value="PT568H08M00S" calcext:value-type="time">
            <text:p>568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2" office:value-type="time" office:time-value="PT570H52M00S" calcext:value-type="time">
            <text:p>570.5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59" calcext:value-type="float">
            <text:p>1059</text:p>
          </table:table-cell>
          <table:table-cell table:style-name="ce2" office:value-type="time" office:time-value="PT365H45M00S" calcext:value-type="time">
            <text:p>365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2" office:value-type="time" office:time-value="PT705H02M00S" calcext:value-type="time">
            <text:p>705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61" calcext:value-type="float">
            <text:p>1061</text:p>
          </table:table-cell>
          <table:table-cell table:style-name="ce2" office:value-type="time" office:time-value="PT1008H04M00S" calcext:value-type="time">
            <text:p>1008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2" office:value-type="time" office:time-value="PT1077H37M00S" calcext:value-type="time">
            <text:p>1077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63" calcext:value-type="float">
            <text:p>1063</text:p>
          </table:table-cell>
          <table:table-cell table:style-name="ce2" office:value-type="time" office:time-value="PT805H35M00S" calcext:value-type="time">
            <text:p>805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2" office:value-type="time" office:time-value="PT809H35M00S" calcext:value-type="time">
            <text:p>809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65" calcext:value-type="float">
            <text:p>1065</text:p>
          </table:table-cell>
          <table:table-cell table:style-name="ce2" office:value-type="time" office:time-value="PT635H51M00S" calcext:value-type="time">
            <text:p>635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2" office:value-type="time" office:time-value="PT639H24M00S" calcext:value-type="time">
            <text:p>639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67" calcext:value-type="float">
            <text:p>1067</text:p>
          </table:table-cell>
          <table:table-cell table:style-name="ce2" office:value-type="time" office:time-value="PT433H34M00S" calcext:value-type="time">
            <text:p>433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2" office:value-type="time" office:time-value="PT437H21M00S" calcext:value-type="time">
            <text:p>437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69" calcext:value-type="float">
            <text:p>1069</text:p>
          </table:table-cell>
          <table:table-cell table:style-name="ce2" office:value-type="time" office:time-value="PT1074H54M00S" calcext:value-type="time">
            <text:p>1074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2" office:value-type="time" office:time-value="PT1077H26M59.999999999S" calcext:value-type="time">
            <text:p>1077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71" calcext:value-type="float">
            <text:p>1071</text:p>
          </table:table-cell>
          <table:table-cell table:style-name="ce2" office:value-type="time" office:time-value="PT872H37M00S" calcext:value-type="time">
            <text:p>872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2" office:value-type="time" office:time-value="PT903H57M00S" calcext:value-type="time">
            <text:p>903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73" calcext:value-type="float">
            <text:p>1073</text:p>
          </table:table-cell>
          <table:table-cell table:style-name="ce2" office:value-type="time" office:time-value="PT704H26M00S" calcext:value-type="time">
            <text:p>704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2" office:value-type="time" office:time-value="PT705H44M00S" calcext:value-type="time">
            <text:p>705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table:style-name="ce2" office:value-type="time" office:time-value="PT501H01M00S" calcext:value-type="time">
            <text:p>501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2" office:value-type="time" office:time-value="PT503H36M00S" calcext:value-type="time">
            <text:p>503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77" calcext:value-type="float">
            <text:p>1077</text:p>
          </table:table-cell>
          <table:table-cell table:style-name="ce2" office:value-type="time" office:time-value="PT1142H22M00S" calcext:value-type="time">
            <text:p>1142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2" office:value-type="time" office:time-value="PT1144H30M00S" calcext:value-type="time">
            <text:p>1144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79" calcext:value-type="float">
            <text:p>1079</text:p>
          </table:table-cell>
          <table:table-cell table:style-name="ce2" office:value-type="time" office:time-value="PT940H16M00S" calcext:value-type="time">
            <text:p>940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2" office:value-type="time" office:time-value="PT1038H33M00S" calcext:value-type="time">
            <text:p>1038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81" calcext:value-type="float">
            <text:p>1081</text:p>
          </table:table-cell>
          <table:table-cell table:style-name="ce2" office:value-type="time" office:time-value="PT770H58M00S" calcext:value-type="time">
            <text:p>770.5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2" office:value-type="time" office:time-value="PT773H42M00S" calcext:value-type="time">
            <text:p>773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83" calcext:value-type="float">
            <text:p>1083</text:p>
          </table:table-cell>
          <table:table-cell table:style-name="ce2" office:value-type="time" office:time-value="PT568H43M00S" calcext:value-type="time">
            <text:p>568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2" office:value-type="time" office:time-value="PT571H12M00S" calcext:value-type="time">
            <text:p>571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85" calcext:value-type="float">
            <text:p>1085</text:p>
          </table:table-cell>
          <table:table-cell table:style-name="ce2" office:value-type="time" office:time-value="PT1210H15M00S" calcext:value-type="time">
            <text:p>1210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2" office:value-type="time" office:time-value="PT1212H35M00.000000001S" calcext:value-type="time">
            <text:p>1212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87" calcext:value-type="float">
            <text:p>1087</text:p>
          </table:table-cell>
          <table:table-cell table:style-name="ce2" office:value-type="time" office:time-value="PT1007H56M00S" calcext:value-type="time">
            <text:p>1007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2" office:value-type="time" office:time-value="PT1026H37M00S" calcext:value-type="time">
            <text:p>1026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89" calcext:value-type="float">
            <text:p>1089</text:p>
          </table:table-cell>
          <table:table-cell table:style-name="ce2" office:value-type="time" office:time-value="PT838H47M00S" calcext:value-type="time">
            <text:p>838.4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2" office:value-type="time" office:time-value="PT842H08M00S" calcext:value-type="time">
            <text:p>842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91" calcext:value-type="float">
            <text:p>1091</text:p>
          </table:table-cell>
          <table:table-cell table:style-name="ce2" office:value-type="time" office:time-value="PT636H56M00S" calcext:value-type="time">
            <text:p>636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2" office:value-type="time" office:time-value="PT640H27M00S" calcext:value-type="time">
            <text:p>640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93" calcext:value-type="float">
            <text:p>1093</text:p>
          </table:table-cell>
          <table:table-cell table:style-name="ce2" office:value-type="time" office:time-value="PT186H10M00S" calcext:value-type="time">
            <text:p>186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2" office:value-type="time" office:time-value="PT188H49M00S" calcext:value-type="time">
            <text:p>188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95" calcext:value-type="float">
            <text:p>1095</text:p>
          </table:table-cell>
          <table:table-cell table:style-name="ce2" office:value-type="time" office:time-value="PT1075H28M00S" calcext:value-type="time">
            <text:p>1075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2" office:value-type="time" office:time-value="PT1078H31M00S" calcext:value-type="time">
            <text:p>1078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97" calcext:value-type="float">
            <text:p>1097</text:p>
          </table:table-cell>
          <table:table-cell table:style-name="ce2" office:value-type="time" office:time-value="PT907H05M00S" calcext:value-type="time">
            <text:p>907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2" office:value-type="time" office:time-value="PT909H24M00S" calcext:value-type="time">
            <text:p>909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099" calcext:value-type="float">
            <text:p>1099</text:p>
          </table:table-cell>
          <table:table-cell table:style-name="ce2" office:value-type="time" office:time-value="PT704H24M00S" calcext:value-type="time">
            <text:p>704.2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2" office:value-type="time" office:time-value="PT772H53M00S" calcext:value-type="time">
            <text:p>772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01" calcext:value-type="float">
            <text:p>1101</text:p>
          </table:table-cell>
          <table:table-cell table:style-name="ce2" office:value-type="time" office:time-value="PT253H39M00S" calcext:value-type="time">
            <text:p>253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2" office:value-type="time" office:time-value="PT256H18M00S" calcext:value-type="time">
            <text:p>256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 table:style-name="ce2" office:value-type="time" office:time-value="PT1143H09M59.999999999S" calcext:value-type="time">
            <text:p>1143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2" office:value-type="time" office:time-value="PT1145H16M00S" calcext:value-type="time">
            <text:p>1145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05" calcext:value-type="float">
            <text:p>1105</text:p>
          </table:table-cell>
          <table:table-cell table:style-name="ce2" office:value-type="time" office:time-value="PT974H49M00S" calcext:value-type="time">
            <text:p>974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2" office:value-type="time" office:time-value="PT977H08M00S" calcext:value-type="time">
            <text:p>977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 table:style-name="ce2" office:value-type="time" office:time-value="PT771H50M00S" calcext:value-type="time">
            <text:p>771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2" office:value-type="time" office:time-value="PT1105H38M00S" calcext:value-type="time">
            <text:p>1105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09" calcext:value-type="float">
            <text:p>1109</text:p>
          </table:table-cell>
          <table:table-cell table:style-name="ce2" office:value-type="time" office:time-value="PT320H51M00S" calcext:value-type="time">
            <text:p>320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2" office:value-type="time" office:time-value="PT364H06M00S" calcext:value-type="time">
            <text:p>364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11" calcext:value-type="float">
            <text:p>1111</text:p>
          </table:table-cell>
          <table:table-cell table:style-name="ce2" office:value-type="time" office:time-value="PT1211H37M00S" calcext:value-type="time">
            <text:p>1211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2" office:value-type="time" office:time-value="PT1214H35M00S" calcext:value-type="time">
            <text:p>1214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13" calcext:value-type="float">
            <text:p>1113</text:p>
          </table:table-cell>
          <table:table-cell table:style-name="ce2" office:value-type="time" office:time-value="PT1041H53M00S" calcext:value-type="time">
            <text:p>1041.5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2" office:value-type="time" office:time-value="PT1045H33M00S" calcext:value-type="time">
            <text:p>1045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15" calcext:value-type="float">
            <text:p>1115</text:p>
          </table:table-cell>
          <table:table-cell table:style-name="ce2" office:value-type="time" office:time-value="PT839H07M00S" calcext:value-type="time">
            <text:p>839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2" office:value-type="time" office:time-value="PT841H22M00S" calcext:value-type="time">
            <text:p>841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17" calcext:value-type="float">
            <text:p>1117</text:p>
          </table:table-cell>
          <table:table-cell table:style-name="ce2" office:value-type="time" office:time-value="PT388H32M00S" calcext:value-type="time">
            <text:p>388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2" office:value-type="time" office:time-value="PT392H49M00S" calcext:value-type="time">
            <text:p>392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19" calcext:value-type="float">
            <text:p>1119</text:p>
          </table:table-cell>
          <table:table-cell table:style-name="ce2" office:value-type="time" office:time-value="PT186H05M00S" calcext:value-type="time">
            <text:p>186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2" office:value-type="time" office:time-value="PT522H50M00S" calcext:value-type="time">
            <text:p>522.5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21" calcext:value-type="float">
            <text:p>1121</text:p>
          </table:table-cell>
          <table:table-cell table:style-name="ce2" office:value-type="time" office:time-value="PT1110H12M00S" calcext:value-type="time">
            <text:p>1110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2" office:value-type="time" office:time-value="PT1167H47M00S" calcext:value-type="time">
            <text:p>1167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23" calcext:value-type="float">
            <text:p>1123</text:p>
          </table:table-cell>
          <table:table-cell table:style-name="ce2" office:value-type="time" office:time-value="PT907H54M00S" calcext:value-type="time">
            <text:p>907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2" office:value-type="time" office:time-value="PT910H10M00S" calcext:value-type="time">
            <text:p>910.1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25" calcext:value-type="float">
            <text:p>1125</text:p>
          </table:table-cell>
          <table:table-cell table:style-name="ce2" office:value-type="time" office:time-value="PT456H22M00S" calcext:value-type="time">
            <text:p>456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2" office:value-type="time" office:time-value="PT462H11M00S" calcext:value-type="time">
            <text:p>462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27" calcext:value-type="float">
            <text:p>1127</text:p>
          </table:table-cell>
          <table:table-cell table:style-name="ce2" office:value-type="time" office:time-value="PT254H21M00S" calcext:value-type="time">
            <text:p>254.2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2" office:value-type="time" office:time-value="PT310H24M00S" calcext:value-type="time">
            <text:p>310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29" calcext:value-type="float">
            <text:p>1129</text:p>
          </table:table-cell>
          <table:table-cell table:style-name="ce2" office:value-type="time" office:time-value="PT1176H57M00S" calcext:value-type="time">
            <text:p>1176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2" office:value-type="time" office:time-value="PT1179H59M00S" calcext:value-type="time">
            <text:p>1179.5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31" calcext:value-type="float">
            <text:p>1131</text:p>
          </table:table-cell>
          <table:table-cell table:style-name="ce2" office:value-type="time" office:time-value="PT974H42M00S" calcext:value-type="time">
            <text:p>974.4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2" office:value-type="time" office:time-value="PT976H18M00S" calcext:value-type="time">
            <text:p>976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33" calcext:value-type="float">
            <text:p>1133</text:p>
          </table:table-cell>
          <table:table-cell table:style-name="ce2" office:value-type="time" office:time-value="PT523H59M00S" calcext:value-type="time">
            <text:p>523.5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2" office:value-type="time" office:time-value="PT526H23M00S" calcext:value-type="time">
            <text:p>526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35" calcext:value-type="float">
            <text:p>1135</text:p>
          </table:table-cell>
          <table:table-cell table:style-name="ce2" office:value-type="time" office:time-value="PT321H30M00S" calcext:value-type="time">
            <text:p>321.3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2" office:value-type="time" office:time-value="PT324H48M00S" calcext:value-type="time">
            <text:p>324.4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37" calcext:value-type="float">
            <text:p>1137</text:p>
          </table:table-cell>
          <table:table-cell table:style-name="ce2" office:value-type="time" office:time-value="PT152H35M00S" calcext:value-type="time">
            <text:p>152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2" office:value-type="time" office:time-value="PT156H15M00S" calcext:value-type="time">
            <text:p>156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39" calcext:value-type="float">
            <text:p>1139</text:p>
          </table:table-cell>
          <table:table-cell table:style-name="ce2" office:value-type="time" office:time-value="PT1043H03M00S" calcext:value-type="time">
            <text:p>1043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2" office:value-type="time" office:time-value="PT1070H01M00S" calcext:value-type="time">
            <text:p>1070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41" calcext:value-type="float">
            <text:p>1141</text:p>
          </table:table-cell>
          <table:table-cell table:style-name="ce2" office:value-type="time" office:time-value="PT592H23M00S" calcext:value-type="time">
            <text:p>592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2" office:value-type="time" office:time-value="PT596H29M00S" calcext:value-type="time">
            <text:p>596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43" calcext:value-type="float">
            <text:p>1143</text:p>
          </table:table-cell>
          <table:table-cell table:style-name="ce2" office:value-type="time" office:time-value="PT389H44M00S" calcext:value-type="time">
            <text:p>389.4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2" office:value-type="time" office:time-value="PT392H06M00S" calcext:value-type="time">
            <text:p>392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45" calcext:value-type="float">
            <text:p>1145</text:p>
          </table:table-cell>
          <table:table-cell table:style-name="ce2" office:value-type="time" office:time-value="PT220H19M00S" calcext:value-type="time">
            <text:p>220.1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2" office:value-type="time" office:time-value="PT224H08M00S" calcext:value-type="time">
            <text:p>224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47" calcext:value-type="float">
            <text:p>1147</text:p>
          </table:table-cell>
          <table:table-cell table:style-name="ce2" office:value-type="time" office:time-value="PT1110H34M00S" calcext:value-type="time">
            <text:p>1110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2" office:value-type="time" office:time-value="PT348H34M00S" calcext:value-type="time">
            <text:p>348.3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49" calcext:value-type="float">
            <text:p>1149</text:p>
          </table:table-cell>
          <table:table-cell table:style-name="ce2" office:value-type="time" office:time-value="PT659H47M00S" calcext:value-type="time">
            <text:p>659.4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2" office:value-type="time" office:time-value="PT826H19M00S" calcext:value-type="time">
            <text:p>826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51" calcext:value-type="float">
            <text:p>1151</text:p>
          </table:table-cell>
          <table:table-cell table:style-name="ce2" office:value-type="time" office:time-value="PT457H04M00S" calcext:value-type="time">
            <text:p>457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2" office:value-type="time" office:time-value="PT461H38M00S" calcext:value-type="time">
            <text:p>461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53" calcext:value-type="float">
            <text:p>1153</text:p>
          </table:table-cell>
          <table:table-cell table:style-name="ce2" office:value-type="time" office:time-value="PT288H38M00S" calcext:value-type="time">
            <text:p>288.3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2" office:value-type="time" office:time-value="PT309H36M00S" calcext:value-type="time">
            <text:p>309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55" calcext:value-type="float">
            <text:p>1155</text:p>
          </table:table-cell>
          <table:table-cell table:style-name="ce2" office:value-type="time" office:time-value="PT1177H47M00S" calcext:value-type="time">
            <text:p>1177.4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2" office:value-type="time" office:time-value="PT1213H33M00S" calcext:value-type="time">
            <text:p>1213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57" calcext:value-type="float">
            <text:p>1157</text:p>
          </table:table-cell>
          <table:table-cell table:style-name="ce2" office:value-type="time" office:time-value="PT726H55M00S" calcext:value-type="time">
            <text:p>726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2" office:value-type="time" office:time-value="PT729H07M00S" calcext:value-type="time">
            <text:p>729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59" calcext:value-type="float">
            <text:p>1159</text:p>
          </table:table-cell>
          <table:table-cell table:style-name="ce2" office:value-type="time" office:time-value="PT524H37M00S" calcext:value-type="time">
            <text:p>524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2" office:value-type="time" office:time-value="PT527H06M00S" calcext:value-type="time">
            <text:p>527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61" calcext:value-type="float">
            <text:p>1161</text:p>
          </table:table-cell>
          <table:table-cell table:style-name="ce2" office:value-type="time" office:time-value="PT355H38M00S" calcext:value-type="time">
            <text:p>355.3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2" office:value-type="time" office:time-value="PT358H24M00S" calcext:value-type="time">
            <text:p>358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63" calcext:value-type="float">
            <text:p>1163</text:p>
          </table:table-cell>
          <table:table-cell table:style-name="ce2" office:value-type="time" office:time-value="PT153H11M00S" calcext:value-type="time">
            <text:p>153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2" office:value-type="time" office:time-value="PT245H46M00S" calcext:value-type="time">
            <text:p>245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65" calcext:value-type="float">
            <text:p>1165</text:p>
          </table:table-cell>
          <table:table-cell table:style-name="ce2" office:value-type="time" office:time-value="PT795H14M00S" calcext:value-type="time">
            <text:p>795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2" office:value-type="time" office:time-value="PT797H54M00S" calcext:value-type="time">
            <text:p>797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67" calcext:value-type="float">
            <text:p>1167</text:p>
          </table:table-cell>
          <table:table-cell table:style-name="ce2" office:value-type="time" office:time-value="PT592H28M00S" calcext:value-type="time">
            <text:p>592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2" office:value-type="time" office:time-value="PT596H37M00S" calcext:value-type="time">
            <text:p>596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69" calcext:value-type="float">
            <text:p>1169</text:p>
          </table:table-cell>
          <table:table-cell table:style-name="ce2" office:value-type="time" office:time-value="PT423H19M00S" calcext:value-type="time">
            <text:p>423.1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2" office:value-type="time" office:time-value="PT427H42M00S" calcext:value-type="time">
            <text:p>427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71" calcext:value-type="float">
            <text:p>1171</text:p>
          </table:table-cell>
          <table:table-cell table:style-name="ce2" office:value-type="time" office:time-value="PT220H50M00S" calcext:value-type="time">
            <text:p>220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2" office:value-type="time" office:time-value="PT267H06M00S" calcext:value-type="time">
            <text:p>267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73" calcext:value-type="float">
            <text:p>1173</text:p>
          </table:table-cell>
          <table:table-cell table:style-name="ce2" office:value-type="time" office:time-value="PT862H24M00S" calcext:value-type="time">
            <text:p>862.2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2" office:value-type="time" office:time-value="PT866H17M00S" calcext:value-type="time">
            <text:p>866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75" calcext:value-type="float">
            <text:p>1175</text:p>
          </table:table-cell>
          <table:table-cell table:style-name="ce2" office:value-type="time" office:time-value="PT660H48M00S" calcext:value-type="time">
            <text:p>660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2" office:value-type="time" office:time-value="PT663H50M00S" calcext:value-type="time">
            <text:p>663.5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77" calcext:value-type="float">
            <text:p>1177</text:p>
          </table:table-cell>
          <table:table-cell table:style-name="ce2" office:value-type="time" office:time-value="PT490H46M00S" calcext:value-type="time">
            <text:p>490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2" office:value-type="time" office:time-value="PT492H58M00S" calcext:value-type="time">
            <text:p>492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79" calcext:value-type="float">
            <text:p>1179</text:p>
          </table:table-cell>
          <table:table-cell table:style-name="ce2" office:value-type="time" office:time-value="PT289H05M00S" calcext:value-type="time">
            <text:p>289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2" office:value-type="time" office:time-value="PT414H21M00S" calcext:value-type="time">
            <text:p>414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81" calcext:value-type="float">
            <text:p>1181</text:p>
          </table:table-cell>
          <table:table-cell table:style-name="ce2" office:value-type="time" office:time-value="PT930H01M00S" calcext:value-type="time">
            <text:p>930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2" office:value-type="time" office:time-value="PT932H44M00S" calcext:value-type="time">
            <text:p>932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83" calcext:value-type="float">
            <text:p>1183</text:p>
          </table:table-cell>
          <table:table-cell table:style-name="ce2" office:value-type="time" office:time-value="PT727H30M00S" calcext:value-type="time">
            <text:p>727.3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2" office:value-type="time" office:time-value="PT729H37M00S" calcext:value-type="time">
            <text:p>729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85" calcext:value-type="float">
            <text:p>1185</text:p>
          </table:table-cell>
          <table:table-cell table:style-name="ce2" office:value-type="time" office:time-value="PT558H40M00S" calcext:value-type="time">
            <text:p>558.4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2" office:value-type="time" office:time-value="PT562H06M00S" calcext:value-type="time">
            <text:p>562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87" calcext:value-type="float">
            <text:p>1187</text:p>
          </table:table-cell>
          <table:table-cell table:style-name="ce2" office:value-type="time" office:time-value="PT357H07M00S" calcext:value-type="time">
            <text:p>357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2" office:value-type="time" office:time-value="PT423H07M00S" calcext:value-type="time">
            <text:p>423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89" calcext:value-type="float">
            <text:p>1189</text:p>
          </table:table-cell>
          <table:table-cell table:style-name="ce2" office:value-type="time" office:time-value="PT998H25M00S" calcext:value-type="time">
            <text:p>998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2" office:value-type="time" office:time-value="PT1002H19M00S" calcext:value-type="time">
            <text:p>1002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91" calcext:value-type="float">
            <text:p>1191</text:p>
          </table:table-cell>
          <table:table-cell table:style-name="ce2" office:value-type="time" office:time-value="PT795H26M00S" calcext:value-type="time">
            <text:p>795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2" office:value-type="time" office:time-value="PT798H18M00S" calcext:value-type="time">
            <text:p>798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93" calcext:value-type="float">
            <text:p>1193</text:p>
          </table:table-cell>
          <table:table-cell table:style-name="ce2" office:value-type="time" office:time-value="PT626H14M00S" calcext:value-type="time">
            <text:p>626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2" office:value-type="time" office:time-value="PT954H24M00S" calcext:value-type="time">
            <text:p>954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95" calcext:value-type="float">
            <text:p>1195</text:p>
          </table:table-cell>
          <table:table-cell table:style-name="ce2" office:value-type="time" office:time-value="PT424H37M00S" calcext:value-type="time">
            <text:p>424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2" office:value-type="time" office:time-value="PT495H57M00S" calcext:value-type="time">
            <text:p>495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table:style-name="ce2" office:value-type="time" office:time-value="PT1065H33M00S" calcext:value-type="time">
            <text:p>1065.3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2" office:value-type="time" office:time-value="PT1070H28M00S" calcext:value-type="time">
            <text:p>1070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199" calcext:value-type="float">
            <text:p>1199</text:p>
          </table:table-cell>
          <table:table-cell table:style-name="ce2" office:value-type="time" office:time-value="PT863H44M00S" calcext:value-type="time">
            <text:p>863.4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2" office:value-type="time" office:time-value="PT865H57M00S" calcext:value-type="time">
            <text:p>865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01" calcext:value-type="float">
            <text:p>1201</text:p>
          </table:table-cell>
          <table:table-cell table:style-name="ce2" office:value-type="time" office:time-value="PT693H57M00S" calcext:value-type="time">
            <text:p>693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2" office:value-type="time" office:time-value="PT696H37M00S" calcext:value-type="time">
            <text:p>696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03" calcext:value-type="float">
            <text:p>1203</text:p>
          </table:table-cell>
          <table:table-cell table:style-name="ce2" office:value-type="time" office:time-value="PT491H34M00S" calcext:value-type="time">
            <text:p>491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2" office:value-type="time" office:time-value="PT495H08M00S" calcext:value-type="time">
            <text:p>495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05" calcext:value-type="float">
            <text:p>1205</text:p>
          </table:table-cell>
          <table:table-cell table:style-name="ce2" office:value-type="time" office:time-value="PT1133H46M00S" calcext:value-type="time">
            <text:p>1133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2" office:value-type="time" office:time-value="PT381H01M00S" calcext:value-type="time">
            <text:p>381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07" calcext:value-type="float">
            <text:p>1207</text:p>
          </table:table-cell>
          <table:table-cell table:style-name="ce2" office:value-type="time" office:time-value="PT930H41M00S" calcext:value-type="time">
            <text:p>930.4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2" office:value-type="time" office:time-value="PT1022H30M00S" calcext:value-type="time">
            <text:p>1022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09" calcext:value-type="float">
            <text:p>1209</text:p>
          </table:table-cell>
          <table:table-cell table:style-name="ce2" office:value-type="time" office:time-value="PT761H34M00S" calcext:value-type="time">
            <text:p>761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2" office:value-type="time" office:time-value="PT764H09M00S" calcext:value-type="time">
            <text:p>764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11" calcext:value-type="float">
            <text:p>1211</text:p>
          </table:table-cell>
          <table:table-cell table:style-name="ce2" office:value-type="time" office:time-value="PT559H16M00S" calcext:value-type="time">
            <text:p>559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2" office:value-type="time" office:time-value="PT563H09M00S" calcext:value-type="time">
            <text:p>563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13" calcext:value-type="float">
            <text:p>1213</text:p>
          </table:table-cell>
          <table:table-cell table:style-name="ce2" office:value-type="time" office:time-value="PT1200H48M00S" calcext:value-type="time">
            <text:p>1200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2" office:value-type="time" office:time-value="PT1204H53M00S" calcext:value-type="time">
            <text:p>1204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15" calcext:value-type="float">
            <text:p>1215</text:p>
          </table:table-cell>
          <table:table-cell table:style-name="ce2" office:value-type="time" office:time-value="PT998H12M00S" calcext:value-type="time">
            <text:p>998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2" office:value-type="time" office:time-value="PT1047H54M00S" calcext:value-type="time">
            <text:p>1047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17" calcext:value-type="float">
            <text:p>1217</text:p>
          </table:table-cell>
          <table:table-cell table:style-name="ce2" office:value-type="time" office:time-value="PT829H15M00S" calcext:value-type="time">
            <text:p>829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2" office:value-type="time" office:time-value="PT833H03M00S" calcext:value-type="time">
            <text:p>833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19" calcext:value-type="float">
            <text:p>1219</text:p>
          </table:table-cell>
          <table:table-cell table:style-name="ce2" office:value-type="time" office:time-value="PT627H29M00S" calcext:value-type="time">
            <text:p>627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2" office:value-type="time" office:time-value="PT629H34M00S" calcext:value-type="time">
            <text:p>629.3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21" calcext:value-type="float">
            <text:p>1221</text:p>
          </table:table-cell>
          <table:table-cell table:style-name="ce2" office:value-type="time" office:time-value="PT176H11M00S" calcext:value-type="time">
            <text:p>176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2" office:value-type="time" office:time-value="PT181H30M00S" calcext:value-type="time">
            <text:p>181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23" calcext:value-type="float">
            <text:p>1223</text:p>
          </table:table-cell>
          <table:table-cell table:style-name="ce2" office:value-type="time" office:time-value="PT1066H44M00S" calcext:value-type="time">
            <text:p>1066.4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2" office:value-type="time" office:time-value="PT313H12M00S" calcext:value-type="time">
            <text:p>313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table:style-name="ce2" office:value-type="time" office:time-value="PT897H50M00S" calcext:value-type="time">
            <text:p>897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2" office:value-type="time" office:time-value="PT951H02M00S" calcext:value-type="time">
            <text:p>951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27" calcext:value-type="float">
            <text:p>1227</text:p>
          </table:table-cell>
          <table:table-cell table:style-name="ce2" office:value-type="time" office:time-value="PT694H33M00S" calcext:value-type="time">
            <text:p>694.3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2" office:value-type="time" office:time-value="PT697H48M00S" calcext:value-type="time">
            <text:p>697.4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table:style-name="ce2" office:value-type="time" office:time-value="PT243H48M00S" calcext:value-type="time">
            <text:p>243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2" office:value-type="time" office:time-value="PT246H51M00S" calcext:value-type="time">
            <text:p>246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31" calcext:value-type="float">
            <text:p>1231</text:p>
          </table:table-cell>
          <table:table-cell table:style-name="ce2" office:value-type="time" office:time-value="PT1167H41M00S" calcext:value-type="time">
            <text:p>1167.4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2" office:value-type="time" office:time-value="PT1170H13M00S" calcext:value-type="time">
            <text:p>1170.1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33" calcext:value-type="float">
            <text:p>1233</text:p>
          </table:table-cell>
          <table:table-cell table:style-name="ce2" office:value-type="time" office:time-value="PT964H28M00S" calcext:value-type="time">
            <text:p>964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2" office:value-type="time" office:time-value="PT966H41M00S" calcext:value-type="time">
            <text:p>966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35" calcext:value-type="float">
            <text:p>1235</text:p>
          </table:table-cell>
          <table:table-cell table:style-name="ce2" office:value-type="time" office:time-value="PT762H18M00S" calcext:value-type="time">
            <text:p>762.1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2" office:value-type="time" office:time-value="PT817H21M00S" calcext:value-type="time">
            <text:p>817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37" calcext:value-type="float">
            <text:p>1237</text:p>
          </table:table-cell>
          <table:table-cell table:style-name="ce2" office:value-type="time" office:time-value="PT312H14M00S" calcext:value-type="time">
            <text:p>312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2" office:value-type="time" office:time-value="PT316H02M00S" calcext:value-type="time">
            <text:p>316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39" calcext:value-type="float">
            <text:p>1239</text:p>
          </table:table-cell>
          <table:table-cell table:style-name="ce2" office:value-type="time" office:time-value="PT1201H11M59.999999999S" calcext:value-type="time">
            <text:p>1201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2" office:value-type="time" office:time-value="PT1203H35M00.000000001S" calcext:value-type="time">
            <text:p>1203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41" calcext:value-type="float">
            <text:p>1241</text:p>
          </table:table-cell>
          <table:table-cell table:style-name="ce2" office:value-type="time" office:time-value="PT1032H54M00S" calcext:value-type="time">
            <text:p>1032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2" office:value-type="time" office:time-value="PT1034H47M00S" calcext:value-type="time">
            <text:p>1034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43" calcext:value-type="float">
            <text:p>1243</text:p>
          </table:table-cell>
          <table:table-cell table:style-name="ce2" office:value-type="time" office:time-value="PT863H16M00S" calcext:value-type="time">
            <text:p>863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2" office:value-type="time" office:time-value="PT866H56M00S" calcext:value-type="time">
            <text:p>866.5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45" calcext:value-type="float">
            <text:p>1245</text:p>
          </table:table-cell>
          <table:table-cell table:style-name="ce2" office:value-type="time" office:time-value="PT380H05M00S" calcext:value-type="time">
            <text:p>380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2" office:value-type="time" office:time-value="PT382H59M00S" calcext:value-type="time">
            <text:p>382.5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47" calcext:value-type="float">
            <text:p>1247</text:p>
          </table:table-cell>
          <table:table-cell table:style-name="ce2" office:value-type="time" office:time-value="PT210H10M00S" calcext:value-type="time">
            <text:p>210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2" office:value-type="time" office:time-value="PT271H44M00S" calcext:value-type="time">
            <text:p>271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49" calcext:value-type="float">
            <text:p>1249</text:p>
          </table:table-cell>
          <table:table-cell table:style-name="ce2" office:value-type="time" office:time-value="PT1099H48M00.000000001S" calcext:value-type="time">
            <text:p>1099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2" office:value-type="time" office:time-value="PT1102H05M00S" calcext:value-type="time">
            <text:p>1102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51" calcext:value-type="float">
            <text:p>1251</text:p>
          </table:table-cell>
          <table:table-cell table:style-name="ce2" office:value-type="time" office:time-value="PT930H59M00S" calcext:value-type="time">
            <text:p>930.5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2" office:value-type="time" office:time-value="PT975H14M00S" calcext:value-type="time">
            <text:p>975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53" calcext:value-type="float">
            <text:p>1253</text:p>
          </table:table-cell>
          <table:table-cell table:style-name="ce2" office:value-type="time" office:time-value="PT447H20M00S" calcext:value-type="time">
            <text:p>447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2" office:value-type="time" office:time-value="PT450H53M00S" calcext:value-type="time">
            <text:p>450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55" calcext:value-type="float">
            <text:p>1255</text:p>
          </table:table-cell>
          <table:table-cell table:style-name="ce2" office:value-type="time" office:time-value="PT277H48M00S" calcext:value-type="time">
            <text:p>277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2" office:value-type="time" office:time-value="PT283H54M00S" calcext:value-type="time">
            <text:p>283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57" calcext:value-type="float">
            <text:p>1257</text:p>
          </table:table-cell>
          <table:table-cell table:style-name="ce2" office:value-type="time" office:time-value="PT1168H08M00S" calcext:value-type="time">
            <text:p>1168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2" office:value-type="time" office:time-value="PT242H19M00S" calcext:value-type="time">
            <text:p>242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59" calcext:value-type="float">
            <text:p>1259</text:p>
          </table:table-cell>
          <table:table-cell table:style-name="ce2" office:value-type="time" office:time-value="PT999H08M00S" calcext:value-type="time">
            <text:p>999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2" office:value-type="time" office:time-value="PT1002H15M00S" calcext:value-type="time">
            <text:p>1002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61" calcext:value-type="float">
            <text:p>1261</text:p>
          </table:table-cell>
          <table:table-cell table:style-name="ce2" office:value-type="time" office:time-value="PT514H20M00S" calcext:value-type="time">
            <text:p>514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2" office:value-type="time" office:time-value="PT576H08M00S" calcext:value-type="time">
            <text:p>576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63" calcext:value-type="float">
            <text:p>1263</text:p>
          </table:table-cell>
          <table:table-cell table:style-name="ce2" office:value-type="time" office:time-value="PT345H19M00S" calcext:value-type="time">
            <text:p>345.1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2" office:value-type="time" office:time-value="PT348H35M00S" calcext:value-type="time">
            <text:p>348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65" calcext:value-type="float">
            <text:p>1265</text:p>
          </table:table-cell>
          <table:table-cell table:style-name="ce2" office:value-type="time" office:time-value="PT1235H04M00S" calcext:value-type="time">
            <text:p>1235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2" office:value-type="time" office:time-value="PT1236H49M00S" calcext:value-type="time">
            <text:p>1236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67" calcext:value-type="float">
            <text:p>1267</text:p>
          </table:table-cell>
          <table:table-cell table:style-name="ce2" office:value-type="time" office:time-value="PT1066H48M00.000000001S" calcext:value-type="time">
            <text:p>1066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2" office:value-type="time" office:time-value="PT1070H30M00S" calcext:value-type="time">
            <text:p>1070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69" calcext:value-type="float">
            <text:p>1269</text:p>
          </table:table-cell>
          <table:table-cell table:style-name="ce2" office:value-type="time" office:time-value="PT582H57M00S" calcext:value-type="time">
            <text:p>582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ce2" office:value-type="time" office:time-value="PT691H08M00S" calcext:value-type="time">
            <text:p>691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71" calcext:value-type="float">
            <text:p>1271</text:p>
          </table:table-cell>
          <table:table-cell table:style-name="ce2" office:value-type="time" office:time-value="PT413H08M00S" calcext:value-type="time">
            <text:p>413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2" office:value-type="time" office:time-value="PT416H24M00S" calcext:value-type="time">
            <text:p>416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73" calcext:value-type="float">
            <text:p>1273</text:p>
          </table:table-cell>
          <table:table-cell table:style-name="ce2" office:value-type="time" office:time-value="PT211H27M00S" calcext:value-type="time">
            <text:p>211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2" office:value-type="time" office:time-value="PT550H33M00S" calcext:value-type="time">
            <text:p>550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75" calcext:value-type="float">
            <text:p>1275</text:p>
          </table:table-cell>
          <table:table-cell table:style-name="ce2" office:value-type="time" office:time-value="PT1133H45M00S" calcext:value-type="time">
            <text:p>1133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2" office:value-type="time" office:time-value="PT1200H23M00S" calcext:value-type="time">
            <text:p>1200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77" calcext:value-type="float">
            <text:p>1277</text:p>
          </table:table-cell>
          <table:table-cell table:style-name="ce2" office:value-type="time" office:time-value="PT649H51M00S" calcext:value-type="time">
            <text:p>649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2" office:value-type="time" office:time-value="PT652H57M00S" calcext:value-type="time">
            <text:p>652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79" calcext:value-type="float">
            <text:p>1279</text:p>
          </table:table-cell>
          <table:table-cell table:style-name="ce2" office:value-type="time" office:time-value="PT481H16M00S" calcext:value-type="time">
            <text:p>481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2" office:value-type="time" office:time-value="PT483H36M00S" calcext:value-type="time">
            <text:p>483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81" calcext:value-type="float">
            <text:p>1281</text:p>
          </table:table-cell>
          <table:table-cell table:style-name="ce2" office:value-type="time" office:time-value="PT278H24M00S" calcext:value-type="time">
            <text:p>278.2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2" office:value-type="time" office:time-value="PT281H19M00S" calcext:value-type="time">
            <text:p>281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83" calcext:value-type="float">
            <text:p>1283</text:p>
          </table:table-cell>
          <table:table-cell table:style-name="ce2" office:value-type="time" office:time-value="PT1201H42M00S" calcext:value-type="time">
            <text:p>1201.4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2" office:value-type="time" office:time-value="PT1206H26M59.999999999S" calcext:value-type="time">
            <text:p>1206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85" calcext:value-type="float">
            <text:p>1285</text:p>
          </table:table-cell>
          <table:table-cell table:style-name="ce2" office:value-type="time" office:time-value="PT717H33M00S" calcext:value-type="time">
            <text:p>717.3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2" office:value-type="time" office:time-value="PT777H23M00S" calcext:value-type="time">
            <text:p>777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87" calcext:value-type="float">
            <text:p>1287</text:p>
          </table:table-cell>
          <table:table-cell table:style-name="ce2" office:value-type="time" office:time-value="PT548H29M00S" calcext:value-type="time">
            <text:p>548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2" office:value-type="time" office:time-value="PT550H58M00S" calcext:value-type="time">
            <text:p>550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89" calcext:value-type="float">
            <text:p>1289</text:p>
          </table:table-cell>
          <table:table-cell table:style-name="ce2" office:value-type="time" office:time-value="PT346H07M00S" calcext:value-type="time">
            <text:p>346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2" office:value-type="time" office:time-value="PT435H56M00S" calcext:value-type="time">
            <text:p>435.5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91" calcext:value-type="float">
            <text:p>1291</text:p>
          </table:table-cell>
          <table:table-cell table:style-name="ce2" office:value-type="time" office:time-value="PT177H03M00S" calcext:value-type="time">
            <text:p>177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2" office:value-type="time" office:time-value="PT181H13M00S" calcext:value-type="time">
            <text:p>181.1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93" calcext:value-type="float">
            <text:p>1293</text:p>
          </table:table-cell>
          <table:table-cell table:style-name="ce2" office:value-type="time" office:time-value="PT785H53M00S" calcext:value-type="time">
            <text:p>785.5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2" office:value-type="time" office:time-value="PT1015H16M00S" calcext:value-type="time">
            <text:p>1015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95" calcext:value-type="float">
            <text:p>1295</text:p>
          </table:table-cell>
          <table:table-cell table:style-name="ce2" office:value-type="time" office:time-value="PT615H59M00S" calcext:value-type="time">
            <text:p>615.5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2" office:value-type="time" office:time-value="PT915H36M00S" calcext:value-type="time">
            <text:p>915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97" calcext:value-type="float">
            <text:p>1297</text:p>
          </table:table-cell>
          <table:table-cell table:style-name="ce2" office:value-type="time" office:time-value="PT414H25M00S" calcext:value-type="time">
            <text:p>414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2" office:value-type="time" office:time-value="PT523H23M00S" calcext:value-type="time">
            <text:p>523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299" calcext:value-type="float">
            <text:p>1299</text:p>
          </table:table-cell>
          <table:table-cell table:style-name="ce2" office:value-type="time" office:time-value="PT245H26M00S" calcext:value-type="time">
            <text:p>245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2" office:value-type="time" office:time-value="PT250H00M00S" calcext:value-type="time">
            <text:p>250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01" calcext:value-type="float">
            <text:p>1301</text:p>
          </table:table-cell>
          <table:table-cell table:style-name="ce2" office:value-type="time" office:time-value="PT852H42M00S" calcext:value-type="time">
            <text:p>852.4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2" office:value-type="time" office:time-value="PT854H38M00S" calcext:value-type="time">
            <text:p>854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03" calcext:value-type="float">
            <text:p>1303</text:p>
          </table:table-cell>
          <table:table-cell table:style-name="ce2" office:value-type="time" office:time-value="PT683H38M00S" calcext:value-type="time">
            <text:p>683.3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2" office:value-type="time" office:time-value="PT685H08M00S" calcext:value-type="time">
            <text:p>685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05" calcext:value-type="float">
            <text:p>1305</text:p>
          </table:table-cell>
          <table:table-cell table:style-name="ce2" office:value-type="time" office:time-value="PT481H52M00S" calcext:value-type="time">
            <text:p>481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2" office:value-type="time" office:time-value="PT819H43M00S" calcext:value-type="time">
            <text:p>819.4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07" calcext:value-type="float">
            <text:p>1307</text:p>
          </table:table-cell>
          <table:table-cell table:style-name="ce2" office:value-type="time" office:time-value="PT312H25M00S" calcext:value-type="time">
            <text:p>312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2" office:value-type="time" office:time-value="PT366H49M00S" calcext:value-type="time">
            <text:p>366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09" calcext:value-type="float">
            <text:p>1309</text:p>
          </table:table-cell>
          <table:table-cell table:style-name="ce2" office:value-type="time" office:time-value="PT920H33M00S" calcext:value-type="time">
            <text:p>920.3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2" office:value-type="time" office:time-value="PT927H58M00S" calcext:value-type="time">
            <text:p>927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11" calcext:value-type="float">
            <text:p>1311</text:p>
          </table:table-cell>
          <table:table-cell table:style-name="ce2" office:value-type="time" office:time-value="PT752H13M00S" calcext:value-type="time">
            <text:p>752.1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2" office:value-type="time" office:time-value="PT756H14M00S" calcext:value-type="time">
            <text:p>756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13" calcext:value-type="float">
            <text:p>1313</text:p>
          </table:table-cell>
          <table:table-cell table:style-name="ce2" office:value-type="time" office:time-value="PT549H30M00S" calcext:value-type="time">
            <text:p>549.3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style-name="ce2" office:value-type="time" office:time-value="PT551H18M00S" calcext:value-type="time">
            <text:p>551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15" calcext:value-type="float">
            <text:p>1315</text:p>
          </table:table-cell>
          <table:table-cell table:style-name="ce2" office:value-type="time" office:time-value="PT380H43M00S" calcext:value-type="time">
            <text:p>380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2" office:value-type="time" office:time-value="PT440H27M00S" calcext:value-type="time">
            <text:p>440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17" calcext:value-type="float">
            <text:p>1317</text:p>
          </table:table-cell>
          <table:table-cell table:style-name="ce2" office:value-type="time" office:time-value="PT988H21M00S" calcext:value-type="time">
            <text:p>988.2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2" office:value-type="time" office:time-value="PT992H23M00S" calcext:value-type="time">
            <text:p>992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19" calcext:value-type="float">
            <text:p>1319</text:p>
          </table:table-cell>
          <table:table-cell table:style-name="ce2" office:value-type="time" office:time-value="PT819H16M00S" calcext:value-type="time">
            <text:p>819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2" office:value-type="time" office:time-value="PT823H06M00S" calcext:value-type="time">
            <text:p>823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21" calcext:value-type="float">
            <text:p>1321</text:p>
          </table:table-cell>
          <table:table-cell table:style-name="ce2" office:value-type="time" office:time-value="PT617H36M00S" calcext:value-type="time">
            <text:p>617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2" office:value-type="time" office:time-value="PT956H07M00S" calcext:value-type="time">
            <text:p>956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23" calcext:value-type="float">
            <text:p>1323</text:p>
          </table:table-cell>
          <table:table-cell table:style-name="ce2" office:value-type="time" office:time-value="PT447H51M00S" calcext:value-type="time">
            <text:p>447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2" office:value-type="time" office:time-value="PT510H05M00S" calcext:value-type="time">
            <text:p>510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25" calcext:value-type="float">
            <text:p>1325</text:p>
          </table:table-cell>
          <table:table-cell table:style-name="ce2" office:value-type="time" office:time-value="PT1056H19M00S" calcext:value-type="time">
            <text:p>1056.1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style-name="ce2" office:value-type="time" office:time-value="PT1059H12M00S" calcext:value-type="time">
            <text:p>1059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27" calcext:value-type="float">
            <text:p>1327</text:p>
          </table:table-cell>
          <table:table-cell table:style-name="ce2" office:value-type="time" office:time-value="PT886H52M00S" calcext:value-type="time">
            <text:p>886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2" office:value-type="time" office:time-value="PT889H31M00S" calcext:value-type="time">
            <text:p>889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29" calcext:value-type="float">
            <text:p>1329</text:p>
          </table:table-cell>
          <table:table-cell table:style-name="ce2" office:value-type="time" office:time-value="PT684H19M00S" calcext:value-type="time">
            <text:p>684.1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style-name="ce2" office:value-type="time" office:time-value="PT1021H36M00S" calcext:value-type="time">
            <text:p>1021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31" calcext:value-type="float">
            <text:p>1331</text:p>
          </table:table-cell>
          <table:table-cell table:style-name="ce2" office:value-type="time" office:time-value="PT516H06M00S" calcext:value-type="time">
            <text:p>516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2" office:value-type="time" office:time-value="PT658H12M00S" calcext:value-type="time">
            <text:p>658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33" calcext:value-type="float">
            <text:p>1333</text:p>
          </table:table-cell>
          <table:table-cell table:style-name="ce2" office:value-type="time" office:time-value="PT1124H03M00S" calcext:value-type="time">
            <text:p>1124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2" office:value-type="time" office:time-value="PT369H58M00S" calcext:value-type="time">
            <text:p>369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table:style-name="ce2" office:value-type="time" office:time-value="PT954H18M00S" calcext:value-type="time">
            <text:p>954.1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2" office:value-type="time" office:time-value="PT1010H17M00S" calcext:value-type="time">
            <text:p>1010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37" calcext:value-type="float">
            <text:p>1337</text:p>
          </table:table-cell>
          <table:table-cell table:style-name="ce2" office:value-type="time" office:time-value="PT752H03M00S" calcext:value-type="time">
            <text:p>752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2" office:value-type="time" office:time-value="PT756H05M00S" calcext:value-type="time">
            <text:p>756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39" calcext:value-type="float">
            <text:p>1339</text:p>
          </table:table-cell>
          <table:table-cell table:style-name="ce2" office:value-type="time" office:time-value="PT583H48M00S" calcext:value-type="time">
            <text:p>583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2" office:value-type="time" office:time-value="PT587H15M00S" calcext:value-type="time">
            <text:p>587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41" calcext:value-type="float">
            <text:p>1341</text:p>
          </table:table-cell>
          <table:table-cell table:style-name="ce2" office:value-type="time" office:time-value="PT1191H04M00S" calcext:value-type="time">
            <text:p>1191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2" office:value-type="time" office:time-value="PT1206H26M00S" calcext:value-type="time">
            <text:p>1206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43" calcext:value-type="float">
            <text:p>1343</text:p>
          </table:table-cell>
          <table:table-cell table:style-name="ce2" office:value-type="time" office:time-value="PT1022H00M00S" calcext:value-type="time">
            <text:p>1022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2" office:value-type="time" office:time-value="PT1023H33M00S" calcext:value-type="time">
            <text:p>1023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45" calcext:value-type="float">
            <text:p>1345</text:p>
          </table:table-cell>
          <table:table-cell table:style-name="ce2" office:value-type="time" office:time-value="PT819H47M00S" calcext:value-type="time">
            <text:p>819.4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2" office:value-type="time" office:time-value="PT823H17M00S" calcext:value-type="time">
            <text:p>823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47" calcext:value-type="float">
            <text:p>1347</text:p>
          </table:table-cell>
          <table:table-cell table:style-name="ce2" office:value-type="time" office:time-value="PT650H32M00S" calcext:value-type="time">
            <text:p>650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2" office:value-type="time" office:time-value="PT652H05M00S" calcext:value-type="time">
            <text:p>652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49" calcext:value-type="float">
            <text:p>1349</text:p>
          </table:table-cell>
          <table:table-cell table:style-name="ce2" office:value-type="time" office:time-value="PT167H20M00S" calcext:value-type="time">
            <text:p>167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2" office:value-type="time" office:time-value="PT210H04M00S" calcext:value-type="time">
            <text:p>210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51" calcext:value-type="float">
            <text:p>1351</text:p>
          </table:table-cell>
          <table:table-cell table:style-name="ce2" office:value-type="time" office:time-value="PT1089H40M00S" calcext:value-type="time">
            <text:p>1089.4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2" office:value-type="time" office:time-value="PT1091H00M00S" calcext:value-type="time">
            <text:p>1091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53" calcext:value-type="float">
            <text:p>1353</text:p>
          </table:table-cell>
          <table:table-cell table:style-name="ce2" office:value-type="time" office:time-value="PT887H30M00S" calcext:value-type="time">
            <text:p>887.3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style-name="ce2" office:value-type="time" office:time-value="PT891H47M00S" calcext:value-type="time">
            <text:p>891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55" calcext:value-type="float">
            <text:p>1355</text:p>
          </table:table-cell>
          <table:table-cell table:style-name="ce2" office:value-type="time" office:time-value="PT718H20M00S" calcext:value-type="time">
            <text:p>718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2" office:value-type="time" office:time-value="PT720H24M00S" calcext:value-type="time">
            <text:p>720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57" calcext:value-type="float">
            <text:p>1357</text:p>
          </table:table-cell>
          <table:table-cell table:style-name="ce2" office:value-type="time" office:time-value="PT235H12M00S" calcext:value-type="time">
            <text:p>235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2" office:value-type="time" office:time-value="PT237H56M00S" calcext:value-type="time">
            <text:p>237.5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59" calcext:value-type="float">
            <text:p>1359</text:p>
          </table:table-cell>
          <table:table-cell table:style-name="ce2" office:value-type="time" office:time-value="PT1158H02M00S" calcext:value-type="time">
            <text:p>1158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2" office:value-type="time" office:time-value="PT395H38M00S" calcext:value-type="time">
            <text:p>395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61" calcext:value-type="float">
            <text:p>1361</text:p>
          </table:table-cell>
          <table:table-cell table:style-name="ce2" office:value-type="time" office:time-value="PT954H58M00S" calcext:value-type="time">
            <text:p>954.5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2" office:value-type="time" office:time-value="PT1027H55M00S" calcext:value-type="time">
            <text:p>1027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63" calcext:value-type="float">
            <text:p>1363</text:p>
          </table:table-cell>
          <table:table-cell table:style-name="ce2" office:value-type="time" office:time-value="PT785H52M00S" calcext:value-type="time">
            <text:p>785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2" office:value-type="time" office:time-value="PT787H01M00S" calcext:value-type="time">
            <text:p>787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65" calcext:value-type="float">
            <text:p>1365</text:p>
          </table:table-cell>
          <table:table-cell table:style-name="ce2" office:value-type="time" office:time-value="PT302H07M00S" calcext:value-type="time">
            <text:p>302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2" office:value-type="time" office:time-value="PT304H13M00S" calcext:value-type="time">
            <text:p>304.1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67" calcext:value-type="float">
            <text:p>1367</text:p>
          </table:table-cell>
          <table:table-cell table:style-name="ce2" office:value-type="time" office:time-value="PT1225H46M00S" calcext:value-type="time">
            <text:p>1225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2" office:value-type="time" office:time-value="PT297H22M00S" calcext:value-type="time">
            <text:p>297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69" calcext:value-type="float">
            <text:p>1369</text:p>
          </table:table-cell>
          <table:table-cell table:style-name="ce2" office:value-type="time" office:time-value="PT1022H48M00S" calcext:value-type="time">
            <text:p>1022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2" office:value-type="time" office:time-value="PT1025H33M00.000000001S" calcext:value-type="time">
            <text:p>1025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71" calcext:value-type="float">
            <text:p>1371</text:p>
          </table:table-cell>
          <table:table-cell table:style-name="ce2" office:value-type="time" office:time-value="PT853H43M00S" calcext:value-type="time">
            <text:p>853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2" office:value-type="time" office:time-value="PT939H42M00S" calcext:value-type="time">
            <text:p>939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73" calcext:value-type="float">
            <text:p>1373</text:p>
          </table:table-cell>
          <table:table-cell table:style-name="ce2" office:value-type="time" office:time-value="PT369H45M00S" calcext:value-type="time">
            <text:p>369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style-name="ce2" office:value-type="time" office:time-value="PT441H58M00S" calcext:value-type="time">
            <text:p>441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75" calcext:value-type="float">
            <text:p>1375</text:p>
          </table:table-cell>
          <table:table-cell table:style-name="ce2" office:value-type="time" office:time-value="PT201H08M00S" calcext:value-type="time">
            <text:p>201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2" office:value-type="time" office:time-value="PT202H58M00S" calcext:value-type="time">
            <text:p>202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77" calcext:value-type="float">
            <text:p>1377</text:p>
          </table:table-cell>
          <table:table-cell table:style-name="ce2" office:value-type="time" office:time-value="PT1091H06M00S" calcext:value-type="time">
            <text:p>1091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style-name="ce2" office:value-type="time" office:time-value="PT1093H09M00S" calcext:value-type="time">
            <text:p>1093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79" calcext:value-type="float">
            <text:p>1379</text:p>
          </table:table-cell>
          <table:table-cell table:style-name="ce2" office:value-type="time" office:time-value="PT921H23M00S" calcext:value-type="time">
            <text:p>921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2" office:value-type="time" office:time-value="PT924H33M00S" calcext:value-type="time">
            <text:p>924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81" calcext:value-type="float">
            <text:p>1381</text:p>
          </table:table-cell>
          <table:table-cell table:style-name="ce2" office:value-type="time" office:time-value="PT437H45M00S" calcext:value-type="time">
            <text:p>437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style-name="ce2" office:value-type="time" office:time-value="PT774H09M00S" calcext:value-type="time">
            <text:p>774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83" calcext:value-type="float">
            <text:p>1383</text:p>
          </table:table-cell>
          <table:table-cell table:style-name="ce2" office:value-type="time" office:time-value="PT268H20M00S" calcext:value-type="time">
            <text:p>268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2" office:value-type="time" office:time-value="PT360H05M00S" calcext:value-type="time">
            <text:p>360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85" calcext:value-type="float">
            <text:p>1385</text:p>
          </table:table-cell>
          <table:table-cell table:style-name="ce2" office:value-type="time" office:time-value="PT1158H57M00S" calcext:value-type="time">
            <text:p>1158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style-name="ce2" office:value-type="time" office:time-value="PT1162H53M00S" calcext:value-type="time">
            <text:p>1162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87" calcext:value-type="float">
            <text:p>1387</text:p>
          </table:table-cell>
          <table:table-cell table:style-name="ce2" office:value-type="time" office:time-value="PT989H07M00S" calcext:value-type="time">
            <text:p>989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2" office:value-type="time" office:time-value="PT992H40M00S" calcext:value-type="time">
            <text:p>992.4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89" calcext:value-type="float">
            <text:p>1389</text:p>
          </table:table-cell>
          <table:table-cell table:style-name="ce2" office:value-type="time" office:time-value="PT505H59M00S" calcext:value-type="time">
            <text:p>505.5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2" office:value-type="time" office:time-value="PT509H57M00S" calcext:value-type="time">
            <text:p>509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91" calcext:value-type="float">
            <text:p>1391</text:p>
          </table:table-cell>
          <table:table-cell table:style-name="ce2" office:value-type="time" office:time-value="PT336H44M00S" calcext:value-type="time">
            <text:p>336.4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2" office:value-type="time" office:time-value="PT356H26M00S" calcext:value-type="time">
            <text:p>356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93" calcext:value-type="float">
            <text:p>1393</text:p>
          </table:table-cell>
          <table:table-cell table:style-name="ce2" office:value-type="time" office:time-value="PT1226H17M00S" calcext:value-type="time">
            <text:p>1226.1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style-name="ce2" office:value-type="time" office:time-value="PT1230H08M00S" calcext:value-type="time">
            <text:p>1230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95" calcext:value-type="float">
            <text:p>1395</text:p>
          </table:table-cell>
          <table:table-cell table:style-name="ce2" office:value-type="time" office:time-value="PT1056H54M59.999999999S" calcext:value-type="time">
            <text:p>1056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2" office:value-type="time" office:time-value="PT1061H09M00S" calcext:value-type="time">
            <text:p>1061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97" calcext:value-type="float">
            <text:p>1397</text:p>
          </table:table-cell>
          <table:table-cell table:style-name="ce2" office:value-type="time" office:time-value="PT572H46M00S" calcext:value-type="time">
            <text:p>572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style-name="ce2" office:value-type="time" office:time-value="PT576H58M00S" calcext:value-type="time">
            <text:p>576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399" calcext:value-type="float">
            <text:p>1399</text:p>
          </table:table-cell>
          <table:table-cell table:style-name="ce2" office:value-type="time" office:time-value="PT403H28M00S" calcext:value-type="time">
            <text:p>403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2" office:value-type="time" office:time-value="PT428H38M00S" calcext:value-type="time">
            <text:p>428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01" calcext:value-type="float">
            <text:p>1401</text:p>
          </table:table-cell>
          <table:table-cell table:style-name="ce2" office:value-type="time" office:time-value="PT202H01M00S" calcext:value-type="time">
            <text:p>202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style-name="ce2" office:value-type="time" office:time-value="PT206H42M00S" calcext:value-type="time">
            <text:p>206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03" calcext:value-type="float">
            <text:p>1403</text:p>
          </table:table-cell>
          <table:table-cell table:style-name="ce2" office:value-type="time" office:time-value="PT1124H34M00S" calcext:value-type="time">
            <text:p>1124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2" office:value-type="time" office:time-value="PT1146H40M00S" calcext:value-type="time">
            <text:p>1146.4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05" calcext:value-type="float">
            <text:p>1405</text:p>
          </table:table-cell>
          <table:table-cell table:style-name="ce2" office:value-type="time" office:time-value="PT641H08M00S" calcext:value-type="time">
            <text:p>641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style-name="ce2" office:value-type="time" office:time-value="PT645H45M00S" calcext:value-type="time">
            <text:p>645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07" calcext:value-type="float">
            <text:p>1407</text:p>
          </table:table-cell>
          <table:table-cell table:style-name="ce2" office:value-type="time" office:time-value="PT472H19M00S" calcext:value-type="time">
            <text:p>472.1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2" office:value-type="time" office:time-value="PT505H21M00S" calcext:value-type="time">
            <text:p>505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09" calcext:value-type="float">
            <text:p>1409</text:p>
          </table:table-cell>
          <table:table-cell table:style-name="ce2" office:value-type="time" office:time-value="PT269H34M00S" calcext:value-type="time">
            <text:p>269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ce2" office:value-type="time" office:time-value="PT273H21M00S" calcext:value-type="time">
            <text:p>273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11" calcext:value-type="float">
            <text:p>1411</text:p>
          </table:table-cell>
          <table:table-cell table:style-name="ce2" office:value-type="time" office:time-value="PT1192H10M00S" calcext:value-type="time">
            <text:p>1192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2" office:value-type="time" office:time-value="PT1196H07M00S" calcext:value-type="time">
            <text:p>1196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13" calcext:value-type="float">
            <text:p>1413</text:p>
          </table:table-cell>
          <table:table-cell table:style-name="ce2" office:value-type="time" office:time-value="PT708H12M00S" calcext:value-type="time">
            <text:p>708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style-name="ce2" office:value-type="time" office:time-value="PT713H49M00S" calcext:value-type="time">
            <text:p>713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15" calcext:value-type="float">
            <text:p>1415</text:p>
          </table:table-cell>
          <table:table-cell table:style-name="ce2" office:value-type="time" office:time-value="PT539H47M00S" calcext:value-type="time">
            <text:p>539.4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2" office:value-type="time" office:time-value="PT547H54M00S" calcext:value-type="time">
            <text:p>547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17" calcext:value-type="float">
            <text:p>1417</text:p>
          </table:table-cell>
          <table:table-cell table:style-name="ce2" office:value-type="time" office:time-value="PT336H59M00S" calcext:value-type="time">
            <text:p>336.5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style-name="ce2" office:value-type="time" office:time-value="PT402H32M00S" calcext:value-type="time">
            <text:p>402.3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19" calcext:value-type="float">
            <text:p>1419</text:p>
          </table:table-cell>
          <table:table-cell table:style-name="ce2" office:value-type="time" office:time-value="PT167H30M00S" calcext:value-type="time">
            <text:p>167.3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style-name="ce2" office:value-type="time" office:time-value="PT216H55M00S" calcext:value-type="time">
            <text:p>216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21" calcext:value-type="float">
            <text:p>1421</text:p>
          </table:table-cell>
          <table:table-cell table:style-name="ce2" office:value-type="time" office:time-value="PT775H46M00S" calcext:value-type="time">
            <text:p>775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style-name="ce2" office:value-type="time" office:time-value="PT780H06M00S" calcext:value-type="time">
            <text:p>780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23" calcext:value-type="float">
            <text:p>1423</text:p>
          </table:table-cell>
          <table:table-cell table:style-name="ce2" office:value-type="time" office:time-value="PT607H27M00S" calcext:value-type="time">
            <text:p>607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2" office:value-type="time" office:time-value="PT1010H37M00S" calcext:value-type="time">
            <text:p>1010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25" calcext:value-type="float">
            <text:p>1425</text:p>
          </table:table-cell>
          <table:table-cell table:style-name="ce2" office:value-type="time" office:time-value="PT405H12M00S" calcext:value-type="time">
            <text:p>405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style-name="ce2" office:value-type="time" office:time-value="PT585H01M00S" calcext:value-type="time">
            <text:p>585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27" calcext:value-type="float">
            <text:p>1427</text:p>
          </table:table-cell>
          <table:table-cell table:style-name="ce2" office:value-type="time" office:time-value="PT235H17M00S" calcext:value-type="time">
            <text:p>235.1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style-name="ce2" office:value-type="time" office:time-value="PT239H00M00S" calcext:value-type="time">
            <text:p>239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29" calcext:value-type="float">
            <text:p>1429</text:p>
          </table:table-cell>
          <table:table-cell table:style-name="ce2" office:value-type="time" office:time-value="PT843H23M00S" calcext:value-type="time">
            <text:p>843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ce2" office:value-type="time" office:time-value="PT897H13M00S" calcext:value-type="time">
            <text:p>897.1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31" calcext:value-type="float">
            <text:p>1431</text:p>
          </table:table-cell>
          <table:table-cell table:style-name="ce2" office:value-type="time" office:time-value="PT675H29M00S" calcext:value-type="time">
            <text:p>675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2" office:value-type="time" office:time-value="PT680H21M00S" calcext:value-type="time">
            <text:p>680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33" calcext:value-type="float">
            <text:p>1433</text:p>
          </table:table-cell>
          <table:table-cell table:style-name="ce2" office:value-type="time" office:time-value="PT472H00M00S" calcext:value-type="time">
            <text:p>472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style-name="ce2" office:value-type="time" office:time-value="PT477H12M00S" calcext:value-type="time">
            <text:p>477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35" calcext:value-type="float">
            <text:p>1435</text:p>
          </table:table-cell>
          <table:table-cell table:style-name="ce2" office:value-type="time" office:time-value="PT303H37M00S" calcext:value-type="time">
            <text:p>303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style-name="ce2" office:value-type="time" office:time-value="PT354H23M00S" calcext:value-type="time">
            <text:p>354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37" calcext:value-type="float">
            <text:p>1437</text:p>
          </table:table-cell>
          <table:table-cell table:style-name="ce2" office:value-type="time" office:time-value="PT911H39M00S" calcext:value-type="time">
            <text:p>911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style-name="ce2" office:value-type="time" office:time-value="PT1012H38M00S" calcext:value-type="time">
            <text:p>1012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39" calcext:value-type="float">
            <text:p>1439</text:p>
          </table:table-cell>
          <table:table-cell table:style-name="ce2" office:value-type="time" office:time-value="PT742H51M00S" calcext:value-type="time">
            <text:p>742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2" office:value-type="time" office:time-value="PT745H45M00S" calcext:value-type="time">
            <text:p>745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41" calcext:value-type="float">
            <text:p>1441</text:p>
          </table:table-cell>
          <table:table-cell table:style-name="ce2" office:value-type="time" office:time-value="PT539H38M00S" calcext:value-type="time">
            <text:p>539.3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style-name="ce2" office:value-type="time" office:time-value="PT544H23M00S" calcext:value-type="time">
            <text:p>544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43" calcext:value-type="float">
            <text:p>1443</text:p>
          </table:table-cell>
          <table:table-cell table:style-name="ce2" office:value-type="time" office:time-value="PT370H34M00S" calcext:value-type="time">
            <text:p>370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style-name="ce2" office:value-type="time" office:time-value="PT374H24M00S" calcext:value-type="time">
            <text:p>374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45" calcext:value-type="float">
            <text:p>1445</text:p>
          </table:table-cell>
          <table:table-cell table:style-name="ce2" office:value-type="time" office:time-value="PT980H06M00S" calcext:value-type="time">
            <text:p>980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style-name="ce2" office:value-type="time" office:time-value="PT1052H33M00.000000001S" calcext:value-type="time">
            <text:p>1052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47" calcext:value-type="float">
            <text:p>1447</text:p>
          </table:table-cell>
          <table:table-cell table:style-name="ce2" office:value-type="time" office:time-value="PT810H29M00S" calcext:value-type="time">
            <text:p>810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style-name="ce2" office:value-type="time" office:time-value="PT813H51M00S" calcext:value-type="time">
            <text:p>813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49" calcext:value-type="float">
            <text:p>1449</text:p>
          </table:table-cell>
          <table:table-cell table:style-name="ce2" office:value-type="time" office:time-value="PT607H45M00S" calcext:value-type="time">
            <text:p>607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style-name="ce2" office:value-type="time" office:time-value="PT612H18M00S" calcext:value-type="time">
            <text:p>612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51" calcext:value-type="float">
            <text:p>1451</text:p>
          </table:table-cell>
          <table:table-cell table:style-name="ce2" office:value-type="time" office:time-value="PT438H16M00S" calcext:value-type="time">
            <text:p>438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style-name="ce2" office:value-type="time" office:time-value="PT442H10M00S" calcext:value-type="time">
            <text:p>442.1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53" calcext:value-type="float">
            <text:p>1453</text:p>
          </table:table-cell>
          <table:table-cell table:style-name="ce2" office:value-type="time" office:time-value="PT1047H16M00S" calcext:value-type="time">
            <text:p>1047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style-name="ce2" office:value-type="time" office:time-value="PT1078H33M00S" calcext:value-type="time">
            <text:p>1078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55" calcext:value-type="float">
            <text:p>1455</text:p>
          </table:table-cell>
          <table:table-cell table:style-name="ce2" office:value-type="time" office:time-value="PT877H20M00S" calcext:value-type="time">
            <text:p>877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style-name="ce2" office:value-type="time" office:time-value="PT881H26M00S" calcext:value-type="time">
            <text:p>881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57" calcext:value-type="float">
            <text:p>1457</text:p>
          </table:table-cell>
          <table:table-cell table:style-name="ce2" office:value-type="time" office:time-value="PT675H54M00S" calcext:value-type="time">
            <text:p>675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style-name="ce2" office:value-type="time" office:time-value="PT680H07M00S" calcext:value-type="time">
            <text:p>680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59" calcext:value-type="float">
            <text:p>1459</text:p>
          </table:table-cell>
          <table:table-cell table:style-name="ce2" office:value-type="time" office:time-value="PT224H15M00S" calcext:value-type="time">
            <text:p>224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style-name="ce2" office:value-type="time" office:time-value="PT227H42M00S" calcext:value-type="time">
            <text:p>227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61" calcext:value-type="float">
            <text:p>1461</text:p>
          </table:table-cell>
          <table:table-cell table:style-name="ce2" office:value-type="time" office:time-value="PT1114H51M00S" calcext:value-type="time">
            <text:p>1114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style-name="ce2" office:value-type="time" office:time-value="PT1200H02M00S" calcext:value-type="time">
            <text:p>1200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63" calcext:value-type="float">
            <text:p>1463</text:p>
          </table:table-cell>
          <table:table-cell table:style-name="ce2" office:value-type="time" office:time-value="PT945H05M00S" calcext:value-type="time">
            <text:p>945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style-name="ce2" office:value-type="time" office:time-value="PT948H26M00S" calcext:value-type="time">
            <text:p>948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65" calcext:value-type="float">
            <text:p>1465</text:p>
          </table:table-cell>
          <table:table-cell table:style-name="ce2" office:value-type="time" office:time-value="PT743H24M00S" calcext:value-type="time">
            <text:p>743.2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table:style-name="ce2" office:value-type="time" office:time-value="PT746H55M00S" calcext:value-type="time">
            <text:p>746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67" calcext:value-type="float">
            <text:p>1467</text:p>
          </table:table-cell>
          <table:table-cell table:style-name="ce2" office:value-type="time" office:time-value="PT293H28M00S" calcext:value-type="time">
            <text:p>293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style-name="ce2" office:value-type="time" office:time-value="PT296H18M00S" calcext:value-type="time">
            <text:p>296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69" calcext:value-type="float">
            <text:p>1469</text:p>
          </table:table-cell>
          <table:table-cell table:style-name="ce2" office:value-type="time" office:time-value="PT1181H46M00S" calcext:value-type="time">
            <text:p>1181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style-name="ce2" office:value-type="time" office:time-value="PT1245H53M00S" calcext:value-type="time">
            <text:p>1245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71" calcext:value-type="float">
            <text:p>1471</text:p>
          </table:table-cell>
          <table:table-cell table:style-name="ce2" office:value-type="time" office:time-value="PT1013H34M00S" calcext:value-type="time">
            <text:p>1013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style-name="ce2" office:value-type="time" office:time-value="PT1016H58M00S" calcext:value-type="time">
            <text:p>1016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73" calcext:value-type="float">
            <text:p>1473</text:p>
          </table:table-cell>
          <table:table-cell table:style-name="ce2" office:value-type="time" office:time-value="PT810H57M00S" calcext:value-type="time">
            <text:p>810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style-name="ce2" office:value-type="time" office:time-value="PT815H17M00S" calcext:value-type="time">
            <text:p>815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75" calcext:value-type="float">
            <text:p>1475</text:p>
          </table:table-cell>
          <table:table-cell table:style-name="ce2" office:value-type="time" office:time-value="PT360H08M00S" calcext:value-type="time">
            <text:p>360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table:style-name="ce2" office:value-type="time" office:time-value="PT407H36M00S" calcext:value-type="time">
            <text:p>407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77" calcext:value-type="float">
            <text:p>1477</text:p>
          </table:table-cell>
          <table:table-cell table:style-name="ce2" office:value-type="time" office:time-value="PT1249H52M00S" calcext:value-type="time">
            <text:p>1249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table:style-name="ce2" office:value-type="time" office:time-value="PT1258H24M00S" calcext:value-type="time">
            <text:p>1258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79" calcext:value-type="float">
            <text:p>1479</text:p>
          </table:table-cell>
          <table:table-cell table:style-name="ce2" office:value-type="time" office:time-value="PT1080H46M00S" calcext:value-type="time">
            <text:p>1080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style-name="ce2" office:value-type="time" office:time-value="PT329H51M00S" calcext:value-type="time">
            <text:p>329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81" calcext:value-type="float">
            <text:p>1481</text:p>
          </table:table-cell>
          <table:table-cell table:style-name="ce2" office:value-type="time" office:time-value="PT879H00M00S" calcext:value-type="time">
            <text:p>879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table:style-name="ce2" office:value-type="time" office:time-value="PT985H42M00S" calcext:value-type="time">
            <text:p>985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83" calcext:value-type="float">
            <text:p>1483</text:p>
          </table:table-cell>
          <table:table-cell table:style-name="ce2" office:value-type="time" office:time-value="PT428H00M00S" calcext:value-type="time">
            <text:p>428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style-name="ce2" office:value-type="time" office:time-value="PT431H58M00S" calcext:value-type="time">
            <text:p>431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85" calcext:value-type="float">
            <text:p>1485</text:p>
          </table:table-cell>
          <table:table-cell table:style-name="ce2" office:value-type="time" office:time-value="PT225H28M00S" calcext:value-type="time">
            <text:p>225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style-name="ce2" office:value-type="time" office:time-value="PT230H03M00S" calcext:value-type="time">
            <text:p>230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87" calcext:value-type="float">
            <text:p>1487</text:p>
          </table:table-cell>
          <table:table-cell table:style-name="ce2" office:value-type="time" office:time-value="PT1148H06M00S" calcext:value-type="time">
            <text:p>1148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style-name="ce2" office:value-type="time" office:time-value="PT1167H01M00S" calcext:value-type="time">
            <text:p>1167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89" calcext:value-type="float">
            <text:p>1489</text:p>
          </table:table-cell>
          <table:table-cell table:style-name="ce2" office:value-type="time" office:time-value="PT945H39M00S" calcext:value-type="time">
            <text:p>945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style-name="ce2" office:value-type="time" office:time-value="PT950H20M00S" calcext:value-type="time">
            <text:p>950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91" calcext:value-type="float">
            <text:p>1491</text:p>
          </table:table-cell>
          <table:table-cell table:style-name="ce2" office:value-type="time" office:time-value="PT495H37M00S" calcext:value-type="time">
            <text:p>495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table:style-name="ce2" office:value-type="time" office:time-value="PT499H57M00S" calcext:value-type="time">
            <text:p>499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93" calcext:value-type="float">
            <text:p>1493</text:p>
          </table:table-cell>
          <table:table-cell table:style-name="ce2" office:value-type="time" office:time-value="PT293H04M00S" calcext:value-type="time">
            <text:p>293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table:style-name="ce2" office:value-type="time" office:time-value="PT301H12M00S" calcext:value-type="time">
            <text:p>301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95" calcext:value-type="float">
            <text:p>1495</text:p>
          </table:table-cell>
          <table:table-cell table:style-name="ce2" office:value-type="time" office:time-value="PT1216H34M00S" calcext:value-type="time">
            <text:p>1216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style-name="ce2" office:value-type="time" office:time-value="PT1219H59M00S" calcext:value-type="time">
            <text:p>1219.5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97" calcext:value-type="float">
            <text:p>1497</text:p>
          </table:table-cell>
          <table:table-cell table:style-name="ce2" office:value-type="time" office:time-value="PT1014H10M00S" calcext:value-type="time">
            <text:p>1014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style-name="ce2" office:value-type="time" office:time-value="PT1054H43M00S" calcext:value-type="time">
            <text:p>1054.4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499" calcext:value-type="float">
            <text:p>1499</text:p>
          </table:table-cell>
          <table:table-cell table:style-name="ce2" office:value-type="time" office:time-value="PT562H34M00S" calcext:value-type="time">
            <text:p>562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" office:value-type="time" office:time-value="PT566H33M00S" calcext:value-type="time">
            <text:p>566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01" calcext:value-type="float">
            <text:p>1501</text:p>
          </table:table-cell>
          <table:table-cell table:style-name="ce2" office:value-type="time" office:time-value="PT361H09M00S" calcext:value-type="time">
            <text:p>361.0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style-name="ce2" office:value-type="time" office:time-value="PT365H42M00S" calcext:value-type="time">
            <text:p>365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03" calcext:value-type="float">
            <text:p>1503</text:p>
          </table:table-cell>
          <table:table-cell table:style-name="ce2" office:value-type="time" office:time-value="PT191H51M00S" calcext:value-type="time">
            <text:p>191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table:style-name="ce2" office:value-type="time" office:time-value="PT195H08M00S" calcext:value-type="time">
            <text:p>195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05" calcext:value-type="float">
            <text:p>1505</text:p>
          </table:table-cell>
          <table:table-cell table:style-name="ce2" office:value-type="time" office:time-value="PT1081H43M00S" calcext:value-type="time">
            <text:p>1081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style-name="ce2" office:value-type="time" office:time-value="PT1123H23M00S" calcext:value-type="time">
            <text:p>1123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07" calcext:value-type="float">
            <text:p>1507</text:p>
          </table:table-cell>
          <table:table-cell table:style-name="ce2" office:value-type="time" office:time-value="PT631H07M00S" calcext:value-type="time">
            <text:p>631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style-name="ce2" office:value-type="time" office:time-value="PT634H24M00S" calcext:value-type="time">
            <text:p>634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09" calcext:value-type="float">
            <text:p>1509</text:p>
          </table:table-cell>
          <table:table-cell table:style-name="ce2" office:value-type="time" office:time-value="PT427H56M00S" calcext:value-type="time">
            <text:p>427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style-name="ce2" office:value-type="time" office:time-value="PT431H58M00S" calcext:value-type="time">
            <text:p>431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11" calcext:value-type="float">
            <text:p>1511</text:p>
          </table:table-cell>
          <table:table-cell table:style-name="ce2" office:value-type="time" office:time-value="PT259H32M00S" calcext:value-type="time">
            <text:p>259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style-name="ce2" office:value-type="time" office:time-value="PT262H48M00S" calcext:value-type="time">
            <text:p>262.4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13" calcext:value-type="float">
            <text:p>1513</text:p>
          </table:table-cell>
          <table:table-cell table:style-name="ce2" office:value-type="time" office:time-value="PT1149H28M00S" calcext:value-type="time">
            <text:p>1149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style-name="ce2" office:value-type="time" office:time-value="PT382H47M00S" calcext:value-type="time">
            <text:p>382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15" calcext:value-type="float">
            <text:p>1515</text:p>
          </table:table-cell>
          <table:table-cell table:style-name="ce2" office:value-type="time" office:time-value="PT698H31M00S" calcext:value-type="time">
            <text:p>698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style-name="ce2" office:value-type="time" office:time-value="PT755H39M00S" calcext:value-type="time">
            <text:p>755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17" calcext:value-type="float">
            <text:p>1517</text:p>
          </table:table-cell>
          <table:table-cell table:style-name="ce2" office:value-type="time" office:time-value="PT496H11M00S" calcext:value-type="time">
            <text:p>496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table:style-name="ce2" office:value-type="time" office:time-value="PT499H09M00S" calcext:value-type="time">
            <text:p>499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19" calcext:value-type="float">
            <text:p>1519</text:p>
          </table:table-cell>
          <table:table-cell table:style-name="ce2" office:value-type="time" office:time-value="PT327H15M00S" calcext:value-type="time">
            <text:p>327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style-name="ce2" office:value-type="time" office:time-value="PT331H13M00S" calcext:value-type="time">
            <text:p>331.1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21" calcext:value-type="float">
            <text:p>1521</text:p>
          </table:table-cell>
          <table:table-cell table:style-name="ce2" office:value-type="time" office:time-value="PT1217H04M00S" calcext:value-type="time">
            <text:p>1217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style-name="ce2" office:value-type="time" office:time-value="PT458H38M00S" calcext:value-type="time">
            <text:p>458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23" calcext:value-type="float">
            <text:p>1523</text:p>
          </table:table-cell>
          <table:table-cell table:style-name="ce2" office:value-type="time" office:time-value="PT766H22M00S" calcext:value-type="time">
            <text:p>766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style-name="ce2" office:value-type="time" office:time-value="PT951H47M00S" calcext:value-type="time">
            <text:p>951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25" calcext:value-type="float">
            <text:p>1525</text:p>
          </table:table-cell>
          <table:table-cell table:style-name="ce2" office:value-type="time" office:time-value="PT563H22M00S" calcext:value-type="time">
            <text:p>563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style-name="ce2" office:value-type="time" office:time-value="PT581H53M00S" calcext:value-type="time">
            <text:p>581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27" calcext:value-type="float">
            <text:p>1527</text:p>
          </table:table-cell>
          <table:table-cell table:style-name="ce2" office:value-type="time" office:time-value="PT394H08M00S" calcext:value-type="time">
            <text:p>394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style-name="ce2" office:value-type="time" office:time-value="PT398H11M00S" calcext:value-type="time">
            <text:p>398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29" calcext:value-type="float">
            <text:p>1529</text:p>
          </table:table-cell>
          <table:table-cell table:style-name="ce2" office:value-type="time" office:time-value="PT192H34M00S" calcext:value-type="time">
            <text:p>192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style-name="ce2" office:value-type="time" office:time-value="PT196H33M00S" calcext:value-type="time">
            <text:p>196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31" calcext:value-type="float">
            <text:p>1531</text:p>
          </table:table-cell>
          <table:table-cell table:style-name="ce2" office:value-type="time" office:time-value="PT834H03M00S" calcext:value-type="time">
            <text:p>834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style-name="ce2" office:value-type="time" office:time-value="PT837H04M00S" calcext:value-type="time">
            <text:p>837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33" calcext:value-type="float">
            <text:p>1533</text:p>
          </table:table-cell>
          <table:table-cell table:style-name="ce2" office:value-type="time" office:time-value="PT631H35M00S" calcext:value-type="time">
            <text:p>631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style-name="ce2" office:value-type="time" office:time-value="PT678H57M00S" calcext:value-type="time">
            <text:p>678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35" calcext:value-type="float">
            <text:p>1535</text:p>
          </table:table-cell>
          <table:table-cell table:style-name="ce2" office:value-type="time" office:time-value="PT462H45M00S" calcext:value-type="time">
            <text:p>462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style-name="ce2" office:value-type="time" office:time-value="PT466H31M00S" calcext:value-type="time">
            <text:p>466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37" calcext:value-type="float">
            <text:p>1537</text:p>
          </table:table-cell>
          <table:table-cell table:style-name="ce2" office:value-type="time" office:time-value="PT260H07M00S" calcext:value-type="time">
            <text:p>260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style-name="ce2" office:value-type="time" office:time-value="PT264H05M00S" calcext:value-type="time">
            <text:p>264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39" calcext:value-type="float">
            <text:p>1539</text:p>
          </table:table-cell>
          <table:table-cell table:style-name="ce2" office:value-type="time" office:time-value="PT902H00M00S" calcext:value-type="time">
            <text:p>902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style-name="ce2" office:value-type="time" office:time-value="PT932H11M00S" calcext:value-type="time">
            <text:p>932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41" calcext:value-type="float">
            <text:p>1541</text:p>
          </table:table-cell>
          <table:table-cell table:style-name="ce2" office:value-type="time" office:time-value="PT699H22M00S" calcext:value-type="time">
            <text:p>699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style-name="ce2" office:value-type="time" office:time-value="PT703H18M00S" calcext:value-type="time">
            <text:p>703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43" calcext:value-type="float">
            <text:p>1543</text:p>
          </table:table-cell>
          <table:table-cell table:style-name="ce2" office:value-type="time" office:time-value="PT530H17M00S" calcext:value-type="time">
            <text:p>530.1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style-name="ce2" office:value-type="time" office:time-value="PT533H30M00S" calcext:value-type="time">
            <text:p>533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45" calcext:value-type="float">
            <text:p>1545</text:p>
          </table:table-cell>
          <table:table-cell table:style-name="ce2" office:value-type="time" office:time-value="PT328H16M00S" calcext:value-type="time">
            <text:p>328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style-name="ce2" office:value-type="time" office:time-value="PT335H46M00S" calcext:value-type="time">
            <text:p>335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47" calcext:value-type="float">
            <text:p>1547</text:p>
          </table:table-cell>
          <table:table-cell table:style-name="ce2" office:value-type="time" office:time-value="PT968H36M00S" calcext:value-type="time">
            <text:p>968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style-name="ce2" office:value-type="time" office:time-value="PT1121H35M00S" calcext:value-type="time">
            <text:p>1121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49" calcext:value-type="float">
            <text:p>1549</text:p>
          </table:table-cell>
          <table:table-cell table:style-name="ce2" office:value-type="time" office:time-value="PT766H56M00S" calcext:value-type="time">
            <text:p>766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style-name="ce2" office:value-type="time" office:time-value="PT770H46M00S" calcext:value-type="time">
            <text:p>770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table:style-name="ce2" office:value-type="time" office:time-value="PT597H14M00S" calcext:value-type="time">
            <text:p>597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style-name="ce2" office:value-type="time" office:time-value="PT682H57M00S" calcext:value-type="time">
            <text:p>682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53" calcext:value-type="float">
            <text:p>1553</text:p>
          </table:table-cell>
          <table:table-cell table:style-name="ce2" office:value-type="time" office:time-value="PT394H50M00S" calcext:value-type="time">
            <text:p>394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table:style-name="ce2" office:value-type="time" office:time-value="PT408H37M00S" calcext:value-type="time">
            <text:p>408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table:style-name="ce2" office:value-type="time" office:time-value="PT1036H37M00S" calcext:value-type="time">
            <text:p>1036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style-name="ce2" office:value-type="time" office:time-value="PT1057H39M59.999999999S" calcext:value-type="time">
            <text:p>1057.4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57" calcext:value-type="float">
            <text:p>1557</text:p>
          </table:table-cell>
          <table:table-cell table:style-name="ce2" office:value-type="time" office:time-value="PT834H04M00S" calcext:value-type="time">
            <text:p>834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style-name="ce2" office:value-type="time" office:time-value="PT838H15M00S" calcext:value-type="time">
            <text:p>838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59" calcext:value-type="float">
            <text:p>1559</text:p>
          </table:table-cell>
          <table:table-cell table:style-name="ce2" office:value-type="time" office:time-value="PT664H50M00S" calcext:value-type="time">
            <text:p>664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style-name="ce2" office:value-type="time" office:time-value="PT668H03M00S" calcext:value-type="time">
            <text:p>668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table:style-name="ce2" office:value-type="time" office:time-value="PT495H41M00S" calcext:value-type="time">
            <text:p>495.4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table:style-name="ce2" office:value-type="time" office:time-value="PT498H39M00S" calcext:value-type="time">
            <text:p>498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63" calcext:value-type="float">
            <text:p>1563</text:p>
          </table:table-cell>
          <table:table-cell table:style-name="ce2" office:value-type="time" office:time-value="PT1104H46M00S" calcext:value-type="time">
            <text:p>1104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style-name="ce2" office:value-type="time" office:time-value="PT1181H49M00S" calcext:value-type="time">
            <text:p>1181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65" calcext:value-type="float">
            <text:p>1565</text:p>
          </table:table-cell>
          <table:table-cell table:style-name="ce2" office:value-type="time" office:time-value="PT935H37M00S" calcext:value-type="time">
            <text:p>935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table:style-name="ce2" office:value-type="time" office:time-value="PT939H14M00S" calcext:value-type="time">
            <text:p>939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67" calcext:value-type="float">
            <text:p>1567</text:p>
          </table:table-cell>
          <table:table-cell table:style-name="ce2" office:value-type="time" office:time-value="PT732H31M00S" calcext:value-type="time">
            <text:p>732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style-name="ce2" office:value-type="time" office:time-value="PT736H51M00S" calcext:value-type="time">
            <text:p>736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69" calcext:value-type="float">
            <text:p>1569</text:p>
          </table:table-cell>
          <table:table-cell table:style-name="ce2" office:value-type="time" office:time-value="PT563H26M00S" calcext:value-type="time">
            <text:p>563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style-name="ce2" office:value-type="time" office:time-value="PT895H42M00S" calcext:value-type="time">
            <text:p>895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71" calcext:value-type="float">
            <text:p>1571</text:p>
          </table:table-cell>
          <table:table-cell table:style-name="ce2" office:value-type="time" office:time-value="PT1172H35M00S" calcext:value-type="time">
            <text:p>1172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style-name="ce2" office:value-type="time" office:time-value="PT1260H38M00S" calcext:value-type="time">
            <text:p>1260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73" calcext:value-type="float">
            <text:p>1573</text:p>
          </table:table-cell>
          <table:table-cell table:style-name="ce2" office:value-type="time" office:time-value="PT1003H31M00S" calcext:value-type="time">
            <text:p>1003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style-name="ce2" office:value-type="time" office:time-value="PT1008H13M00S" calcext:value-type="time">
            <text:p>1008.1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75" calcext:value-type="float">
            <text:p>1575</text:p>
          </table:table-cell>
          <table:table-cell table:style-name="ce2" office:value-type="time" office:time-value="PT801H08M00S" calcext:value-type="time">
            <text:p>801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table:style-name="ce2" office:value-type="time" office:time-value="PT805H50M00S" calcext:value-type="time">
            <text:p>805.5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77" calcext:value-type="float">
            <text:p>1577</text:p>
          </table:table-cell>
          <table:table-cell table:style-name="ce2" office:value-type="time" office:time-value="PT598H46M00S" calcext:value-type="time">
            <text:p>598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table:style-name="ce2" office:value-type="time" office:time-value="PT602H15M00S" calcext:value-type="time">
            <text:p>602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79" calcext:value-type="float">
            <text:p>1579</text:p>
          </table:table-cell>
          <table:table-cell table:style-name="ce2" office:value-type="time" office:time-value="PT1240H05M00S" calcext:value-type="time">
            <text:p>1240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style-name="ce2" office:value-type="time" office:time-value="PT213H05M00S" calcext:value-type="time">
            <text:p>213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81" calcext:value-type="float">
            <text:p>1581</text:p>
          </table:table-cell>
          <table:table-cell table:style-name="ce2" office:value-type="time" office:time-value="PT1070H20M00S" calcext:value-type="time">
            <text:p>1070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style-name="ce2" office:value-type="time" office:time-value="PT1096H03M00.000000001S" calcext:value-type="time">
            <text:p>1096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83" calcext:value-type="float">
            <text:p>1583</text:p>
          </table:table-cell>
          <table:table-cell table:style-name="ce2" office:value-type="time" office:time-value="PT867H52M00S" calcext:value-type="time">
            <text:p>867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style-name="ce2" office:value-type="time" office:time-value="PT1028H06M00S" calcext:value-type="time">
            <text:p>1028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85" calcext:value-type="float">
            <text:p>1585</text:p>
          </table:table-cell>
          <table:table-cell table:style-name="ce2" office:value-type="time" office:time-value="PT698H49M00S" calcext:value-type="time">
            <text:p>698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table:style-name="ce2" office:value-type="time" office:time-value="PT702H14M00S" calcext:value-type="time">
            <text:p>702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87" calcext:value-type="float">
            <text:p>1587</text:p>
          </table:table-cell>
          <table:table-cell table:style-name="ce2" office:value-type="time" office:time-value="PT214H49M00S" calcext:value-type="time">
            <text:p>214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table:style-name="ce2" office:value-type="time" office:time-value="PT218H08M00S" calcext:value-type="time">
            <text:p>218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89" calcext:value-type="float">
            <text:p>1589</text:p>
          </table:table-cell>
          <table:table-cell table:style-name="ce2" office:value-type="time" office:time-value="PT1105H25M00S" calcext:value-type="time">
            <text:p>1105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style-name="ce2" office:value-type="time" office:time-value="PT1155H03M00S" calcext:value-type="time">
            <text:p>1155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91" calcext:value-type="float">
            <text:p>1591</text:p>
          </table:table-cell>
          <table:table-cell table:style-name="ce2" office:value-type="time" office:time-value="PT936H11M00S" calcext:value-type="time">
            <text:p>936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style-name="ce2" office:value-type="time" office:time-value="PT939H38M00S" calcext:value-type="time">
            <text:p>939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93" calcext:value-type="float">
            <text:p>1593</text:p>
          </table:table-cell>
          <table:table-cell table:style-name="ce2" office:value-type="time" office:time-value="PT766H31M00S" calcext:value-type="time">
            <text:p>766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table:style-name="ce2" office:value-type="time" office:time-value="PT773H30M00S" calcext:value-type="time">
            <text:p>773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table:style-name="ce2" office:value-type="time" office:time-value="PT922H23M00S" calcext:value-type="time">
            <text:p>922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0030c0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style-name="ce2" office:value-type="time" office:time-value="PT966H12M00S" calcext:value-type="time">
            <text:p>966.12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 table:visibility="filter">
          <table:table-cell office:value-type="float" office:value="1597" calcext:value-type="float">
            <text:p>1597</text:p>
          </table:table-cell>
          <table:table-cell table:style-name="ce2" office:value-type="time" office:time-value="PT283H11M00S" calcext:value-type="time">
            <text:p>283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style-name="ce2" office:value-type="time" office:time-value="PT522H53M00S" calcext:value-type="time">
            <text:p>522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599" calcext:value-type="float">
            <text:p>1599</text:p>
          </table:table-cell>
          <table:table-cell table:style-name="ce2" office:value-type="time" office:time-value="PT1206H22M00S" calcext:value-type="time">
            <text:p>1206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" office:value-type="time" office:time-value="PT453H30M00S" calcext:value-type="time">
            <text:p>453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01" calcext:value-type="float">
            <text:p>1601</text:p>
          </table:table-cell>
          <table:table-cell table:style-name="ce2" office:value-type="time" office:time-value="PT1003H53M00S" calcext:value-type="time">
            <text:p>1003.5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style-name="ce2" office:value-type="time" office:time-value="PT1176H41M00S" calcext:value-type="time">
            <text:p>1176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03" calcext:value-type="float">
            <text:p>1603</text:p>
          </table:table-cell>
          <table:table-cell table:style-name="ce2" office:value-type="time" office:time-value="PT835H09M00S" calcext:value-type="time">
            <text:p>835.0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table:style-name="ce2" office:value-type="time" office:time-value="PT839H37M00S" calcext:value-type="time">
            <text:p>839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05" calcext:value-type="float">
            <text:p>1605</text:p>
          </table:table-cell>
          <table:table-cell table:style-name="ce2" office:value-type="time" office:time-value="PT350H06M00S" calcext:value-type="time">
            <text:p>350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table:style-name="ce2" office:value-type="time" office:time-value="PT369H04M00S" calcext:value-type="time">
            <text:p>369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07" calcext:value-type="float">
            <text:p>1607</text:p>
          </table:table-cell>
          <table:table-cell table:style-name="ce2" office:value-type="time" office:time-value="PT1274H13M00S" calcext:value-type="time">
            <text:p>1274.1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style-name="ce2" office:value-type="time" office:time-value="PT1278H07M00S" calcext:value-type="time">
            <text:p>1278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09" calcext:value-type="float">
            <text:p>1609</text:p>
          </table:table-cell>
          <table:table-cell table:style-name="ce2" office:value-type="time" office:time-value="PT1070H56M00S" calcext:value-type="time">
            <text:p>1070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style-name="ce2" office:value-type="time" office:time-value="PT1074H54M00S" calcext:value-type="time">
            <text:p>1074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11" calcext:value-type="float">
            <text:p>1611</text:p>
          </table:table-cell>
          <table:table-cell table:style-name="ce2" office:value-type="time" office:time-value="PT901H57M00S" calcext:value-type="time">
            <text:p>901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table:style-name="ce2" office:value-type="time" office:time-value="PT905H54M00S" calcext:value-type="time">
            <text:p>905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13" calcext:value-type="float">
            <text:p>1613</text:p>
          </table:table-cell>
          <table:table-cell table:style-name="ce2" office:value-type="time" office:time-value="PT417H46M00S" calcext:value-type="time">
            <text:p>417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style-name="ce2" office:value-type="time" office:time-value="PT421H31M00S" calcext:value-type="time">
            <text:p>421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15" calcext:value-type="float">
            <text:p>1615</text:p>
          </table:table-cell>
          <table:table-cell table:style-name="ce2" office:value-type="time" office:time-value="PT216H18M00S" calcext:value-type="time">
            <text:p>216.1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table:style-name="ce2" office:value-type="time" office:time-value="PT262H29M00S" calcext:value-type="time">
            <text:p>262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17" calcext:value-type="float">
            <text:p>1617</text:p>
          </table:table-cell>
          <table:table-cell table:style-name="ce2" office:value-type="time" office:time-value="PT1139H13M00S" calcext:value-type="time">
            <text:p>1139.1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style-name="ce2" office:value-type="time" office:time-value="PT1142H03M00S" calcext:value-type="time">
            <text:p>1142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19" calcext:value-type="float">
            <text:p>1619</text:p>
          </table:table-cell>
          <table:table-cell table:style-name="ce2" office:value-type="time" office:time-value="PT969H38M00S" calcext:value-type="time">
            <text:p>969.3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style-name="ce2" office:value-type="time" office:time-value="PT974H15M00S" calcext:value-type="time">
            <text:p>974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21" calcext:value-type="float">
            <text:p>1621</text:p>
          </table:table-cell>
          <table:table-cell table:style-name="ce2" office:value-type="time" office:time-value="PT486H09M00S" calcext:value-type="time">
            <text:p>486.0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table:style-name="ce2" office:value-type="time" office:time-value="PT816H18M00S" calcext:value-type="time">
            <text:p>816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23" calcext:value-type="float">
            <text:p>1623</text:p>
          </table:table-cell>
          <table:table-cell table:style-name="ce2" office:value-type="time" office:time-value="PT316H32M00S" calcext:value-type="time">
            <text:p>316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table:style-name="ce2" office:value-type="time" office:time-value="PT387H09M00S" calcext:value-type="time">
            <text:p>387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25" calcext:value-type="float">
            <text:p>1625</text:p>
          </table:table-cell>
          <table:table-cell table:style-name="ce2" office:value-type="time" office:time-value="PT1206H17M00S" calcext:value-type="time">
            <text:p>1206.1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style-name="ce2" office:value-type="time" office:time-value="PT1230H53M00S" calcext:value-type="time">
            <text:p>1230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27" calcext:value-type="float">
            <text:p>1627</text:p>
          </table:table-cell>
          <table:table-cell table:style-name="ce2" office:value-type="time" office:time-value="PT1037H20M00S" calcext:value-type="time">
            <text:p>1037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table:style-name="ce2" office:value-type="time" office:time-value="PT1042H02M00S" calcext:value-type="time">
            <text:p>1042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29" calcext:value-type="float">
            <text:p>1629</text:p>
          </table:table-cell>
          <table:table-cell table:style-name="ce2" office:value-type="time" office:time-value="PT553H39M00S" calcext:value-type="time">
            <text:p>553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style-name="ce2" office:value-type="time" office:time-value="PT557H51M00S" calcext:value-type="time">
            <text:p>557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31" calcext:value-type="float">
            <text:p>1631</text:p>
          </table:table-cell>
          <table:table-cell table:style-name="ce2" office:value-type="time" office:time-value="PT383H44M00S" calcext:value-type="time">
            <text:p>383.4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style-name="ce2" office:value-type="time" office:time-value="PT385H57M00S" calcext:value-type="time">
            <text:p>385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33" calcext:value-type="float">
            <text:p>1633</text:p>
          </table:table-cell>
          <table:table-cell table:style-name="ce2" office:value-type="time" office:time-value="PT1274H50M00.000000001S" calcext:value-type="time">
            <text:p>1274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table:style-name="ce2" office:value-type="time" office:time-value="PT1278H46M00S" calcext:value-type="time">
            <text:p>1278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35" calcext:value-type="float">
            <text:p>1635</text:p>
          </table:table-cell>
          <table:table-cell table:style-name="ce2" office:value-type="time" office:time-value="PT1105H39M59.999999999S" calcext:value-type="time">
            <text:p>1105.4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table:style-name="ce2" office:value-type="time" office:time-value="PT1109H39M00S" calcext:value-type="time">
            <text:p>1109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37" calcext:value-type="float">
            <text:p>1637</text:p>
          </table:table-cell>
          <table:table-cell table:style-name="ce2" office:value-type="time" office:time-value="PT621H42M00S" calcext:value-type="time">
            <text:p>621.4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table:style-name="ce2" office:value-type="time" office:time-value="PT863H37M00S" calcext:value-type="time">
            <text:p>863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39" calcext:value-type="float">
            <text:p>1639</text:p>
          </table:table-cell>
          <table:table-cell table:style-name="ce2" office:value-type="time" office:time-value="PT452H30M00S" calcext:value-type="time">
            <text:p>452.3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style-name="ce2" office:value-type="time" office:time-value="PT456H49M00S" calcext:value-type="time">
            <text:p>456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41" calcext:value-type="float">
            <text:p>1641</text:p>
          </table:table-cell>
          <table:table-cell table:style-name="ce2" office:value-type="time" office:time-value="PT249H58M00S" calcext:value-type="time">
            <text:p>249.5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table:style-name="ce2" office:value-type="time" office:time-value="PT338H53M00S" calcext:value-type="time">
            <text:p>338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43" calcext:value-type="float">
            <text:p>1643</text:p>
          </table:table-cell>
          <table:table-cell table:style-name="ce2" office:value-type="time" office:time-value="PT1173H19M00S" calcext:value-type="time">
            <text:p>1173.1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table:style-name="ce2" office:value-type="time" office:time-value="PT1177H51M00S" calcext:value-type="time">
            <text:p>1177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45" calcext:value-type="float">
            <text:p>1645</text:p>
          </table:table-cell>
          <table:table-cell table:style-name="ce2" office:value-type="time" office:time-value="PT689H09M00S" calcext:value-type="time">
            <text:p>689.0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table:style-name="ce2" office:value-type="time" office:time-value="PT692H29M00S" calcext:value-type="time">
            <text:p>692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47" calcext:value-type="float">
            <text:p>1647</text:p>
          </table:table-cell>
          <table:table-cell table:style-name="ce2" office:value-type="time" office:time-value="PT520H00M00S" calcext:value-type="time">
            <text:p>520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table:style-name="ce2" office:value-type="time" office:time-value="PT523H42M00S" calcext:value-type="time">
            <text:p>523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49" calcext:value-type="float">
            <text:p>1649</text:p>
          </table:table-cell>
          <table:table-cell table:style-name="ce2" office:value-type="time" office:time-value="PT316H57M00S" calcext:value-type="time">
            <text:p>316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style-name="ce2" office:value-type="time" office:time-value="PT386H18M00S" calcext:value-type="time">
            <text:p>386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51" calcext:value-type="float">
            <text:p>1651</text:p>
          </table:table-cell>
          <table:table-cell table:style-name="ce2" office:value-type="time" office:time-value="PT1240H58M00S" calcext:value-type="time">
            <text:p>1240.5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style-name="ce2" office:value-type="time" office:time-value="PT1245H19M00S" calcext:value-type="time">
            <text:p>1245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53" calcext:value-type="float">
            <text:p>1653</text:p>
          </table:table-cell>
          <table:table-cell table:style-name="ce2" office:value-type="time" office:time-value="PT756H51M00S" calcext:value-type="time">
            <text:p>756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table:style-name="ce2" office:value-type="time" office:time-value="PT760H36M00S" calcext:value-type="time">
            <text:p>760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55" calcext:value-type="float">
            <text:p>1655</text:p>
          </table:table-cell>
          <table:table-cell table:style-name="ce2" office:value-type="time" office:time-value="PT587H43M00S" calcext:value-type="time">
            <text:p>587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table:style-name="ce2" office:value-type="time" office:time-value="PT591H36M00S" calcext:value-type="time">
            <text:p>591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57" calcext:value-type="float">
            <text:p>1657</text:p>
          </table:table-cell>
          <table:table-cell table:style-name="ce2" office:value-type="time" office:time-value="PT384H39M00S" calcext:value-type="time">
            <text:p>384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table:style-name="ce2" office:value-type="time" office:time-value="PT725H35M00S" calcext:value-type="time">
            <text:p>725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59" calcext:value-type="float">
            <text:p>1659</text:p>
          </table:table-cell>
          <table:table-cell table:style-name="ce2" office:value-type="time" office:time-value="PT216H34M00S" calcext:value-type="time">
            <text:p>216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2" office:value-type="time" office:time-value="PT283H59M00S" calcext:value-type="time">
            <text:p>283.5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61" calcext:value-type="float">
            <text:p>1661</text:p>
          </table:table-cell>
          <table:table-cell table:style-name="ce2" office:value-type="time" office:time-value="PT823H45M00S" calcext:value-type="time">
            <text:p>823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style-name="ce2" office:value-type="time" office:time-value="PT826H45M00S" calcext:value-type="time">
            <text:p>826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63" calcext:value-type="float">
            <text:p>1663</text:p>
          </table:table-cell>
          <table:table-cell table:style-name="ce2" office:value-type="time" office:time-value="PT655H23M00S" calcext:value-type="time">
            <text:p>655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2" office:value-type="time" office:time-value="PT659H01M00S" calcext:value-type="time">
            <text:p>659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table:style-name="ce2" office:value-type="time" office:time-value="PT452H56M00S" calcext:value-type="time">
            <text:p>452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table:style-name="ce2" office:value-type="time" office:time-value="PT455H56M00S" calcext:value-type="time">
            <text:p>455.5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67" calcext:value-type="float">
            <text:p>1667</text:p>
          </table:table-cell>
          <table:table-cell table:style-name="ce2" office:value-type="time" office:time-value="PT283H26M00S" calcext:value-type="time">
            <text:p>283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2" office:value-type="time" office:time-value="PT622H37M00S" calcext:value-type="time">
            <text:p>622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69" calcext:value-type="float">
            <text:p>1669</text:p>
          </table:table-cell>
          <table:table-cell table:style-name="ce2" office:value-type="time" office:time-value="PT892H15M00S" calcext:value-type="time">
            <text:p>892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table:style-name="ce2" office:value-type="time" office:time-value="PT996H16M00S" calcext:value-type="time">
            <text:p>996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71" calcext:value-type="float">
            <text:p>1671</text:p>
          </table:table-cell>
          <table:table-cell table:style-name="ce2" office:value-type="time" office:time-value="PT723H03M00S" calcext:value-type="time">
            <text:p>723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table:style-name="ce2" office:value-type="time" office:time-value="PT726H52M00S" calcext:value-type="time">
            <text:p>726.5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73" calcext:value-type="float">
            <text:p>1673</text:p>
          </table:table-cell>
          <table:table-cell table:style-name="ce2" office:value-type="time" office:time-value="PT520H49M00S" calcext:value-type="time">
            <text:p>520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table:style-name="ce2" office:value-type="time" office:time-value="PT524H41M00S" calcext:value-type="time">
            <text:p>524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75" calcext:value-type="float">
            <text:p>1675</text:p>
          </table:table-cell>
          <table:table-cell table:style-name="ce2" office:value-type="time" office:time-value="PT351H07M00S" calcext:value-type="time">
            <text:p>351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table:style-name="ce2" office:value-type="time" office:time-value="PT355H51M00S" calcext:value-type="time">
            <text:p>355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77" calcext:value-type="float">
            <text:p>1677</text:p>
          </table:table-cell>
          <table:table-cell table:style-name="ce2" office:value-type="time" office:time-value="PT960H04M00S" calcext:value-type="time">
            <text:p>960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table:style-name="ce2" office:value-type="time" office:time-value="PT1032H09M59.999999999S" calcext:value-type="time">
            <text:p>1032.1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79" calcext:value-type="float">
            <text:p>1679</text:p>
          </table:table-cell>
          <table:table-cell table:style-name="ce2" office:value-type="time" office:time-value="PT790H55M00S" calcext:value-type="time">
            <text:p>790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ce2" office:value-type="time" office:time-value="PT796H07M00S" calcext:value-type="time">
            <text:p>796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81" calcext:value-type="float">
            <text:p>1681</text:p>
          </table:table-cell>
          <table:table-cell table:style-name="ce2" office:value-type="time" office:time-value="PT587H26M00S" calcext:value-type="time">
            <text:p>587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table:style-name="ce2" office:value-type="time" office:time-value="PT590H53M00S" calcext:value-type="time">
            <text:p>590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83" calcext:value-type="float">
            <text:p>1683</text:p>
          </table:table-cell>
          <table:table-cell table:style-name="ce2" office:value-type="time" office:time-value="PT419H38M00S" calcext:value-type="time">
            <text:p>419.3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table:style-name="ce2" office:value-type="time" office:time-value="PT422H20M00S" calcext:value-type="time">
            <text:p>422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85" calcext:value-type="float">
            <text:p>1685</text:p>
          </table:table-cell>
          <table:table-cell table:style-name="ce2" office:value-type="time" office:time-value="PT1027H38M00S" calcext:value-type="time">
            <text:p>1027.3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table:style-name="ce2" office:value-type="time" office:time-value="PT1154H27M00S" calcext:value-type="time">
            <text:p>1154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87" calcext:value-type="float">
            <text:p>1687</text:p>
          </table:table-cell>
          <table:table-cell table:style-name="ce2" office:value-type="time" office:time-value="PT857H48M00S" calcext:value-type="time">
            <text:p>857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table:style-name="ce2" office:value-type="time" office:time-value="PT860H49M00S" calcext:value-type="time">
            <text:p>860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89" calcext:value-type="float">
            <text:p>1689</text:p>
          </table:table-cell>
          <table:table-cell table:style-name="ce2" office:value-type="time" office:time-value="PT656H19M00S" calcext:value-type="time">
            <text:p>656.1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style-name="ce2" office:value-type="time" office:time-value="PT660H18M00S" calcext:value-type="time">
            <text:p>660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91" calcext:value-type="float">
            <text:p>1691</text:p>
          </table:table-cell>
          <table:table-cell table:style-name="ce2" office:value-type="time" office:time-value="PT486H18M00S" calcext:value-type="time">
            <text:p>486.1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table:style-name="ce2" office:value-type="time" office:time-value="PT490H13M00S" calcext:value-type="time">
            <text:p>490.1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93" calcext:value-type="float">
            <text:p>1693</text:p>
          </table:table-cell>
          <table:table-cell table:style-name="ce2" office:value-type="time" office:time-value="PT1095H17M00S" calcext:value-type="time">
            <text:p>1095.1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table:style-name="ce2" office:value-type="time" office:time-value="PT1175H26M00S" calcext:value-type="time">
            <text:p>1175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95" calcext:value-type="float">
            <text:p>1695</text:p>
          </table:table-cell>
          <table:table-cell table:style-name="ce2" office:value-type="time" office:time-value="PT925H52M00S" calcext:value-type="time">
            <text:p>925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table:style-name="ce2" office:value-type="time" office:time-value="PT929H47M00S" calcext:value-type="time">
            <text:p>929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97" calcext:value-type="float">
            <text:p>1697</text:p>
          </table:table-cell>
          <table:table-cell table:style-name="ce2" office:value-type="time" office:time-value="PT723H49M00S" calcext:value-type="time">
            <text:p>723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table:style-name="ce2" office:value-type="time" office:time-value="PT727H51M00S" calcext:value-type="time">
            <text:p>727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699" calcext:value-type="float">
            <text:p>1699</text:p>
          </table:table-cell>
          <table:table-cell table:style-name="ce2" office:value-type="time" office:time-value="PT554H21M00S" calcext:value-type="time">
            <text:p>554.2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time" office:time-value="PT558H03M00S" calcext:value-type="time">
            <text:p>558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01" calcext:value-type="float">
            <text:p>1701</text:p>
          </table:table-cell>
          <table:table-cell table:style-name="ce2" office:value-type="time" office:time-value="PT1162H49M00S" calcext:value-type="time">
            <text:p>1162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style-name="ce2" office:value-type="time" office:time-value="PT1185H54M59.999999999S" calcext:value-type="time">
            <text:p>1185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03" calcext:value-type="float">
            <text:p>1703</text:p>
          </table:table-cell>
          <table:table-cell table:style-name="ce2" office:value-type="time" office:time-value="PT993H04M00S" calcext:value-type="time">
            <text:p>993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style-name="ce2" office:value-type="time" office:time-value="PT996H31M00S" calcext:value-type="time">
            <text:p>996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05" calcext:value-type="float">
            <text:p>1705</text:p>
          </table:table-cell>
          <table:table-cell table:style-name="ce2" office:value-type="time" office:time-value="PT791H36M00S" calcext:value-type="time">
            <text:p>791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table:style-name="ce2" office:value-type="time" office:time-value="PT794H53M00S" calcext:value-type="time">
            <text:p>794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07" calcext:value-type="float">
            <text:p>1707</text:p>
          </table:table-cell>
          <table:table-cell table:style-name="ce2" office:value-type="time" office:time-value="PT622H16M00S" calcext:value-type="time">
            <text:p>622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table:style-name="ce2" office:value-type="time" office:time-value="PT625H44M00S" calcext:value-type="time">
            <text:p>625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09" calcext:value-type="float">
            <text:p>1709</text:p>
          </table:table-cell>
          <table:table-cell table:style-name="ce2" office:value-type="time" office:time-value="PT1230H26M59.999999999S" calcext:value-type="time">
            <text:p>1230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table:style-name="ce2" office:value-type="time" office:time-value="PT1233H41M00S" calcext:value-type="time">
            <text:p>1233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205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style-name="ce2" office:value-type="time" office:time-value="PT1263H41M00S" calcext:value-type="time">
            <text:p>1263.41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table:style-name="ce2" office:value-type="time" office:time-value="PT1266H29M00S" calcext:value-type="time">
            <text:p>1266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table:style-name="ce2" office:value-type="time" office:time-value="PT354H09M00S" calcext:value-type="time">
            <text:p>354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205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table:style-name="ce2" office:value-type="time" office:time-value="PT371H08M00S" calcext:value-type="time">
            <text:p>371.08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table:style-name="ce2" office:value-type="time" office:time-value="PT429H36M00S" calcext:value-type="time">
            <text:p>429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20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table:style-name="ce2" office:value-type="time" office:time-value="PT438H13M00S" calcext:value-type="time">
            <text:p>438.13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 table:visibility="filter">
          <table:table-cell office:value-type="float" office:value="1717" calcext:value-type="float">
            <text:p>1717</text:p>
          </table:table-cell>
          <table:table-cell table:style-name="ce2" office:value-type="time" office:time-value="PT1061H46M00S" calcext:value-type="time">
            <text:p>1061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table:style-name="ce2" office:value-type="time" office:time-value="PT1066H21M00S" calcext:value-type="time">
            <text:p>1066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19" calcext:value-type="float">
            <text:p>1719</text:p>
          </table:table-cell>
          <table:table-cell table:style-name="ce2" office:value-type="time" office:time-value="PT859H23M00S" calcext:value-type="time">
            <text:p>859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2" office:value-type="time" office:time-value="PT863H17M00S" calcext:value-type="time">
            <text:p>863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21" calcext:value-type="float">
            <text:p>1721</text:p>
          </table:table-cell>
          <table:table-cell table:style-name="ce2" office:value-type="time" office:time-value="PT690H22M00S" calcext:value-type="time">
            <text:p>690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table:style-name="ce2" office:value-type="time" office:time-value="PT696H37M00S" calcext:value-type="time">
            <text:p>696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23" calcext:value-type="float">
            <text:p>1723</text:p>
          </table:table-cell>
          <table:table-cell table:style-name="ce2" office:value-type="time" office:time-value="PT207H08M00S" calcext:value-type="time">
            <text:p>207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table:style-name="ce2" office:value-type="time" office:time-value="PT372H55M00S" calcext:value-type="time">
            <text:p>372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25" calcext:value-type="float">
            <text:p>1725</text:p>
          </table:table-cell>
          <table:table-cell table:style-name="ce2" office:value-type="time" office:time-value="PT1131H12M00S" calcext:value-type="time">
            <text:p>1131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style-name="ce2" office:value-type="time" office:time-value="PT1136H17M00S" calcext:value-type="time">
            <text:p>1136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27" calcext:value-type="float">
            <text:p>1727</text:p>
          </table:table-cell>
          <table:table-cell table:style-name="ce2" office:value-type="time" office:time-value="PT928H55M00S" calcext:value-type="time">
            <text:p>928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table:style-name="ce2" office:value-type="time" office:time-value="PT975H49M00S" calcext:value-type="time">
            <text:p>975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29" calcext:value-type="float">
            <text:p>1729</text:p>
          </table:table-cell>
          <table:table-cell table:style-name="ce2" office:value-type="time" office:time-value="PT759H05M00S" calcext:value-type="time">
            <text:p>759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style-name="ce2" office:value-type="time" office:time-value="PT764H00M00S" calcext:value-type="time">
            <text:p>764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31" calcext:value-type="float">
            <text:p>1731</text:p>
          </table:table-cell>
          <table:table-cell table:style-name="ce2" office:value-type="time" office:time-value="PT275H51M00S" calcext:value-type="time">
            <text:p>275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table:style-name="ce2" office:value-type="time" office:time-value="PT280H18M00S" calcext:value-type="time">
            <text:p>280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33" calcext:value-type="float">
            <text:p>1733</text:p>
          </table:table-cell>
          <table:table-cell table:style-name="ce2" office:value-type="time" office:time-value="PT1196H18M00S" calcext:value-type="time">
            <text:p>1196.1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table:style-name="ce2" office:value-type="time" office:time-value="PT1200H31M00S" calcext:value-type="time">
            <text:p>1200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35" calcext:value-type="float">
            <text:p>1735</text:p>
          </table:table-cell>
          <table:table-cell table:style-name="ce2" office:value-type="time" office:time-value="PT994H32M00S" calcext:value-type="time">
            <text:p>994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table:style-name="ce2" office:value-type="time" office:time-value="PT1081H11M59.999999999S" calcext:value-type="time">
            <text:p>1081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37" calcext:value-type="float">
            <text:p>1737</text:p>
          </table:table-cell>
          <table:table-cell table:style-name="ce2" office:value-type="time" office:time-value="PT826H44M00S" calcext:value-type="time">
            <text:p>826.4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table:style-name="ce2" office:value-type="time" office:time-value="PT832H04M00S" calcext:value-type="time">
            <text:p>832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39" calcext:value-type="float">
            <text:p>1739</text:p>
          </table:table-cell>
          <table:table-cell table:style-name="ce2" office:value-type="time" office:time-value="PT342H46M00S" calcext:value-type="time">
            <text:p>342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style-name="ce2" office:value-type="time" office:time-value="PT347H05M00S" calcext:value-type="time">
            <text:p>347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41" calcext:value-type="float">
            <text:p>1741</text:p>
          </table:table-cell>
          <table:table-cell table:style-name="ce2" office:value-type="time" office:time-value="PT1264H02M00S" calcext:value-type="time">
            <text:p>1264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style-name="ce2" office:value-type="time" office:time-value="PT212H22M00S" calcext:value-type="time">
            <text:p>212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43" calcext:value-type="float">
            <text:p>1743</text:p>
          </table:table-cell>
          <table:table-cell table:style-name="ce2" office:value-type="time" office:time-value="PT1062H08M00S" calcext:value-type="time">
            <text:p>1062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table:style-name="ce2" office:value-type="time" office:time-value="PT1066H47M00S" calcext:value-type="time">
            <text:p>1066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45" calcext:value-type="float">
            <text:p>1745</text:p>
          </table:table-cell>
          <table:table-cell table:style-name="ce2" office:value-type="time" office:time-value="PT892H24M00S" calcext:value-type="time">
            <text:p>892.2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style-name="ce2" office:value-type="time" office:time-value="PT897H01M00S" calcext:value-type="time">
            <text:p>897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47" calcext:value-type="float">
            <text:p>1747</text:p>
          </table:table-cell>
          <table:table-cell table:style-name="ce2" office:value-type="time" office:time-value="PT408H20M00S" calcext:value-type="time">
            <text:p>408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table:style-name="ce2" office:value-type="time" office:time-value="PT443H12M00S" calcext:value-type="time">
            <text:p>443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49" calcext:value-type="float">
            <text:p>1749</text:p>
          </table:table-cell>
          <table:table-cell table:style-name="ce2" office:value-type="time" office:time-value="PT239H49M00S" calcext:value-type="time">
            <text:p>239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time" office:time-value="PT243H54M00S" calcext:value-type="time">
            <text:p>243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51" calcext:value-type="float">
            <text:p>1751</text:p>
          </table:table-cell>
          <table:table-cell table:style-name="ce2" office:value-type="time" office:time-value="PT1131H48M00S" calcext:value-type="time">
            <text:p>1131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table:style-name="ce2" office:value-type="time" office:time-value="PT1135H51M00S" calcext:value-type="time">
            <text:p>1135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53" calcext:value-type="float">
            <text:p>1753</text:p>
          </table:table-cell>
          <table:table-cell table:style-name="ce2" office:value-type="time" office:time-value="PT960H05M00S" calcext:value-type="time">
            <text:p>960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table:style-name="ce2" office:value-type="time" office:time-value="PT1299H35M00.000000001S" calcext:value-type="time">
            <text:p>1299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55" calcext:value-type="float">
            <text:p>1755</text:p>
          </table:table-cell>
          <table:table-cell table:style-name="ce2" office:value-type="time" office:time-value="PT478H17M00S" calcext:value-type="time">
            <text:p>478.1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style-name="ce2" office:value-type="time" office:time-value="PT622H02M00S" calcext:value-type="time">
            <text:p>622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57" calcext:value-type="float">
            <text:p>1757</text:p>
          </table:table-cell>
          <table:table-cell table:style-name="ce2" office:value-type="time" office:time-value="PT309H44M00S" calcext:value-type="time">
            <text:p>309.4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style-name="ce2" office:value-type="time" office:time-value="PT314H32M00S" calcext:value-type="time">
            <text:p>314.3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59" calcext:value-type="float">
            <text:p>1759</text:p>
          </table:table-cell>
          <table:table-cell table:style-name="ce2" office:value-type="time" office:time-value="PT1199H27M00S" calcext:value-type="time">
            <text:p>1199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style-name="ce2" office:value-type="time" office:time-value="PT1229H45M00S" calcext:value-type="time">
            <text:p>1229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61" calcext:value-type="float">
            <text:p>1761</text:p>
          </table:table-cell>
          <table:table-cell table:style-name="ce2" office:value-type="time" office:time-value="PT1030H07M00S" calcext:value-type="time">
            <text:p>1030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table:style-name="ce2" office:value-type="time" office:time-value="PT1034H37M00S" calcext:value-type="time">
            <text:p>1034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63" calcext:value-type="float">
            <text:p>1763</text:p>
          </table:table-cell>
          <table:table-cell table:style-name="ce2" office:value-type="time" office:time-value="PT543H48M00S" calcext:value-type="time">
            <text:p>543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table:style-name="ce2" office:value-type="time" office:time-value="PT882H49M00S" calcext:value-type="time">
            <text:p>882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65" calcext:value-type="float">
            <text:p>1765</text:p>
          </table:table-cell>
          <table:table-cell table:style-name="ce2" office:value-type="time" office:time-value="PT375H20M00S" calcext:value-type="time">
            <text:p>375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table:style-name="ce2" office:value-type="time" office:time-value="PT459H05M00S" calcext:value-type="time">
            <text:p>459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67" calcext:value-type="float">
            <text:p>1767</text:p>
          </table:table-cell>
          <table:table-cell table:style-name="ce2" office:value-type="time" office:time-value="PT1265H43M00S" calcext:value-type="time">
            <text:p>1265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table:style-name="ce2" office:value-type="time" office:time-value="PT1270H33M00S" calcext:value-type="time">
            <text:p>1270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69" calcext:value-type="float">
            <text:p>1769</text:p>
          </table:table-cell>
          <table:table-cell table:style-name="ce2" office:value-type="time" office:time-value="PT1095H52M00S" calcext:value-type="time">
            <text:p>1095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style-name="ce2" office:value-type="time" office:time-value="PT344H02M00S" calcext:value-type="time">
            <text:p>344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71" calcext:value-type="float">
            <text:p>1771</text:p>
          </table:table-cell>
          <table:table-cell table:style-name="ce2" office:value-type="time" office:time-value="PT613H14M00S" calcext:value-type="time">
            <text:p>613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table:style-name="ce2" office:value-type="time" office:time-value="PT862H22M00S" calcext:value-type="time">
            <text:p>862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73" calcext:value-type="float">
            <text:p>1773</text:p>
          </table:table-cell>
          <table:table-cell table:style-name="ce2" office:value-type="time" office:time-value="PT444H30M00S" calcext:value-type="time">
            <text:p>444.3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table:style-name="ce2" office:value-type="time" office:time-value="PT784H14M00S" calcext:value-type="time">
            <text:p>784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75" calcext:value-type="float">
            <text:p>1775</text:p>
          </table:table-cell>
          <table:table-cell table:style-name="ce2" office:value-type="time" office:time-value="PT242H12M00S" calcext:value-type="time">
            <text:p>242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table:style-name="ce2" office:value-type="time" office:time-value="PT361H53M00S" calcext:value-type="time">
            <text:p>361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77" calcext:value-type="float">
            <text:p>1777</text:p>
          </table:table-cell>
          <table:table-cell table:style-name="ce2" office:value-type="time" office:time-value="PT1163H50M00.000000001S" calcext:value-type="time">
            <text:p>1163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table:style-name="ce2" office:value-type="time" office:time-value="PT1169H08M00S" calcext:value-type="time">
            <text:p>1169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79" calcext:value-type="float">
            <text:p>1779</text:p>
          </table:table-cell>
          <table:table-cell table:style-name="ce2" office:value-type="time" office:time-value="PT679H00M00S" calcext:value-type="time">
            <text:p>679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table:style-name="ce2" office:value-type="time" office:time-value="PT682H47M00S" calcext:value-type="time">
            <text:p>682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81" calcext:value-type="float">
            <text:p>1781</text:p>
          </table:table-cell>
          <table:table-cell table:style-name="ce2" office:value-type="time" office:time-value="PT509H55M00S" calcext:value-type="time">
            <text:p>509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table:style-name="ce2" office:value-type="time" office:time-value="PT531H53M00S" calcext:value-type="time">
            <text:p>531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83" calcext:value-type="float">
            <text:p>1783</text:p>
          </table:table-cell>
          <table:table-cell table:style-name="ce2" office:value-type="time" office:time-value="PT310H11M00S" calcext:value-type="time">
            <text:p>310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table:style-name="ce2" office:value-type="time" office:time-value="PT314H09M00S" calcext:value-type="time">
            <text:p>314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85" calcext:value-type="float">
            <text:p>1785</text:p>
          </table:table-cell>
          <table:table-cell table:style-name="ce2" office:value-type="time" office:time-value="PT1231H33M00S" calcext:value-type="time">
            <text:p>1231.3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table:style-name="ce2" office:value-type="time" office:time-value="PT1235H14M00S" calcext:value-type="time">
            <text:p>1235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87" calcext:value-type="float">
            <text:p>1787</text:p>
          </table:table-cell>
          <table:table-cell table:style-name="ce2" office:value-type="time" office:time-value="PT747H49M00S" calcext:value-type="time">
            <text:p>747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table:style-name="ce2" office:value-type="time" office:time-value="PT769H54M00S" calcext:value-type="time">
            <text:p>769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89" calcext:value-type="float">
            <text:p>1789</text:p>
          </table:table-cell>
          <table:table-cell table:style-name="ce2" office:value-type="time" office:time-value="PT578H21M00S" calcext:value-type="time">
            <text:p>578.2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style-name="ce2" office:value-type="time" office:time-value="PT582H20M00S" calcext:value-type="time">
            <text:p>582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91" calcext:value-type="float">
            <text:p>1791</text:p>
          </table:table-cell>
          <table:table-cell table:style-name="ce2" office:value-type="time" office:time-value="PT376H01M00S" calcext:value-type="time">
            <text:p>376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table:style-name="ce2" office:value-type="time" office:time-value="PT379H21M00S" calcext:value-type="time">
            <text:p>379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93" calcext:value-type="float">
            <text:p>1793</text:p>
          </table:table-cell>
          <table:table-cell table:style-name="ce2" office:value-type="time" office:time-value="PT1298H34M00S" calcext:value-type="time">
            <text:p>1298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table:style-name="ce2" office:value-type="time" office:time-value="PT1302H51M00S" calcext:value-type="time">
            <text:p>1302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95" calcext:value-type="float">
            <text:p>1795</text:p>
          </table:table-cell>
          <table:table-cell table:style-name="ce2" office:value-type="time" office:time-value="PT816H54M00S" calcext:value-type="time">
            <text:p>816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table:style-name="ce2" office:value-type="time" office:time-value="PT969H33M00S" calcext:value-type="time">
            <text:p>969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97" calcext:value-type="float">
            <text:p>1797</text:p>
          </table:table-cell>
          <table:table-cell table:style-name="ce2" office:value-type="time" office:time-value="PT646H10M00S" calcext:value-type="time">
            <text:p>646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table:style-name="ce2" office:value-type="time" office:time-value="PT651H36M00S" calcext:value-type="time">
            <text:p>651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799" calcext:value-type="float">
            <text:p>1799</text:p>
          </table:table-cell>
          <table:table-cell table:style-name="ce2" office:value-type="time" office:time-value="PT442H58M00S" calcext:value-type="time">
            <text:p>442.5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2" office:value-type="time" office:time-value="PT783H37M00S" calcext:value-type="time">
            <text:p>783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01" calcext:value-type="float">
            <text:p>1801</text:p>
          </table:table-cell>
          <table:table-cell table:style-name="ce2" office:value-type="time" office:time-value="PT276H11M00S" calcext:value-type="time">
            <text:p>276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table:style-name="ce2" office:value-type="time" office:time-value="PT356H11M00S" calcext:value-type="time">
            <text:p>356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03" calcext:value-type="float">
            <text:p>1803</text:p>
          </table:table-cell>
          <table:table-cell table:style-name="ce2" office:value-type="time" office:time-value="PT884H17M00S" calcext:value-type="time">
            <text:p>884.1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ce2" office:value-type="time" office:time-value="PT888H47M00S" calcext:value-type="time">
            <text:p>888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05" calcext:value-type="float">
            <text:p>1805</text:p>
          </table:table-cell>
          <table:table-cell table:style-name="ce2" office:value-type="time" office:time-value="PT713H07M00S" calcext:value-type="time">
            <text:p>713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2" office:value-type="time" office:time-value="PT717H09M00S" calcext:value-type="time">
            <text:p>717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07" calcext:value-type="float">
            <text:p>1807</text:p>
          </table:table-cell>
          <table:table-cell table:style-name="ce2" office:value-type="time" office:time-value="PT511H16M00S" calcext:value-type="time">
            <text:p>511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2" office:value-type="time" office:time-value="PT605H29M00S" calcext:value-type="time">
            <text:p>605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09" calcext:value-type="float">
            <text:p>1809</text:p>
          </table:table-cell>
          <table:table-cell table:style-name="ce2" office:value-type="time" office:time-value="PT344H22M00S" calcext:value-type="time">
            <text:p>344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2" office:value-type="time" office:time-value="PT349H18M00S" calcext:value-type="time">
            <text:p>349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11" calcext:value-type="float">
            <text:p>1811</text:p>
          </table:table-cell>
          <table:table-cell table:style-name="ce2" office:value-type="time" office:time-value="PT950H23M00S" calcext:value-type="time">
            <text:p>950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table:style-name="ce2" office:value-type="time" office:time-value="PT954H39M00S" calcext:value-type="time">
            <text:p>954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13" calcext:value-type="float">
            <text:p>1813</text:p>
          </table:table-cell>
          <table:table-cell table:style-name="ce2" office:value-type="time" office:time-value="PT781H22M00S" calcext:value-type="time">
            <text:p>781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table:style-name="ce2" office:value-type="time" office:time-value="PT805H28M00S" calcext:value-type="time">
            <text:p>805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15" calcext:value-type="float">
            <text:p>1815</text:p>
          </table:table-cell>
          <table:table-cell table:style-name="ce2" office:value-type="time" office:time-value="PT578H59M00S" calcext:value-type="time">
            <text:p>578.5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style-name="ce2" office:value-type="time" office:time-value="PT582H42M00S" calcext:value-type="time">
            <text:p>582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17" calcext:value-type="float">
            <text:p>1817</text:p>
          </table:table-cell>
          <table:table-cell table:style-name="ce2" office:value-type="time" office:time-value="PT409H11M00S" calcext:value-type="time">
            <text:p>409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table:style-name="ce2" office:value-type="time" office:time-value="PT414H01M00S" calcext:value-type="time">
            <text:p>414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19" calcext:value-type="float">
            <text:p>1819</text:p>
          </table:table-cell>
          <table:table-cell table:style-name="ce2" office:value-type="time" office:time-value="PT1019H42M00S" calcext:value-type="time">
            <text:p>1019.4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2" office:value-type="time" office:time-value="PT1025H14M00S" calcext:value-type="time">
            <text:p>1025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21" calcext:value-type="float">
            <text:p>1821</text:p>
          </table:table-cell>
          <table:table-cell table:style-name="ce2" office:value-type="time" office:time-value="PT848H24M00S" calcext:value-type="time">
            <text:p>848.2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table:style-name="ce2" office:value-type="time" office:time-value="PT852H08M00S" calcext:value-type="time">
            <text:p>852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table:style-name="ce2" office:value-type="time" office:time-value="PT802H40M00S" calcext:value-type="time">
            <text:p>802.4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2" office:value-type="time" office:time-value="PT805H59M00S" calcext:value-type="time">
            <text:p>805.59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table:style-name="ce2" office:value-type="time" office:time-value="PT858H50M00S" calcext:value-type="time">
            <text:p>858.5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table:style-name="ce2" office:value-type="time" office:time-value="PT861H24M00S" calcext:value-type="time">
            <text:p>861.24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table:style-name="ce2" office:value-type="time" office:time-value="PT915H32M00S" calcext:value-type="time">
            <text:p>915.3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2" office:value-type="time" office:time-value="PT918H26M00S" calcext:value-type="time">
            <text:p>918.26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table:style-name="ce2" office:value-type="time" office:time-value="PT1220H18M00S" calcext:value-type="time">
            <text:p>1220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204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2" office:value-type="time" office:time-value="PT1272H04M00S" calcext:value-type="time">
            <text:p>1272.04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table:style-name="ce2" office:value-type="time" office:time-value="PT341H52M00S" calcext:value-type="time">
            <text:p>341.5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004010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ce2" office:value-type="time" office:time-value="PT379H50M00S" calcext:value-type="time">
            <text:p>379.50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table:style-name="ce2" office:value-type="time" office:time-value="PT553H19M00S" calcext:value-type="time">
            <text:p>553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0030c0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table:style-name="ce2" office:value-type="time" office:time-value="PT579H50M00S" calcext:value-type="time">
            <text:p>579.50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 table:visibility="filter">
          <table:table-cell office:value-type="float" office:value="1835" calcext:value-type="float">
            <text:p>1835</text:p>
          </table:table-cell>
          <table:table-cell table:style-name="ce2" office:value-type="time" office:time-value="PT646H26M00S" calcext:value-type="time">
            <text:p>646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2" office:value-type="time" office:time-value="PT649H12M00S" calcext:value-type="time">
            <text:p>649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2" office:value-type="time" office:time-value="PT700H25M00S" calcext:value-type="time">
            <text:p>700.2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0a041210000000000000000000000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table:style-name="ce2" office:value-type="time" office:time-value="PT713H19M00S" calcext:value-type="time">
            <text:p>713.19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table:style-name="ce2" office:value-type="time" office:time-value="PT746H27M00S" calcext:value-type="time">
            <text:p>746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1420121005006eb60000000000000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2" office:value-type="time" office:time-value="PT749H13M00S" calcext:value-type="time">
            <text:p>749.1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table:style-name="ce2" office:value-type="time" office:time-value="PT998H11M00S" calcext:value-type="time">
            <text:p>998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0a04000c000000000000000000000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style-name="ce2" office:value-type="time" office:time-value="PT1046H44M00S" calcext:value-type="time">
            <text:p>1046.44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table:style-name="ce2" office:value-type="time" office:time-value="PT1079H47M00S" calcext:value-type="time">
            <text:p>1079.4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1420000c000000050000000000000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ce2" office:value-type="time" office:time-value="PT1082H34M00S" calcext:value-type="time">
            <text:p>1082.3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table:style-name="ce2" office:value-type="time" office:time-value="PT1262H58M00S" calcext:value-type="time">
            <text:p>1262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0a049003000000000000000000000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table:style-name="ce2" office:value-type="time" office:time-value="PT220H59M00S" calcext:value-type="time">
            <text:p>220.59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table:style-name="ce2" office:value-type="time" office:time-value="PT254H22M00S" calcext:value-type="time">
            <text:p>254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142090030677aa19000000000000c8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table:style-name="ce2" office:value-type="time" office:time-value="PT257H10M00S" calcext:value-type="time">
            <text:p>257.1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table:style-name="ce2" office:value-type="time" office:time-value="PT441H04M00S" calcext:value-type="time">
            <text:p>441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20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time" office:time-value="PT487H33M00S" calcext:value-type="time">
            <text:p>487.33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ce2" office:value-type="time" office:time-value="PT578H39M00S" calcext:value-type="time">
            <text:p>578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table:style-name="ce2" office:value-type="time" office:time-value="PT580H59M00S" calcext:value-type="time">
            <text:p>580.59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 table:visibility="filter">
          <table:table-cell office:value-type="float" office:value="1853" calcext:value-type="float">
            <text:p>1853</text:p>
          </table:table-cell>
          <table:table-cell table:style-name="ce2" office:value-type="time" office:time-value="PT476H47M00S" calcext:value-type="time">
            <text:p>476.4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table:style-name="ce2" office:value-type="time" office:time-value="PT596H22M00S" calcext:value-type="time">
            <text:p>596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55" calcext:value-type="float">
            <text:p>1855</text:p>
          </table:table-cell>
          <table:table-cell table:style-name="ce2" office:value-type="time" office:time-value="PT1085H40M00S" calcext:value-type="time">
            <text:p>1085.4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table:style-name="ce2" office:value-type="time" office:time-value="PT1087H31M00S" calcext:value-type="time">
            <text:p>1087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57" calcext:value-type="float">
            <text:p>1857</text:p>
          </table:table-cell>
          <table:table-cell table:style-name="ce2" office:value-type="time" office:time-value="PT916H30M00S" calcext:value-type="time">
            <text:p>916.3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table:style-name="ce2" office:value-type="time" office:time-value="PT1245H54M00S" calcext:value-type="time">
            <text:p>1245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59" calcext:value-type="float">
            <text:p>1859</text:p>
          </table:table-cell>
          <table:table-cell table:style-name="ce2" office:value-type="time" office:time-value="PT714H06M00S" calcext:value-type="time">
            <text:p>714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time" office:time-value="PT831H32M00S" calcext:value-type="time">
            <text:p>831.3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61" calcext:value-type="float">
            <text:p>1861</text:p>
          </table:table-cell>
          <table:table-cell table:style-name="ce2" office:value-type="time" office:time-value="PT544H30M00S" calcext:value-type="time">
            <text:p>544.3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table:style-name="ce2" office:value-type="time" office:time-value="PT547H48M00S" calcext:value-type="time">
            <text:p>547.4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63" calcext:value-type="float">
            <text:p>1863</text:p>
          </table:table-cell>
          <table:table-cell table:style-name="ce2" office:value-type="time" office:time-value="PT1153H09M00S" calcext:value-type="time">
            <text:p>1153.0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style-name="ce2" office:value-type="time" office:time-value="PT1155H33M00S" calcext:value-type="time">
            <text:p>1155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65" calcext:value-type="float">
            <text:p>1865</text:p>
          </table:table-cell>
          <table:table-cell table:style-name="ce2" office:value-type="time" office:time-value="PT983H34M00S" calcext:value-type="time">
            <text:p>983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table:style-name="ce2" office:value-type="time" office:time-value="PT986H38M00S" calcext:value-type="time">
            <text:p>986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67" calcext:value-type="float">
            <text:p>1867</text:p>
          </table:table-cell>
          <table:table-cell table:style-name="ce2" office:value-type="time" office:time-value="PT781H01M00S" calcext:value-type="time">
            <text:p>781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table:style-name="ce2" office:value-type="time" office:time-value="PT825H50M00S" calcext:value-type="time">
            <text:p>825.5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69" calcext:value-type="float">
            <text:p>1869</text:p>
          </table:table-cell>
          <table:table-cell table:style-name="ce2" office:value-type="time" office:time-value="PT611H55M00S" calcext:value-type="time">
            <text:p>611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time" office:time-value="PT613H55M00S" calcext:value-type="time">
            <text:p>613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71" calcext:value-type="float">
            <text:p>1871</text:p>
          </table:table-cell>
          <table:table-cell table:style-name="ce2" office:value-type="time" office:time-value="PT1220H24M59.999999999S" calcext:value-type="time">
            <text:p>1220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table:style-name="ce2" office:value-type="time" office:time-value="PT1238H26M00S" calcext:value-type="time">
            <text:p>1238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73" calcext:value-type="float">
            <text:p>1873</text:p>
          </table:table-cell>
          <table:table-cell table:style-name="ce2" office:value-type="time" office:time-value="PT1051H22M00S" calcext:value-type="time">
            <text:p>1051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table:style-name="ce2" office:value-type="time" office:time-value="PT1055H09M00S" calcext:value-type="time">
            <text:p>1055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75" calcext:value-type="float">
            <text:p>1875</text:p>
          </table:table-cell>
          <table:table-cell table:style-name="ce2" office:value-type="time" office:time-value="PT849H37M00S" calcext:value-type="time">
            <text:p>849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table:style-name="ce2" office:value-type="time" office:time-value="PT853H13M00S" calcext:value-type="time">
            <text:p>853.1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77" calcext:value-type="float">
            <text:p>1877</text:p>
          </table:table-cell>
          <table:table-cell table:style-name="ce2" office:value-type="time" office:time-value="PT680H18M00S" calcext:value-type="time">
            <text:p>680.1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table:style-name="ce2" office:value-type="time" office:time-value="PT682H08M00S" calcext:value-type="time">
            <text:p>682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79" calcext:value-type="float">
            <text:p>1879</text:p>
          </table:table-cell>
          <table:table-cell table:style-name="ce2" office:value-type="time" office:time-value="PT1288H05M00S" calcext:value-type="time">
            <text:p>1288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time" office:time-value="PT1291H34M00S" calcext:value-type="time">
            <text:p>1291.3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81" calcext:value-type="float">
            <text:p>1881</text:p>
          </table:table-cell>
          <table:table-cell table:style-name="ce2" office:value-type="time" office:time-value="PT1118H58M00S" calcext:value-type="time">
            <text:p>1118.5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table:style-name="ce2" office:value-type="time" office:time-value="PT1151H44M00S" calcext:value-type="time">
            <text:p>1151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83" calcext:value-type="float">
            <text:p>1883</text:p>
          </table:table-cell>
          <table:table-cell table:style-name="ce2" office:value-type="time" office:time-value="PT917H02M00S" calcext:value-type="time">
            <text:p>917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table:style-name="ce2" office:value-type="time" office:time-value="PT924H17M00S" calcext:value-type="time">
            <text:p>924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table:style-name="ce2" office:value-type="time" office:time-value="PT1203H37M00S" calcext:value-type="time">
            <text:p>1203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205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style-name="ce2" office:value-type="time" office:time-value="PT1250H33M00.000000001S" calcext:value-type="time">
            <text:p>1250.33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table:style-name="ce2" office:value-type="time" office:time-value="PT478H17M00S" calcext:value-type="time">
            <text:p>478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205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2" office:value-type="time" office:time-value="PT490H57M00S" calcext:value-type="time">
            <text:p>490.57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table:style-name="ce2" office:value-type="time" office:time-value="PT549H23M00S" calcext:value-type="time">
            <text:p>549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20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time" office:time-value="PT557H33M00S" calcext:value-type="time">
            <text:p>557.33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 table:visibility="filter">
          <table:table-cell office:value-type="float" office:value="1891" calcext:value-type="float">
            <text:p>1891</text:p>
          </table:table-cell>
          <table:table-cell table:style-name="ce2" office:value-type="time" office:time-value="PT747H39M00S" calcext:value-type="time">
            <text:p>747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2" office:value-type="time" office:time-value="PT853H48M00S" calcext:value-type="time">
            <text:p>853.4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93" calcext:value-type="float">
            <text:p>1893</text:p>
          </table:table-cell>
          <table:table-cell table:style-name="ce2" office:value-type="time" office:time-value="PT264H11M00S" calcext:value-type="time">
            <text:p>264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table:style-name="ce2" office:value-type="time" office:time-value="PT452H44M00S" calcext:value-type="time">
            <text:p>452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95" calcext:value-type="float">
            <text:p>1895</text:p>
          </table:table-cell>
          <table:table-cell table:style-name="ce2" office:value-type="time" office:time-value="PT1186H39M00S" calcext:value-type="time">
            <text:p>1186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2" office:value-type="time" office:time-value="PT1190H46M00S" calcext:value-type="time">
            <text:p>1190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97" calcext:value-type="float">
            <text:p>1897</text:p>
          </table:table-cell>
          <table:table-cell table:style-name="ce2" office:value-type="time" office:time-value="PT986H55M00S" calcext:value-type="time">
            <text:p>986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table:style-name="ce2" office:value-type="time" office:time-value="PT1047H20M00S" calcext:value-type="time">
            <text:p>1047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899" calcext:value-type="float">
            <text:p>1899</text:p>
          </table:table-cell>
          <table:table-cell table:style-name="ce2" office:value-type="time" office:time-value="PT818H03M00S" calcext:value-type="time">
            <text:p>818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2" office:value-type="time" office:time-value="PT822H40M00S" calcext:value-type="time">
            <text:p>822.4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01" calcext:value-type="float">
            <text:p>1901</text:p>
          </table:table-cell>
          <table:table-cell table:style-name="ce2" office:value-type="time" office:time-value="PT333H27M00S" calcext:value-type="time">
            <text:p>333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2" office:value-type="time" office:time-value="PT439H53M00S" calcext:value-type="time">
            <text:p>439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03" calcext:value-type="float">
            <text:p>1903</text:p>
          </table:table-cell>
          <table:table-cell table:style-name="ce2" office:value-type="time" office:time-value="PT1256H29M00S" calcext:value-type="time">
            <text:p>1256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2" office:value-type="time" office:time-value="PT1261H02M00S" calcext:value-type="time">
            <text:p>1261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05" calcext:value-type="float">
            <text:p>1905</text:p>
          </table:table-cell>
          <table:table-cell table:style-name="ce2" office:value-type="time" office:time-value="PT1054H19M00S" calcext:value-type="time">
            <text:p>1054.1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2" office:value-type="time" office:time-value="PT1058H07M00S" calcext:value-type="time">
            <text:p>1058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07" calcext:value-type="float">
            <text:p>1907</text:p>
          </table:table-cell>
          <table:table-cell table:style-name="ce2" office:value-type="time" office:time-value="PT883H37M00S" calcext:value-type="time">
            <text:p>883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2" office:value-type="time" office:time-value="PT944H36M00S" calcext:value-type="time">
            <text:p>944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09" calcext:value-type="float">
            <text:p>1909</text:p>
          </table:table-cell>
          <table:table-cell table:style-name="ce2" office:value-type="time" office:time-value="PT398H49M00S" calcext:value-type="time">
            <text:p>398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time" office:time-value="PT403H12M00S" calcext:value-type="time">
            <text:p>403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11" calcext:value-type="float">
            <text:p>1911</text:p>
          </table:table-cell>
          <table:table-cell table:style-name="ce2" office:value-type="time" office:time-value="PT229H53M00S" calcext:value-type="time">
            <text:p>229.5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style-name="ce2" office:value-type="time" office:time-value="PT234H20M00S" calcext:value-type="time">
            <text:p>234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13" calcext:value-type="float">
            <text:p>1913</text:p>
          </table:table-cell>
          <table:table-cell table:style-name="ce2" office:value-type="time" office:time-value="PT1120H33M00S" calcext:value-type="time">
            <text:p>1120.3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style-name="ce2" office:value-type="time" office:time-value="PT1155H01M00S" calcext:value-type="time">
            <text:p>1155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15" calcext:value-type="float">
            <text:p>1915</text:p>
          </table:table-cell>
          <table:table-cell table:style-name="ce2" office:value-type="time" office:time-value="PT950H31M00S" calcext:value-type="time">
            <text:p>950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ce2" office:value-type="time" office:time-value="PT956H35M00S" calcext:value-type="time">
            <text:p>956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17" calcext:value-type="float">
            <text:p>1917</text:p>
          </table:table-cell>
          <table:table-cell table:style-name="ce2" office:value-type="time" office:time-value="PT468H00M00S" calcext:value-type="time">
            <text:p>468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2" office:value-type="time" office:time-value="PT477H28M00S" calcext:value-type="time">
            <text:p>477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19" calcext:value-type="float">
            <text:p>1919</text:p>
          </table:table-cell>
          <table:table-cell table:style-name="ce2" office:value-type="time" office:time-value="PT298H09M00S" calcext:value-type="time">
            <text:p>298.0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time" office:time-value="PT301H37M00S" calcext:value-type="time">
            <text:p>301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21" calcext:value-type="float">
            <text:p>1921</text:p>
          </table:table-cell>
          <table:table-cell table:style-name="ce2" office:value-type="time" office:time-value="PT1188H54M59.999999999S" calcext:value-type="time">
            <text:p>1188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2" office:value-type="time" office:time-value="PT1274H03M00S" calcext:value-type="time">
            <text:p>1274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23" calcext:value-type="float">
            <text:p>1923</text:p>
          </table:table-cell>
          <table:table-cell table:style-name="ce2" office:value-type="time" office:time-value="PT1018H06M00S" calcext:value-type="time">
            <text:p>1018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2" office:value-type="time" office:time-value="PT1027H51M00S" calcext:value-type="time">
            <text:p>1027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25" calcext:value-type="float">
            <text:p>1925</text:p>
          </table:table-cell>
          <table:table-cell table:style-name="ce2" office:value-type="time" office:time-value="PT534H51M00S" calcext:value-type="time">
            <text:p>534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2" office:value-type="time" office:time-value="PT553H06M00S" calcext:value-type="time">
            <text:p>553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27" calcext:value-type="float">
            <text:p>1927</text:p>
          </table:table-cell>
          <table:table-cell table:style-name="ce2" office:value-type="time" office:time-value="PT365H09M00S" calcext:value-type="time">
            <text:p>365.0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2" office:value-type="time" office:time-value="PT369H27M00S" calcext:value-type="time">
            <text:p>369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2" office:value-type="time" office:time-value="PT660H57M00S" calcext:value-type="time">
            <text:p>660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time" office:time-value="PT663H47M00S" calcext:value-type="time">
            <text:p>663.47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table:style-name="ce2" office:value-type="time" office:time-value="PT716H42M00S" calcext:value-type="time">
            <text:p>716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table:style-name="ce2" office:value-type="time" office:time-value="PT719H00M00S" calcext:value-type="time">
            <text:p>719.00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table:style-name="ce2" office:value-type="time" office:time-value="PT773H33M00S" calcext:value-type="time">
            <text:p>773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table:style-name="ce2" office:value-type="time" office:time-value="PT775H52M00S" calcext:value-type="time">
            <text:p>775.52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table:style-name="ce2" office:value-type="time" office:time-value="PT1082H03M00S" calcext:value-type="time">
            <text:p>1082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204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ce2" office:value-type="time" office:time-value="PT1132H33M00S" calcext:value-type="time">
            <text:p>1132.33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table:style-name="ce2" office:value-type="time" office:time-value="PT1296H01M00S" calcext:value-type="time">
            <text:p>1296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004010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style-name="ce2" office:value-type="time" office:time-value="PT240H03M00S" calcext:value-type="time">
            <text:p>240.03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table:style-name="ce2" office:value-type="time" office:time-value="PT419H03M00S" calcext:value-type="time">
            <text:p>419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0030c0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style-name="ce2" office:value-type="time" office:time-value="PT440H07M00S" calcext:value-type="time">
            <text:p>440.07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table:style-name="ce2" office:value-type="time" office:time-value="PT637H08M00S" calcext:value-type="time">
            <text:p>637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0a041210000000000000000000000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2" office:value-type="time" office:time-value="PT707H07M00S" calcext:value-type="time">
            <text:p>707.07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table:style-name="ce2" office:value-type="time" office:time-value="PT740H15M00S" calcext:value-type="time">
            <text:p>740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1420121005006eb60000000000000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style-name="ce2" office:value-type="time" office:time-value="PT765H10M00S" calcext:value-type="time">
            <text:p>765.1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2" office:value-type="time" office:time-value="PT1016H13M00S" calcext:value-type="time">
            <text:p>1016.1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0a04000c000000000000000000000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style-name="ce2" office:value-type="time" office:time-value="PT1040H13M00S" calcext:value-type="time">
            <text:p>1040.13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table:style-name="ce2" office:value-type="time" office:time-value="PT1073H22M00S" calcext:value-type="time">
            <text:p>1073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1420000c000000050000000000000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2" office:value-type="time" office:time-value="PT1126H55M00S" calcext:value-type="time">
            <text:p>1126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2" office:value-type="time" office:time-value="PT1310H09M00S" calcext:value-type="time">
            <text:p>1310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0a049003000000000000000000000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time" office:time-value="PT281H20M00S" calcext:value-type="time">
            <text:p>281.20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2" office:value-type="time" office:time-value="PT314H29M00S" calcext:value-type="time">
            <text:p>314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office:value-type="string" calcext:value-type="string">
            <text:p>142090030677aa19000000000000c8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time" office:time-value="PT317H15M00S" calcext:value-type="time">
            <text:p>317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2" office:value-type="time" office:time-value="PT635H59M00S" calcext:value-type="time">
            <text:p>635.5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20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time" office:time-value="PT681H10M00S" calcext:value-type="time">
            <text:p>681.10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2" office:value-type="time" office:time-value="PT781H16M00S" calcext:value-type="time">
            <text:p>781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2" office:value-type="time" office:time-value="PT784H15M00S" calcext:value-type="time">
            <text:p>784.15.00</text:p>
          </table:table-cell>
          <table:table-cell table:style-name="ce1" office:value-type="time" office:time-value="PT01H25M00S" calcext:value-type="time">
            <text:p>01.25.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RB_CONTROL in</text:p>
          </table:table-cell>
          <table:table-cell/>
        </table:table-row>
        <table:table-row table:style-name="ro1" table:visibility="filter">
          <table:table-cell office:value-type="float" office:value="1957" calcext:value-type="float">
            <text:p>1957</text:p>
          </table:table-cell>
          <table:table-cell table:style-name="ce2" office:value-type="time" office:time-value="PT1254H58M00S" calcext:value-type="time">
            <text:p>1254.5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2" office:value-type="time" office:time-value="PT1258H11M59.999999999S" calcext:value-type="time">
            <text:p>1258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59" calcext:value-type="float">
            <text:p>1959</text:p>
          </table:table-cell>
          <table:table-cell table:style-name="ce2" office:value-type="time" office:time-value="PT1086H00M00S" calcext:value-type="time">
            <text:p>1086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time" office:time-value="PT1089H51M00S" calcext:value-type="time">
            <text:p>1089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61" calcext:value-type="float">
            <text:p>1961</text:p>
          </table:table-cell>
          <table:table-cell table:style-name="ce2" office:value-type="time" office:time-value="PT601H57M00S" calcext:value-type="time">
            <text:p>601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2" office:value-type="time" office:time-value="PT649H44M00S" calcext:value-type="time">
            <text:p>649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63" calcext:value-type="float">
            <text:p>1963</text:p>
          </table:table-cell>
          <table:table-cell table:style-name="ce2" office:value-type="time" office:time-value="PT432H45M00S" calcext:value-type="time">
            <text:p>432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2" office:value-type="time" office:time-value="PT437H01M00S" calcext:value-type="time">
            <text:p>437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65" calcext:value-type="float">
            <text:p>1965</text:p>
          </table:table-cell>
          <table:table-cell table:style-name="ce2" office:value-type="time" office:time-value="PT263H43M00S" calcext:value-type="time">
            <text:p>263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2" office:value-type="time" office:time-value="PT267H05M00S" calcext:value-type="time">
            <text:p>267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67" calcext:value-type="float">
            <text:p>1967</text:p>
          </table:table-cell>
          <table:table-cell table:style-name="ce2" office:value-type="time" office:time-value="PT1153H35M00S" calcext:value-type="time">
            <text:p>1153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2" office:value-type="time" office:time-value="PT400H08M00S" calcext:value-type="time">
            <text:p>400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69" calcext:value-type="float">
            <text:p>1969</text:p>
          </table:table-cell>
          <table:table-cell table:style-name="ce2" office:value-type="time" office:time-value="PT669H29M00S" calcext:value-type="time">
            <text:p>669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time" office:time-value="PT784H31M00S" calcext:value-type="time">
            <text:p>784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table:style-name="ce2" office:value-type="time" office:time-value="PT500H27M00S" calcext:value-type="time">
            <text:p>500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2" office:value-type="time" office:time-value="PT504H44M00S" calcext:value-type="time">
            <text:p>504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table:style-name="ce2" office:value-type="time" office:time-value="PT298H27M00S" calcext:value-type="time">
            <text:p>298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2" office:value-type="time" office:time-value="PT301H57M00S" calcext:value-type="time">
            <text:p>301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table:style-name="ce2" office:value-type="time" office:time-value="PT1221H01M00S" calcext:value-type="time">
            <text:p>1221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2" office:value-type="time" office:time-value="PT1228H44M00S" calcext:value-type="time">
            <text:p>1228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table:style-name="ce2" office:value-type="time" office:time-value="PT737H13M00S" calcext:value-type="time">
            <text:p>737.1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2" office:value-type="time" office:time-value="PT794H29M00S" calcext:value-type="time">
            <text:p>794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table:style-name="ce2" office:value-type="time" office:time-value="PT568H35M00S" calcext:value-type="time">
            <text:p>568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office:value-type="time" office:time-value="PT572H08M00S" calcext:value-type="time">
            <text:p>572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table:style-name="ce2" office:value-type="time" office:time-value="PT398H51M00S" calcext:value-type="time">
            <text:p>398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2" office:value-type="time" office:time-value="PT401H07M00S" calcext:value-type="time">
            <text:p>401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table:style-name="ce2" office:value-type="time" office:time-value="PT1288H54M00S" calcext:value-type="time">
            <text:p>1288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style-name="ce2" office:value-type="time" office:time-value="PT1306H55M00S" calcext:value-type="time">
            <text:p>1306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table:style-name="ce2" office:value-type="time" office:time-value="PT839H02M00S" calcext:value-type="time">
            <text:p>839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ce2" office:value-type="time" office:time-value="PT866H12M00S" calcext:value-type="time">
            <text:p>866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table:style-name="ce2" office:value-type="time" office:time-value="PT635H50M00S" calcext:value-type="time">
            <text:p>635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2" office:value-type="time" office:time-value="PT646H30M00S" calcext:value-type="time">
            <text:p>646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table:style-name="ce2" office:value-type="time" office:time-value="PT466H39M00S" calcext:value-type="time">
            <text:p>466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office:value-type="time" office:time-value="PT469H27M00S" calcext:value-type="time">
            <text:p>469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table:style-name="ce2" office:value-type="time" office:time-value="PT264H02M00S" calcext:value-type="time">
            <text:p>264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2" office:value-type="time" office:time-value="PT268H19M00S" calcext:value-type="time">
            <text:p>268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table:style-name="ce2" office:value-type="time" office:time-value="PT906H26M00S" calcext:value-type="time">
            <text:p>906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2" office:value-type="time" office:time-value="PT909H03M00S" calcext:value-type="time">
            <text:p>909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table:style-name="ce2" office:value-type="time" office:time-value="PT704H00M00S" calcext:value-type="time">
            <text:p>704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2" office:value-type="time" office:time-value="PT735H33M00S" calcext:value-type="time">
            <text:p>735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table:style-name="ce2" office:value-type="time" office:time-value="PT501H43M00S" calcext:value-type="time">
            <text:p>501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2" office:value-type="time" office:time-value="PT505H07M00S" calcext:value-type="time">
            <text:p>505.0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table:style-name="ce2" office:value-type="time" office:time-value="PT331H46M00S" calcext:value-type="time">
            <text:p>331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 office:value-type="time" office:time-value="PT333H46M00S" calcext:value-type="time">
            <text:p>333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table:style-name="ce2" office:value-type="time" office:time-value="PT973H31M00S" calcext:value-type="time">
            <text:p>973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2" office:value-type="time" office:time-value="PT977H06M00S" calcext:value-type="time">
            <text:p>977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table:style-name="ce2" office:value-type="time" office:time-value="PT772H23M00S" calcext:value-type="time">
            <text:p>772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2" office:value-type="time" office:time-value="PT779H24M00S" calcext:value-type="time">
            <text:p>779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table:style-name="ce2" office:value-type="time" office:time-value="PT602H43M00S" calcext:value-type="time">
            <text:p>602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2" office:value-type="time" office:time-value="PT934H26M00S" calcext:value-type="time">
            <text:p>934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table:style-name="ce2" office:value-type="time" office:time-value="PT399H28M00S" calcext:value-type="time">
            <text:p>399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2" office:value-type="time" office:time-value="PT490H51M00S" calcext:value-type="time">
            <text:p>490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table:style-name="ce2" office:value-type="time" office:time-value="PT1042H11M00S" calcext:value-type="time">
            <text:p>1042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2" office:value-type="time" office:time-value="PT1043H56M00S" calcext:value-type="time">
            <text:p>1043.5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table:style-name="ce2" office:value-type="time" office:time-value="PT839H25M00S" calcext:value-type="time">
            <text:p>839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2" office:value-type="time" office:time-value="PT841H11M00S" calcext:value-type="time">
            <text:p>841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table:style-name="ce2" office:value-type="time" office:time-value="PT670H19M00S" calcext:value-type="time">
            <text:p>670.1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time" office:time-value="PT671H46M00S" calcext:value-type="time">
            <text:p>671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table:style-name="ce2" office:value-type="time" office:time-value="PT467H59M00S" calcext:value-type="time">
            <text:p>467.5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time" office:time-value="PT497H51M00S" calcext:value-type="time">
            <text:p>497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table:style-name="ce2" office:value-type="time" office:time-value="PT1108H39M59.999999999S" calcext:value-type="time">
            <text:p>1108.4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time" office:time-value="PT1110H54M00S" calcext:value-type="time">
            <text:p>1110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table:style-name="ce2" office:value-type="time" office:time-value="PT906H32M00S" calcext:value-type="time">
            <text:p>906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time" office:time-value="PT910H19M00S" calcext:value-type="time">
            <text:p>910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21" calcext:value-type="float">
            <text:p>2021</text:p>
          </table:table-cell>
          <table:table-cell table:style-name="ce2" office:value-type="time" office:time-value="PT737H27M00S" calcext:value-type="time">
            <text:p>737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time" office:time-value="PT740H40M00S" calcext:value-type="time">
            <text:p>740.4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table:style-name="ce2" office:value-type="time" office:time-value="PT254H02M00S" calcext:value-type="time">
            <text:p>254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2" office:value-type="time" office:time-value="PT256H20M00S" calcext:value-type="time">
            <text:p>256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25" calcext:value-type="float">
            <text:p>2025</text:p>
          </table:table-cell>
          <table:table-cell table:style-name="ce2" office:value-type="time" office:time-value="PT1177H01M00S" calcext:value-type="time">
            <text:p>1177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style-name="ce2" office:value-type="time" office:time-value="PT1190H59M00S" calcext:value-type="time">
            <text:p>1190.5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27" calcext:value-type="float">
            <text:p>2027</text:p>
          </table:table-cell>
          <table:table-cell table:style-name="ce2" office:value-type="time" office:time-value="PT974H09M00S" calcext:value-type="time">
            <text:p>974.0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table:style-name="ce2" office:value-type="time" office:time-value="PT978H11M00S" calcext:value-type="time">
            <text:p>978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29" calcext:value-type="float">
            <text:p>2029</text:p>
          </table:table-cell>
          <table:table-cell table:style-name="ce2" office:value-type="time" office:time-value="PT805H01M00S" calcext:value-type="time">
            <text:p>805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2" office:value-type="time" office:time-value="PT807H29M00S" calcext:value-type="time">
            <text:p>807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31" calcext:value-type="float">
            <text:p>2031</text:p>
          </table:table-cell>
          <table:table-cell table:style-name="ce2" office:value-type="time" office:time-value="PT321H09M00S" calcext:value-type="time">
            <text:p>321.0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table:style-name="ce2" office:value-type="time" office:time-value="PT324H57M00S" calcext:value-type="time">
            <text:p>324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33" calcext:value-type="float">
            <text:p>2033</text:p>
          </table:table-cell>
          <table:table-cell table:style-name="ce2" office:value-type="time" office:time-value="PT1244H11M00S" calcext:value-type="time">
            <text:p>1244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table:style-name="ce2" office:value-type="time" office:time-value="PT1247H10M00S" calcext:value-type="time">
            <text:p>1247.1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35" calcext:value-type="float">
            <text:p>2035</text:p>
          </table:table-cell>
          <table:table-cell table:style-name="ce2" office:value-type="time" office:time-value="PT1041H54M00S" calcext:value-type="time">
            <text:p>1041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style-name="ce2" office:value-type="time" office:time-value="PT1046H00M00S" calcext:value-type="time">
            <text:p>1046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37" calcext:value-type="float">
            <text:p>2037</text:p>
          </table:table-cell>
          <table:table-cell table:style-name="ce2" office:value-type="time" office:time-value="PT873H21M00S" calcext:value-type="time">
            <text:p>873.2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table:style-name="ce2" office:value-type="time" office:time-value="PT897H17M00S" calcext:value-type="time">
            <text:p>897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39" calcext:value-type="float">
            <text:p>2039</text:p>
          </table:table-cell>
          <table:table-cell table:style-name="ce2" office:value-type="time" office:time-value="PT389H27M00S" calcext:value-type="time">
            <text:p>389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2" office:value-type="time" office:time-value="PT390H42M00S" calcext:value-type="time">
            <text:p>390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41" calcext:value-type="float">
            <text:p>2041</text:p>
          </table:table-cell>
          <table:table-cell table:style-name="ce2" office:value-type="time" office:time-value="PT1312H39M59.999999999S" calcext:value-type="time">
            <text:p>1312.4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table:style-name="ce2" office:value-type="time" office:time-value="PT1314H14M00S" calcext:value-type="time">
            <text:p>1314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43" calcext:value-type="float">
            <text:p>2043</text:p>
          </table:table-cell>
          <table:table-cell table:style-name="ce2" office:value-type="time" office:time-value="PT1109H33M00.000000001S" calcext:value-type="time">
            <text:p>1109.3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style-name="ce2" office:value-type="time" office:time-value="PT1113H39M00S" calcext:value-type="time">
            <text:p>1113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45" calcext:value-type="float">
            <text:p>2045</text:p>
          </table:table-cell>
          <table:table-cell table:style-name="ce2" office:value-type="time" office:time-value="PT940H14M00S" calcext:value-type="time">
            <text:p>940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table:style-name="ce2" office:value-type="time" office:time-value="PT942H18M00S" calcext:value-type="time">
            <text:p>942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47" calcext:value-type="float">
            <text:p>2047</text:p>
          </table:table-cell>
          <table:table-cell table:style-name="ce2" office:value-type="time" office:time-value="PT456H08M00S" calcext:value-type="time">
            <text:p>456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2" office:value-type="time" office:time-value="PT785H06M00S" calcext:value-type="time">
            <text:p>785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49" calcext:value-type="float">
            <text:p>2049</text:p>
          </table:table-cell>
          <table:table-cell table:style-name="ce2" office:value-type="time" office:time-value="PT287H08M00S" calcext:value-type="time">
            <text:p>287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style-name="ce2" office:value-type="time" office:time-value="PT370H05M00S" calcext:value-type="time">
            <text:p>370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51" calcext:value-type="float">
            <text:p>2051</text:p>
          </table:table-cell>
          <table:table-cell table:style-name="ce2" office:value-type="time" office:time-value="PT1177H10M00S" calcext:value-type="time">
            <text:p>1177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table:style-name="ce2" office:value-type="time" office:time-value="PT1181H08M00S" calcext:value-type="time">
            <text:p>1181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53" calcext:value-type="float">
            <text:p>2053</text:p>
          </table:table-cell>
          <table:table-cell table:style-name="ce2" office:value-type="time" office:time-value="PT1008H03M00S" calcext:value-type="time">
            <text:p>1008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table:style-name="ce2" office:value-type="time" office:time-value="PT1011H03M00S" calcext:value-type="time">
            <text:p>1011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55" calcext:value-type="float">
            <text:p>2055</text:p>
          </table:table-cell>
          <table:table-cell table:style-name="ce2" office:value-type="time" office:time-value="PT524H48M00S" calcext:value-type="time">
            <text:p>524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table:style-name="ce2" office:value-type="time" office:time-value="PT526H46M00S" calcext:value-type="time">
            <text:p>526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57" calcext:value-type="float">
            <text:p>2057</text:p>
          </table:table-cell>
          <table:table-cell table:style-name="ce2" office:value-type="time" office:time-value="PT355H01M00S" calcext:value-type="time">
            <text:p>355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table:style-name="ce2" office:value-type="time" office:time-value="PT416H54M00S" calcext:value-type="time">
            <text:p>416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59" calcext:value-type="float">
            <text:p>2059</text:p>
          </table:table-cell>
          <table:table-cell table:style-name="ce2" office:value-type="time" office:time-value="PT1245H25M00S" calcext:value-type="time">
            <text:p>1245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table:style-name="ce2" office:value-type="time" office:time-value="PT1248H53M00S" calcext:value-type="time">
            <text:p>1248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61" calcext:value-type="float">
            <text:p>2061</text:p>
          </table:table-cell>
          <table:table-cell table:style-name="ce2" office:value-type="time" office:time-value="PT1076H35M00S" calcext:value-type="time">
            <text:p>1076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table:style-name="ce2" office:value-type="time" office:time-value="PT1080H48M00S" calcext:value-type="time">
            <text:p>1080.4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63" calcext:value-type="float">
            <text:p>2063</text:p>
          </table:table-cell>
          <table:table-cell table:style-name="ce2" office:value-type="time" office:time-value="PT591H41M00S" calcext:value-type="time">
            <text:p>591.4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table:style-name="ce2" office:value-type="time" office:time-value="PT616H12M00S" calcext:value-type="time">
            <text:p>616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65" calcext:value-type="float">
            <text:p>2065</text:p>
          </table:table-cell>
          <table:table-cell table:style-name="ce2" office:value-type="time" office:time-value="PT423H31M00S" calcext:value-type="time">
            <text:p>423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table:style-name="ce2" office:value-type="time" office:time-value="PT425H17M00S" calcext:value-type="time">
            <text:p>425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67" calcext:value-type="float">
            <text:p>2067</text:p>
          </table:table-cell>
          <table:table-cell table:style-name="ce2" office:value-type="time" office:time-value="PT1312H26M00S" calcext:value-type="time">
            <text:p>1312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table:style-name="ce2" office:value-type="time" office:time-value="PT1315H03M00.000000001S" calcext:value-type="time">
            <text:p>1315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69" calcext:value-type="float">
            <text:p>2069</text:p>
          </table:table-cell>
          <table:table-cell table:style-name="ce2" office:value-type="time" office:time-value="PT1143H23M00S" calcext:value-type="time">
            <text:p>1143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table:style-name="ce2" office:value-type="time" office:time-value="PT1145H35M00S" calcext:value-type="time">
            <text:p>1145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71" calcext:value-type="float">
            <text:p>2071</text:p>
          </table:table-cell>
          <table:table-cell table:style-name="ce2" office:value-type="time" office:time-value="PT659H11M00S" calcext:value-type="time">
            <text:p>659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table:style-name="ce2" office:value-type="time" office:time-value="PT706H25M00S" calcext:value-type="time">
            <text:p>706.2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73" calcext:value-type="float">
            <text:p>2073</text:p>
          </table:table-cell>
          <table:table-cell table:style-name="ce2" office:value-type="time" office:time-value="PT490H57M00S" calcext:value-type="time">
            <text:p>490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table:style-name="ce2" office:value-type="time" office:time-value="PT495H40M00S" calcext:value-type="time">
            <text:p>495.4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75" calcext:value-type="float">
            <text:p>2075</text:p>
          </table:table-cell>
          <table:table-cell table:style-name="ce2" office:value-type="time" office:time-value="PT288H35M00S" calcext:value-type="time">
            <text:p>288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table:style-name="ce2" office:value-type="time" office:time-value="PT290H11M00S" calcext:value-type="time">
            <text:p>290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77" calcext:value-type="float">
            <text:p>2077</text:p>
          </table:table-cell>
          <table:table-cell table:style-name="ce2" office:value-type="time" office:time-value="PT1211H45M00S" calcext:value-type="time">
            <text:p>1211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table:style-name="ce2" office:value-type="time" office:time-value="PT1213H59M00S" calcext:value-type="time">
            <text:p>1213.5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79" calcext:value-type="float">
            <text:p>2079</text:p>
          </table:table-cell>
          <table:table-cell table:style-name="ce2" office:value-type="time" office:time-value="PT727H01M00S" calcext:value-type="time">
            <text:p>727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style-name="ce2" office:value-type="time" office:time-value="PT729H21M00S" calcext:value-type="time">
            <text:p>729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81" calcext:value-type="float">
            <text:p>2081</text:p>
          </table:table-cell>
          <table:table-cell table:style-name="ce2" office:value-type="time" office:time-value="PT558H54M00S" calcext:value-type="time">
            <text:p>558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table:style-name="ce2" office:value-type="time" office:time-value="PT561H14M00S" calcext:value-type="time">
            <text:p>561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83" calcext:value-type="float">
            <text:p>2083</text:p>
          </table:table-cell>
          <table:table-cell table:style-name="ce2" office:value-type="time" office:time-value="PT356H19M00S" calcext:value-type="time">
            <text:p>356.1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table:style-name="ce2" office:value-type="time" office:time-value="PT416H08M00S" calcext:value-type="time">
            <text:p>416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85" calcext:value-type="float">
            <text:p>2085</text:p>
          </table:table-cell>
          <table:table-cell table:style-name="ce2" office:value-type="time" office:time-value="PT1278H45M00S" calcext:value-type="time">
            <text:p>1278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table:style-name="ce2" office:value-type="time" office:time-value="PT1281H09M00S" calcext:value-type="time">
            <text:p>1281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87" calcext:value-type="float">
            <text:p>2087</text:p>
          </table:table-cell>
          <table:table-cell table:style-name="ce2" office:value-type="time" office:time-value="PT794H42M00S" calcext:value-type="time">
            <text:p>794.4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table:style-name="ce2" office:value-type="time" office:time-value="PT799H18M00S" calcext:value-type="time">
            <text:p>799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89" calcext:value-type="float">
            <text:p>2089</text:p>
          </table:table-cell>
          <table:table-cell table:style-name="ce2" office:value-type="time" office:time-value="PT626H16M00S" calcext:value-type="time">
            <text:p>626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table:style-name="ce2" office:value-type="time" office:time-value="PT955H09M00S" calcext:value-type="time">
            <text:p>955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91" calcext:value-type="float">
            <text:p>2091</text:p>
          </table:table-cell>
          <table:table-cell table:style-name="ce2" office:value-type="time" office:time-value="PT424H03M00S" calcext:value-type="time">
            <text:p>424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table:style-name="ce2" office:value-type="time" office:time-value="PT498H06M00S" calcext:value-type="time">
            <text:p>498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93" calcext:value-type="float">
            <text:p>2093</text:p>
          </table:table-cell>
          <table:table-cell table:style-name="ce2" office:value-type="time" office:time-value="PT254H14M00S" calcext:value-type="time">
            <text:p>254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table:style-name="ce2" office:value-type="time" office:time-value="PT257H49M00S" calcext:value-type="time">
            <text:p>257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95" calcext:value-type="float">
            <text:p>2095</text:p>
          </table:table-cell>
          <table:table-cell table:style-name="ce2" office:value-type="time" office:time-value="PT862H19M00S" calcext:value-type="time">
            <text:p>862.1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table:style-name="ce2" office:value-type="time" office:time-value="PT864H38M00S" calcext:value-type="time">
            <text:p>864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97" calcext:value-type="float">
            <text:p>2097</text:p>
          </table:table-cell>
          <table:table-cell table:style-name="ce2" office:value-type="time" office:time-value="PT693H51M00S" calcext:value-type="time">
            <text:p>693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table:style-name="ce2" office:value-type="time" office:time-value="PT699H04M00S" calcext:value-type="time">
            <text:p>699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099" calcext:value-type="float">
            <text:p>2099</text:p>
          </table:table-cell>
          <table:table-cell table:style-name="ce2" office:value-type="time" office:time-value="PT491H03M00S" calcext:value-type="time">
            <text:p>491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2" office:value-type="time" office:time-value="PT539H38M00S" calcext:value-type="time">
            <text:p>539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01" calcext:value-type="float">
            <text:p>2101</text:p>
          </table:table-cell>
          <table:table-cell table:style-name="ce2" office:value-type="time" office:time-value="PT322H35M00S" calcext:value-type="time">
            <text:p>322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table:style-name="ce2" office:value-type="time" office:time-value="PT326H54M00S" calcext:value-type="time">
            <text:p>326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03" calcext:value-type="float">
            <text:p>2103</text:p>
          </table:table-cell>
          <table:table-cell table:style-name="ce2" office:value-type="time" office:time-value="PT930H44M00S" calcext:value-type="time">
            <text:p>930.4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table:style-name="ce2" office:value-type="time" office:time-value="PT934H56M00S" calcext:value-type="time">
            <text:p>934.5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05" calcext:value-type="float">
            <text:p>2105</text:p>
          </table:table-cell>
          <table:table-cell table:style-name="ce2" office:value-type="time" office:time-value="PT760H59M00S" calcext:value-type="time">
            <text:p>760.5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table:style-name="ce2" office:value-type="time" office:time-value="PT764H14M00S" calcext:value-type="time">
            <text:p>764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07" calcext:value-type="float">
            <text:p>2107</text:p>
          </table:table-cell>
          <table:table-cell table:style-name="ce2" office:value-type="time" office:time-value="PT559H26M00S" calcext:value-type="time">
            <text:p>559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table:style-name="ce2" office:value-type="time" office:time-value="PT561H19M00S" calcext:value-type="time">
            <text:p>561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09" calcext:value-type="float">
            <text:p>2109</text:p>
          </table:table-cell>
          <table:table-cell table:style-name="ce2" office:value-type="time" office:time-value="PT389H34M00S" calcext:value-type="time">
            <text:p>389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table:style-name="ce2" office:value-type="time" office:time-value="PT392H37M00S" calcext:value-type="time">
            <text:p>392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11" calcext:value-type="float">
            <text:p>2111</text:p>
          </table:table-cell>
          <table:table-cell table:style-name="ce2" office:value-type="time" office:time-value="PT998H16M00S" calcext:value-type="time">
            <text:p>998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table:style-name="ce2" office:value-type="time" office:time-value="PT1096H58M00S" calcext:value-type="time">
            <text:p>1096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13" calcext:value-type="float">
            <text:p>2113</text:p>
          </table:table-cell>
          <table:table-cell table:style-name="ce2" office:value-type="time" office:time-value="PT829H10M00S" calcext:value-type="time">
            <text:p>829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table:style-name="ce2" office:value-type="time" office:time-value="PT831H15M00S" calcext:value-type="time">
            <text:p>831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15" calcext:value-type="float">
            <text:p>2115</text:p>
          </table:table-cell>
          <table:table-cell table:style-name="ce2" office:value-type="time" office:time-value="PT627H06M00S" calcext:value-type="time">
            <text:p>627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table:style-name="ce2" office:value-type="time" office:time-value="PT628H21M00S" calcext:value-type="time">
            <text:p>628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17" calcext:value-type="float">
            <text:p>2117</text:p>
          </table:table-cell>
          <table:table-cell table:style-name="ce2" office:value-type="time" office:time-value="PT457H14M00S" calcext:value-type="time">
            <text:p>457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table:style-name="ce2" office:value-type="time" office:time-value="PT491H46M00S" calcext:value-type="time">
            <text:p>491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19" calcext:value-type="float">
            <text:p>2119</text:p>
          </table:table-cell>
          <table:table-cell table:style-name="ce2" office:value-type="time" office:time-value="PT1066H20M00.000000001S" calcext:value-type="time">
            <text:p>1066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table:style-name="ce2" office:value-type="time" office:time-value="PT1069H20M00.000000001S" calcext:value-type="time">
            <text:p>1069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21" calcext:value-type="float">
            <text:p>2121</text:p>
          </table:table-cell>
          <table:table-cell table:style-name="ce2" office:value-type="time" office:time-value="PT896H20M00S" calcext:value-type="time">
            <text:p>896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table:style-name="ce2" office:value-type="time" office:time-value="PT899H02M00S" calcext:value-type="time">
            <text:p>899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23" calcext:value-type="float">
            <text:p>2123</text:p>
          </table:table-cell>
          <table:table-cell table:style-name="ce2" office:value-type="time" office:time-value="PT694H40M00S" calcext:value-type="time">
            <text:p>694.4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table:style-name="ce2" office:value-type="time" office:time-value="PT698H57M00S" calcext:value-type="time">
            <text:p>698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25" calcext:value-type="float">
            <text:p>2125</text:p>
          </table:table-cell>
          <table:table-cell table:style-name="ce2" office:value-type="time" office:time-value="PT524H50M00S" calcext:value-type="time">
            <text:p>524.5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table:style-name="ce2" office:value-type="time" office:time-value="PT528H14M00S" calcext:value-type="time">
            <text:p>528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27" calcext:value-type="float">
            <text:p>2127</text:p>
          </table:table-cell>
          <table:table-cell table:style-name="ce2" office:value-type="time" office:time-value="PT1133H33M00.000000001S" calcext:value-type="time">
            <text:p>1133.3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table:style-name="ce2" office:value-type="time" office:time-value="PT1157H39M00S" calcext:value-type="time">
            <text:p>1157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29" calcext:value-type="float">
            <text:p>2129</text:p>
          </table:table-cell>
          <table:table-cell table:style-name="ce2" office:value-type="time" office:time-value="PT964H36M00S" calcext:value-type="time">
            <text:p>964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table:style-name="ce2" office:value-type="time" office:time-value="PT967H11M00S" calcext:value-type="time">
            <text:p>967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31" calcext:value-type="float">
            <text:p>2131</text:p>
          </table:table-cell>
          <table:table-cell table:style-name="ce2" office:value-type="time" office:time-value="PT761H33M00S" calcext:value-type="time">
            <text:p>761.3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table:style-name="ce2" office:value-type="time" office:time-value="PT763H47M00S" calcext:value-type="time">
            <text:p>763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33" calcext:value-type="float">
            <text:p>2133</text:p>
          </table:table-cell>
          <table:table-cell table:style-name="ce2" office:value-type="time" office:time-value="PT592H37M00S" calcext:value-type="time">
            <text:p>592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table:style-name="ce2" office:value-type="time" office:time-value="PT600H14M00S" calcext:value-type="time">
            <text:p>600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35" calcext:value-type="float">
            <text:p>2135</text:p>
          </table:table-cell>
          <table:table-cell table:style-name="ce2" office:value-type="time" office:time-value="PT1200H41M00S" calcext:value-type="time">
            <text:p>1200.4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table:style-name="ce2" office:value-type="time" office:time-value="PT419H46M00S" calcext:value-type="time">
            <text:p>419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37" calcext:value-type="float">
            <text:p>2137</text:p>
          </table:table-cell>
          <table:table-cell table:style-name="ce2" office:value-type="time" office:time-value="PT1032H23M00S" calcext:value-type="time">
            <text:p>1032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table:style-name="ce2" office:value-type="time" office:time-value="PT1064H08M00S" calcext:value-type="time">
            <text:p>1064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39" calcext:value-type="float">
            <text:p>2139</text:p>
          </table:table-cell>
          <table:table-cell table:style-name="ce2" office:value-type="time" office:time-value="PT830H00M00S" calcext:value-type="time">
            <text:p>830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table:style-name="ce2" office:value-type="time" office:time-value="PT834H03M00S" calcext:value-type="time">
            <text:p>834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41" calcext:value-type="float">
            <text:p>2141</text:p>
          </table:table-cell>
          <table:table-cell table:style-name="ce2" office:value-type="time" office:time-value="PT660H18M00S" calcext:value-type="time">
            <text:p>660.1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table:style-name="ce2" office:value-type="time" office:time-value="PT663H47M00S" calcext:value-type="time">
            <text:p>663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43" calcext:value-type="float">
            <text:p>2143</text:p>
          </table:table-cell>
          <table:table-cell table:style-name="ce2" office:value-type="time" office:time-value="PT1269H13M00S" calcext:value-type="time">
            <text:p>1269.1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table:style-name="ce2" office:value-type="time" office:time-value="PT1271H08M00S" calcext:value-type="time">
            <text:p>1271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45" calcext:value-type="float">
            <text:p>2145</text:p>
          </table:table-cell>
          <table:table-cell table:style-name="ce2" office:value-type="time" office:time-value="PT1099H28M00S" calcext:value-type="time">
            <text:p>1099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table:style-name="ce2" office:value-type="time" office:time-value="PT345H39M00S" calcext:value-type="time">
            <text:p>345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47" calcext:value-type="float">
            <text:p>2147</text:p>
          </table:table-cell>
          <table:table-cell table:style-name="ce2" office:value-type="time" office:time-value="PT896H54M00S" calcext:value-type="time">
            <text:p>896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table:style-name="ce2" office:value-type="time" office:time-value="PT986H41M00S" calcext:value-type="time">
            <text:p>986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49" calcext:value-type="float">
            <text:p>2149</text:p>
          </table:table-cell>
          <table:table-cell table:style-name="ce2" office:value-type="time" office:time-value="PT727H56M00S" calcext:value-type="time">
            <text:p>727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table:style-name="ce2" office:value-type="time" office:time-value="PT731H50M00S" calcext:value-type="time">
            <text:p>731.5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51" calcext:value-type="float">
            <text:p>2151</text:p>
          </table:table-cell>
          <table:table-cell table:style-name="ce2" office:value-type="time" office:time-value="PT1337H10M00S" calcext:value-type="time">
            <text:p>1337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table:style-name="ce2" office:value-type="time" office:time-value="PT1341H41M00S" calcext:value-type="time">
            <text:p>1341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53" calcext:value-type="float">
            <text:p>2153</text:p>
          </table:table-cell>
          <table:table-cell table:style-name="ce2" office:value-type="time" office:time-value="PT1167H07M00S" calcext:value-type="time">
            <text:p>1167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table:style-name="ce2" office:value-type="time" office:time-value="PT1172H29M00S" calcext:value-type="time">
            <text:p>1172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55" calcext:value-type="float">
            <text:p>2155</text:p>
          </table:table-cell>
          <table:table-cell table:style-name="ce2" office:value-type="time" office:time-value="PT964H48M00S" calcext:value-type="time">
            <text:p>964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table:style-name="ce2" office:value-type="time" office:time-value="PT1295H23M00S" calcext:value-type="time">
            <text:p>1295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57" calcext:value-type="float">
            <text:p>2157</text:p>
          </table:table-cell>
          <table:table-cell table:style-name="ce2" office:value-type="time" office:time-value="PT795H31M00S" calcext:value-type="time">
            <text:p>795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table:style-name="ce2" office:value-type="time" office:time-value="PT872H54M00S" calcext:value-type="time">
            <text:p>872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59" calcext:value-type="float">
            <text:p>2159</text:p>
          </table:table-cell>
          <table:table-cell table:style-name="ce2" office:value-type="time" office:time-value="PT311H39M00S" calcext:value-type="time">
            <text:p>311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table:style-name="ce2" office:value-type="time" office:time-value="PT316H02M00S" calcext:value-type="time">
            <text:p>316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61" calcext:value-type="float">
            <text:p>2161</text:p>
          </table:table-cell>
          <table:table-cell table:style-name="ce2" office:value-type="time" office:time-value="PT1235H24M59.999999999S" calcext:value-type="time">
            <text:p>1235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table:style-name="ce2" office:value-type="time" office:time-value="PT1239H34M00S" calcext:value-type="time">
            <text:p>1239.3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63" calcext:value-type="float">
            <text:p>2163</text:p>
          </table:table-cell>
          <table:table-cell table:style-name="ce2" office:value-type="time" office:time-value="PT1032H19M00S" calcext:value-type="time">
            <text:p>1032.1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table:style-name="ce2" office:value-type="time" office:time-value="PT1035H23M00S" calcext:value-type="time">
            <text:p>1035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65" calcext:value-type="float">
            <text:p>2165</text:p>
          </table:table-cell>
          <table:table-cell table:style-name="ce2" office:value-type="time" office:time-value="PT864H00M00S" calcext:value-type="time">
            <text:p>864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table:style-name="ce2" office:value-type="time" office:time-value="PT1192H28M00S" calcext:value-type="time">
            <text:p>1192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67" calcext:value-type="float">
            <text:p>2167</text:p>
          </table:table-cell>
          <table:table-cell table:style-name="ce2" office:value-type="time" office:time-value="PT379H10M00S" calcext:value-type="time">
            <text:p>379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table:style-name="ce2" office:value-type="time" office:time-value="PT460H01M00S" calcext:value-type="time">
            <text:p>460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69" calcext:value-type="float">
            <text:p>2169</text:p>
          </table:table-cell>
          <table:table-cell table:style-name="ce2" office:value-type="time" office:time-value="PT1302H31M00S" calcext:value-type="time">
            <text:p>1302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table:style-name="ce2" office:value-type="time" office:time-value="PT1306H31M00S" calcext:value-type="time">
            <text:p>1306.3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71" calcext:value-type="float">
            <text:p>2171</text:p>
          </table:table-cell>
          <table:table-cell table:style-name="ce2" office:value-type="time" office:time-value="PT1100H36M00S" calcext:value-type="time">
            <text:p>1100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table:style-name="ce2" office:value-type="time" office:time-value="PT1104H05M00S" calcext:value-type="time">
            <text:p>1104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73" calcext:value-type="float">
            <text:p>2173</text:p>
          </table:table-cell>
          <table:table-cell table:style-name="ce2" office:value-type="time" office:time-value="PT930H39M00S" calcext:value-type="time">
            <text:p>930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table:style-name="ce2" office:value-type="time" office:time-value="PT932H45M00S" calcext:value-type="time">
            <text:p>932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75" calcext:value-type="float">
            <text:p>2175</text:p>
          </table:table-cell>
          <table:table-cell table:style-name="ce2" office:value-type="time" office:time-value="PT447H00M00S" calcext:value-type="time">
            <text:p>447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table:style-name="ce2" office:value-type="time" office:time-value="PT493H27M00S" calcext:value-type="time">
            <text:p>493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77" calcext:value-type="float">
            <text:p>2177</text:p>
          </table:table-cell>
          <table:table-cell table:style-name="ce2" office:value-type="time" office:time-value="PT277H55M00S" calcext:value-type="time">
            <text:p>277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table:style-name="ce2" office:value-type="time" office:time-value="PT281H59M00S" calcext:value-type="time">
            <text:p>281.5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79" calcext:value-type="float">
            <text:p>2179</text:p>
          </table:table-cell>
          <table:table-cell table:style-name="ce2" office:value-type="time" office:time-value="PT1168H18M00S" calcext:value-type="time">
            <text:p>1168.1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table:style-name="ce2" office:value-type="time" office:time-value="PT1171H15M00S" calcext:value-type="time">
            <text:p>1171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81" calcext:value-type="float">
            <text:p>2181</text:p>
          </table:table-cell>
          <table:table-cell table:style-name="ce2" office:value-type="time" office:time-value="PT999H14M00S" calcext:value-type="time">
            <text:p>999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table:style-name="ce2" office:value-type="time" office:time-value="PT1001H47M00S" calcext:value-type="time">
            <text:p>1001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83" calcext:value-type="float">
            <text:p>2183</text:p>
          </table:table-cell>
          <table:table-cell table:style-name="ce2" office:value-type="time" office:time-value="PT514H22M00S" calcext:value-type="time">
            <text:p>514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table:style-name="ce2" office:value-type="time" office:time-value="PT516H02M00S" calcext:value-type="time">
            <text:p>516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85" calcext:value-type="float">
            <text:p>2185</text:p>
          </table:table-cell>
          <table:table-cell table:style-name="ce2" office:value-type="time" office:time-value="PT345H31M00S" calcext:value-type="time">
            <text:p>345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table:style-name="ce2" office:value-type="time" office:time-value="PT673H24M00S" calcext:value-type="time">
            <text:p>673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87" calcext:value-type="float">
            <text:p>2187</text:p>
          </table:table-cell>
          <table:table-cell table:style-name="ce2" office:value-type="time" office:time-value="PT1235H17M00S" calcext:value-type="time">
            <text:p>1235.1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table:style-name="ce2" office:value-type="time" office:time-value="PT1318H39M59.999999999S" calcext:value-type="time">
            <text:p>1318.4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89" calcext:value-type="float">
            <text:p>2189</text:p>
          </table:table-cell>
          <table:table-cell table:style-name="ce2" office:value-type="time" office:time-value="PT1066H20M00.000000001S" calcext:value-type="time">
            <text:p>1066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table:style-name="ce2" office:value-type="time" office:time-value="PT1070H02M00S" calcext:value-type="time">
            <text:p>1070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91" calcext:value-type="float">
            <text:p>2191</text:p>
          </table:table-cell>
          <table:table-cell table:style-name="ce2" office:value-type="time" office:time-value="PT582H12M00S" calcext:value-type="time">
            <text:p>582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table:style-name="ce2" office:value-type="time" office:time-value="PT585H35M00S" calcext:value-type="time">
            <text:p>585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93" calcext:value-type="float">
            <text:p>2193</text:p>
          </table:table-cell>
          <table:table-cell table:style-name="ce2" office:value-type="time" office:time-value="PT413H09M00S" calcext:value-type="time">
            <text:p>413.0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table:style-name="ce2" office:value-type="time" office:time-value="PT416H04M00S" calcext:value-type="time">
            <text:p>416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95" calcext:value-type="float">
            <text:p>2195</text:p>
          </table:table-cell>
          <table:table-cell table:style-name="ce2" office:value-type="time" office:time-value="PT1303H02M00S" calcext:value-type="time">
            <text:p>1303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table:style-name="ce2" office:value-type="time" office:time-value="PT1306H18M00S" calcext:value-type="time">
            <text:p>1306.1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97" calcext:value-type="float">
            <text:p>2197</text:p>
          </table:table-cell>
          <table:table-cell table:style-name="ce2" office:value-type="time" office:time-value="PT1133H45M00S" calcext:value-type="time">
            <text:p>1133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table:style-name="ce2" office:value-type="time" office:time-value="PT1149H37M00S" calcext:value-type="time">
            <text:p>1149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199" calcext:value-type="float">
            <text:p>2199</text:p>
          </table:table-cell>
          <table:table-cell table:style-name="ce2" office:value-type="time" office:time-value="PT650H37M00S" calcext:value-type="time">
            <text:p>650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style-name="ce2" office:value-type="time" office:time-value="PT652H47M00S" calcext:value-type="time">
            <text:p>652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01" calcext:value-type="float">
            <text:p>2201</text:p>
          </table:table-cell>
          <table:table-cell table:style-name="ce2" office:value-type="time" office:time-value="PT480H54M00S" calcext:value-type="time">
            <text:p>480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table:style-name="ce2" office:value-type="time" office:time-value="PT484H05M00S" calcext:value-type="time">
            <text:p>484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03" calcext:value-type="float">
            <text:p>2203</text:p>
          </table:table-cell>
          <table:table-cell table:style-name="ce2" office:value-type="time" office:time-value="PT279H17M00S" calcext:value-type="time">
            <text:p>279.1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table:style-name="ce2" office:value-type="time" office:time-value="PT282H20M00S" calcext:value-type="time">
            <text:p>282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05" calcext:value-type="float">
            <text:p>2205</text:p>
          </table:table-cell>
          <table:table-cell table:style-name="ce2" office:value-type="time" office:time-value="PT1202H15M00S" calcext:value-type="time">
            <text:p>1202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table:style-name="ce2" office:value-type="time" office:time-value="PT1219H16M00S" calcext:value-type="time">
            <text:p>1219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07" calcext:value-type="float">
            <text:p>2207</text:p>
          </table:table-cell>
          <table:table-cell table:style-name="ce2" office:value-type="time" office:time-value="PT717H22M00S" calcext:value-type="time">
            <text:p>717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table:style-name="ce2" office:value-type="time" office:time-value="PT718H43M00S" calcext:value-type="time">
            <text:p>718.4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09" calcext:value-type="float">
            <text:p>2209</text:p>
          </table:table-cell>
          <table:table-cell table:style-name="ce2" office:value-type="time" office:time-value="PT548H35M00S" calcext:value-type="time">
            <text:p>548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table:style-name="ce2" office:value-type="time" office:time-value="PT552H28M00S" calcext:value-type="time">
            <text:p>552.2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11" calcext:value-type="float">
            <text:p>2211</text:p>
          </table:table-cell>
          <table:table-cell table:style-name="ce2" office:value-type="time" office:time-value="PT346H43M00S" calcext:value-type="time">
            <text:p>346.4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table:style-name="ce2" office:value-type="time" office:time-value="PT349H06M00S" calcext:value-type="time">
            <text:p>349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13" calcext:value-type="float">
            <text:p>2213</text:p>
          </table:table-cell>
          <table:table-cell table:style-name="ce2" office:value-type="time" office:time-value="PT1269H20M00S" calcext:value-type="time">
            <text:p>1269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table:style-name="ce2" office:value-type="time" office:time-value="PT1272H53M00S" calcext:value-type="time">
            <text:p>1272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15" calcext:value-type="float">
            <text:p>2215</text:p>
          </table:table-cell>
          <table:table-cell table:style-name="ce2" office:value-type="time" office:time-value="PT786H02M00S" calcext:value-type="time">
            <text:p>786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table:style-name="ce2" office:value-type="time" office:time-value="PT1123H04M00S" calcext:value-type="time">
            <text:p>1123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17" calcext:value-type="float">
            <text:p>2217</text:p>
          </table:table-cell>
          <table:table-cell table:style-name="ce2" office:value-type="time" office:time-value="PT616H45M00S" calcext:value-type="time">
            <text:p>616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table:style-name="ce2" office:value-type="time" office:time-value="PT729H12M00S" calcext:value-type="time">
            <text:p>729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19" calcext:value-type="float">
            <text:p>2219</text:p>
          </table:table-cell>
          <table:table-cell table:style-name="ce2" office:value-type="time" office:time-value="PT414H31M00S" calcext:value-type="time">
            <text:p>414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table:style-name="ce2" office:value-type="time" office:time-value="PT420H00M00S" calcext:value-type="time">
            <text:p>420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21" calcext:value-type="float">
            <text:p>2221</text:p>
          </table:table-cell>
          <table:table-cell table:style-name="ce2" office:value-type="time" office:time-value="PT1336H58M00S" calcext:value-type="time">
            <text:p>1336.5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table:style-name="ce2" office:value-type="time" office:time-value="PT1340H29M00S" calcext:value-type="time">
            <text:p>1340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23" calcext:value-type="float">
            <text:p>2223</text:p>
          </table:table-cell>
          <table:table-cell table:style-name="ce2" office:value-type="time" office:time-value="PT852H54M00S" calcext:value-type="time">
            <text:p>852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table:style-name="ce2" office:value-type="time" office:time-value="PT938H16M00S" calcext:value-type="time">
            <text:p>938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25" calcext:value-type="float">
            <text:p>2225</text:p>
          </table:table-cell>
          <table:table-cell table:style-name="ce2" office:value-type="time" office:time-value="PT684H30M00S" calcext:value-type="time">
            <text:p>684.3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table:style-name="ce2" office:value-type="time" office:time-value="PT686H30M00S" calcext:value-type="time">
            <text:p>686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27" calcext:value-type="float">
            <text:p>2227</text:p>
          </table:table-cell>
          <table:table-cell table:style-name="ce2" office:value-type="time" office:time-value="PT482H07M00S" calcext:value-type="time">
            <text:p>482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table:style-name="ce2" office:value-type="time" office:time-value="PT484H12M00S" calcext:value-type="time">
            <text:p>484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29" calcext:value-type="float">
            <text:p>2229</text:p>
          </table:table-cell>
          <table:table-cell table:style-name="ce2" office:value-type="time" office:time-value="PT312H24M00S" calcext:value-type="time">
            <text:p>312.2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table:style-name="ce2" office:value-type="time" office:time-value="PT648H29M00S" calcext:value-type="time">
            <text:p>648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31" calcext:value-type="float">
            <text:p>2231</text:p>
          </table:table-cell>
          <table:table-cell table:style-name="ce2" office:value-type="time" office:time-value="PT920H38M00S" calcext:value-type="time">
            <text:p>920.3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table:style-name="ce2" office:value-type="time" office:time-value="PT1007H27M00S" calcext:value-type="time">
            <text:p>1007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33" calcext:value-type="float">
            <text:p>2233</text:p>
          </table:table-cell>
          <table:table-cell table:style-name="ce2" office:value-type="time" office:time-value="PT751H32M00S" calcext:value-type="time">
            <text:p>751.3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table:style-name="ce2" office:value-type="time" office:time-value="PT755H08M00S" calcext:value-type="time">
            <text:p>755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35" calcext:value-type="float">
            <text:p>2235</text:p>
          </table:table-cell>
          <table:table-cell table:style-name="ce2" office:value-type="time" office:time-value="PT549H48M00S" calcext:value-type="time">
            <text:p>549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table:style-name="ce2" office:value-type="time" office:time-value="PT553H24M00S" calcext:value-type="time">
            <text:p>553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37" calcext:value-type="float">
            <text:p>2237</text:p>
          </table:table-cell>
          <table:table-cell table:style-name="ce2" office:value-type="time" office:time-value="PT380H30M00S" calcext:value-type="time">
            <text:p>380.3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table:style-name="ce2" office:value-type="time" office:time-value="PT383H23M00S" calcext:value-type="time">
            <text:p>383.2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39" calcext:value-type="float">
            <text:p>2239</text:p>
          </table:table-cell>
          <table:table-cell table:style-name="ce2" office:value-type="time" office:time-value="PT988H07M00S" calcext:value-type="time">
            <text:p>988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table:style-name="ce2" office:value-type="time" office:time-value="PT1041H12M00S" calcext:value-type="time">
            <text:p>1041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41" calcext:value-type="float">
            <text:p>2241</text:p>
          </table:table-cell>
          <table:table-cell table:style-name="ce2" office:value-type="time" office:time-value="PT819H12M00S" calcext:value-type="time">
            <text:p>819.1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table:style-name="ce2" office:value-type="time" office:time-value="PT822H39M00S" calcext:value-type="time">
            <text:p>822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43" calcext:value-type="float">
            <text:p>2243</text:p>
          </table:table-cell>
          <table:table-cell table:style-name="ce2" office:value-type="time" office:time-value="PT616H55M00S" calcext:value-type="time">
            <text:p>616.5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table:style-name="ce2" office:value-type="time" office:time-value="PT620H49M00S" calcext:value-type="time">
            <text:p>620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45" calcext:value-type="float">
            <text:p>2245</text:p>
          </table:table-cell>
          <table:table-cell table:style-name="ce2" office:value-type="time" office:time-value="PT447H49M00S" calcext:value-type="time">
            <text:p>447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table:style-name="ce2" office:value-type="time" office:time-value="PT451H27M00S" calcext:value-type="time">
            <text:p>451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47" calcext:value-type="float">
            <text:p>2247</text:p>
          </table:table-cell>
          <table:table-cell table:style-name="ce2" office:value-type="time" office:time-value="PT1056H05M00S" calcext:value-type="time">
            <text:p>1056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table:style-name="ce2" office:value-type="time" office:time-value="PT1161H42M00S" calcext:value-type="time">
            <text:p>1161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49" calcext:value-type="float">
            <text:p>2249</text:p>
          </table:table-cell>
          <table:table-cell table:style-name="ce2" office:value-type="time" office:time-value="PT886H35M00S" calcext:value-type="time">
            <text:p>886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table:style-name="ce2" office:value-type="time" office:time-value="PT888H45M00S" calcext:value-type="time">
            <text:p>888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51" calcext:value-type="float">
            <text:p>2251</text:p>
          </table:table-cell>
          <table:table-cell table:style-name="ce2" office:value-type="time" office:time-value="PT684H18M00S" calcext:value-type="time">
            <text:p>684.1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table:style-name="ce2" office:value-type="time" office:time-value="PT686H46M00S" calcext:value-type="time">
            <text:p>686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53" calcext:value-type="float">
            <text:p>2253</text:p>
          </table:table-cell>
          <table:table-cell table:style-name="ce2" office:value-type="time" office:time-value="PT515H29M00S" calcext:value-type="time">
            <text:p>515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table:style-name="ce2" office:value-type="time" office:time-value="PT520H58M00S" calcext:value-type="time">
            <text:p>520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55" calcext:value-type="float">
            <text:p>2255</text:p>
          </table:table-cell>
          <table:table-cell table:style-name="ce2" office:value-type="time" office:time-value="PT1124H27M00S" calcext:value-type="time">
            <text:p>1124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table:style-name="ce2" office:value-type="time" office:time-value="PT1147H09M00S" calcext:value-type="time">
            <text:p>1147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57" calcext:value-type="float">
            <text:p>2257</text:p>
          </table:table-cell>
          <table:table-cell table:style-name="ce2" office:value-type="time" office:time-value="PT954H22M00S" calcext:value-type="time">
            <text:p>954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table:style-name="ce2" office:value-type="time" office:time-value="PT955H54M00S" calcext:value-type="time">
            <text:p>955.5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59" calcext:value-type="float">
            <text:p>2259</text:p>
          </table:table-cell>
          <table:table-cell table:style-name="ce2" office:value-type="time" office:time-value="PT752H06M00S" calcext:value-type="time">
            <text:p>752.0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table:style-name="ce2" office:value-type="time" office:time-value="PT754H35M00S" calcext:value-type="time">
            <text:p>754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61" calcext:value-type="float">
            <text:p>2261</text:p>
          </table:table-cell>
          <table:table-cell table:style-name="ce2" office:value-type="time" office:time-value="PT583H08M00S" calcext:value-type="time">
            <text:p>583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table:style-name="ce2" office:value-type="time" office:time-value="PT587H17M00S" calcext:value-type="time">
            <text:p>587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63" calcext:value-type="float">
            <text:p>2263</text:p>
          </table:table-cell>
          <table:table-cell table:style-name="ce2" office:value-type="time" office:time-value="PT1191H07M00S" calcext:value-type="time">
            <text:p>1191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table:style-name="ce2" office:value-type="time" office:time-value="PT434H22M00S" calcext:value-type="time">
            <text:p>434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65" calcext:value-type="float">
            <text:p>2265</text:p>
          </table:table-cell>
          <table:table-cell table:style-name="ce2" office:value-type="time" office:time-value="PT1022H51M00S" calcext:value-type="time">
            <text:p>1022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table:style-name="ce2" office:value-type="time" office:time-value="PT1070H49M00S" calcext:value-type="time">
            <text:p>1070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67" calcext:value-type="float">
            <text:p>2267</text:p>
          </table:table-cell>
          <table:table-cell table:style-name="ce2" office:value-type="time" office:time-value="PT820H23M00S" calcext:value-type="time">
            <text:p>820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table:style-name="ce2" office:value-type="time" office:time-value="PT822H45M00S" calcext:value-type="time">
            <text:p>822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69" calcext:value-type="float">
            <text:p>2269</text:p>
          </table:table-cell>
          <table:table-cell table:style-name="ce2" office:value-type="time" office:time-value="PT651H23M00S" calcext:value-type="time">
            <text:p>651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table:style-name="ce2" office:value-type="time" office:time-value="PT653H17M00S" calcext:value-type="time">
            <text:p>653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71" calcext:value-type="float">
            <text:p>2271</text:p>
          </table:table-cell>
          <table:table-cell table:style-name="ce2" office:value-type="time" office:time-value="PT1259H35M00S" calcext:value-type="time">
            <text:p>1259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table:style-name="ce2" office:value-type="time" office:time-value="PT1262H19M00S" calcext:value-type="time">
            <text:p>1262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73" calcext:value-type="float">
            <text:p>2273</text:p>
          </table:table-cell>
          <table:table-cell table:style-name="ce2" office:value-type="time" office:time-value="PT1089H57M00S" calcext:value-type="time">
            <text:p>1089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table:style-name="ce2" office:value-type="time" office:time-value="PT335H26M00S" calcext:value-type="time">
            <text:p>335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75" calcext:value-type="float">
            <text:p>2275</text:p>
          </table:table-cell>
          <table:table-cell table:style-name="ce2" office:value-type="time" office:time-value="PT887H22M00S" calcext:value-type="time">
            <text:p>887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table:style-name="ce2" office:value-type="time" office:time-value="PT973H14M00S" calcext:value-type="time">
            <text:p>973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77" calcext:value-type="float">
            <text:p>2277</text:p>
          </table:table-cell>
          <table:table-cell table:style-name="ce2" office:value-type="time" office:time-value="PT719H14M00S" calcext:value-type="time">
            <text:p>719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table:style-name="ce2" office:value-type="time" office:time-value="PT720H59M00S" calcext:value-type="time">
            <text:p>720.5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79" calcext:value-type="float">
            <text:p>2279</text:p>
          </table:table-cell>
          <table:table-cell table:style-name="ce2" office:value-type="time" office:time-value="PT1326H26M00S" calcext:value-type="time">
            <text:p>1326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table:style-name="ce2" office:value-type="time" office:time-value="PT1353H26M59.999999999S" calcext:value-type="time">
            <text:p>1353.2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81" calcext:value-type="float">
            <text:p>2281</text:p>
          </table:table-cell>
          <table:table-cell table:style-name="ce2" office:value-type="time" office:time-value="PT1157H23M00S" calcext:value-type="time">
            <text:p>1157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table:style-name="ce2" office:value-type="time" office:time-value="PT1159H06M00S" calcext:value-type="time">
            <text:p>1159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83" calcext:value-type="float">
            <text:p>2283</text:p>
          </table:table-cell>
          <table:table-cell table:style-name="ce2" office:value-type="time" office:time-value="PT955H42M00S" calcext:value-type="time">
            <text:p>955.4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table:style-name="ce2" office:value-type="time" office:time-value="PT959H11M00S" calcext:value-type="time">
            <text:p>959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85" calcext:value-type="float">
            <text:p>2285</text:p>
          </table:table-cell>
          <table:table-cell table:style-name="ce2" office:value-type="time" office:time-value="PT785H51M00S" calcext:value-type="time">
            <text:p>785.5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table:style-name="ce2" office:value-type="time" office:time-value="PT788H24M00S" calcext:value-type="time">
            <text:p>788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87" calcext:value-type="float">
            <text:p>2287</text:p>
          </table:table-cell>
          <table:table-cell table:style-name="ce2" office:value-type="time" office:time-value="PT302H44M00S" calcext:value-type="time">
            <text:p>302.4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style-name="ce2" office:value-type="time" office:time-value="PT305H03M00S" calcext:value-type="time">
            <text:p>305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89" calcext:value-type="float">
            <text:p>2289</text:p>
          </table:table-cell>
          <table:table-cell table:style-name="ce2" office:value-type="time" office:time-value="PT1226H00M00S" calcext:value-type="time">
            <text:p>1226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table:style-name="ce2" office:value-type="time" office:time-value="PT1228H56M59.999999999S" calcext:value-type="time">
            <text:p>1228.5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91" calcext:value-type="float">
            <text:p>2291</text:p>
          </table:table-cell>
          <table:table-cell table:style-name="ce2" office:value-type="time" office:time-value="PT1022H52M00S" calcext:value-type="time">
            <text:p>1022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table:style-name="ce2" office:value-type="time" office:time-value="PT1068H32M00S" calcext:value-type="time">
            <text:p>1068.3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93" calcext:value-type="float">
            <text:p>2293</text:p>
          </table:table-cell>
          <table:table-cell table:style-name="ce2" office:value-type="time" office:time-value="PT854H38M00S" calcext:value-type="time">
            <text:p>854.3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table:style-name="ce2" office:value-type="time" office:time-value="PT864H16M00S" calcext:value-type="time">
            <text:p>864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95" calcext:value-type="float">
            <text:p>2295</text:p>
          </table:table-cell>
          <table:table-cell table:style-name="ce2" office:value-type="time" office:time-value="PT369H45M00S" calcext:value-type="time">
            <text:p>369.4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table:style-name="ce2" office:value-type="time" office:time-value="PT372H55M00S" calcext:value-type="time">
            <text:p>372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97" calcext:value-type="float">
            <text:p>2297</text:p>
          </table:table-cell>
          <table:table-cell table:style-name="ce2" office:value-type="time" office:time-value="PT1292H58M00S" calcext:value-type="time">
            <text:p>1292.5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table:style-name="ce2" office:value-type="time" office:time-value="PT1295H50M00.000000001S" calcext:value-type="time">
            <text:p>1295.5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299" calcext:value-type="float">
            <text:p>2299</text:p>
          </table:table-cell>
          <table:table-cell table:style-name="ce2" office:value-type="time" office:time-value="PT1091H11M00S" calcext:value-type="time">
            <text:p>1091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ce2" office:value-type="time" office:time-value="PT332H22M00S" calcext:value-type="time">
            <text:p>332.2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01" calcext:value-type="float">
            <text:p>2301</text:p>
          </table:table-cell>
          <table:table-cell table:style-name="ce2" office:value-type="time" office:time-value="PT921H29M00S" calcext:value-type="time">
            <text:p>921.2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table:style-name="ce2" office:value-type="time" office:time-value="PT972H17M00S" calcext:value-type="time">
            <text:p>972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03" calcext:value-type="float">
            <text:p>2303</text:p>
          </table:table-cell>
          <table:table-cell table:style-name="ce2" office:value-type="time" office:time-value="PT437H23M00S" calcext:value-type="time">
            <text:p>437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table:style-name="ce2" office:value-type="time" office:time-value="PT440H19M00S" calcext:value-type="time">
            <text:p>440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05" calcext:value-type="float">
            <text:p>2305</text:p>
          </table:table-cell>
          <table:table-cell table:style-name="ce2" office:value-type="time" office:time-value="PT1360H35M00S" calcext:value-type="time">
            <text:p>1360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table:style-name="ce2" office:value-type="time" office:time-value="PT272H55M00S" calcext:value-type="time">
            <text:p>272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07" calcext:value-type="float">
            <text:p>2307</text:p>
          </table:table-cell>
          <table:table-cell table:style-name="ce2" office:value-type="time" office:time-value="PT1159H27M00S" calcext:value-type="time">
            <text:p>1159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table:style-name="ce2" office:value-type="time" office:time-value="PT1162H06M00S" calcext:value-type="time">
            <text:p>1162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09" calcext:value-type="float">
            <text:p>2309</text:p>
          </table:table-cell>
          <table:table-cell table:style-name="ce2" office:value-type="time" office:time-value="PT989H05M00S" calcext:value-type="time">
            <text:p>989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table:style-name="ce2" office:value-type="time" office:time-value="PT1323H49M00S" calcext:value-type="time">
            <text:p>1323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11" calcext:value-type="float">
            <text:p>2311</text:p>
          </table:table-cell>
          <table:table-cell table:style-name="ce2" office:value-type="time" office:time-value="PT505H00M00S" calcext:value-type="time">
            <text:p>505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table:style-name="ce2" office:value-type="time" office:time-value="PT649H37M00S" calcext:value-type="time">
            <text:p>649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13" calcext:value-type="float">
            <text:p>2313</text:p>
          </table:table-cell>
          <table:table-cell table:style-name="ce2" office:value-type="time" office:time-value="PT336H00M00S" calcext:value-type="time">
            <text:p>336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table:style-name="ce2" office:value-type="time" office:time-value="PT339H14M00S" calcext:value-type="time">
            <text:p>339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15" calcext:value-type="float">
            <text:p>2315</text:p>
          </table:table-cell>
          <table:table-cell table:style-name="ce2" office:value-type="time" office:time-value="PT1259H15M00S" calcext:value-type="time">
            <text:p>1259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table:style-name="ce2" office:value-type="time" office:time-value="PT1264H55M00S" calcext:value-type="time">
            <text:p>1264.5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17" calcext:value-type="float">
            <text:p>2317</text:p>
          </table:table-cell>
          <table:table-cell table:style-name="ce2" office:value-type="time" office:time-value="PT1056H52M00S" calcext:value-type="time">
            <text:p>1056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table:style-name="ce2" office:value-type="time" office:time-value="PT297H29M00S" calcext:value-type="time">
            <text:p>297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19" calcext:value-type="float">
            <text:p>2319</text:p>
          </table:table-cell>
          <table:table-cell table:style-name="ce2" office:value-type="time" office:time-value="PT606H07M00S" calcext:value-type="time">
            <text:p>606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table:style-name="ce2" office:value-type="time" office:time-value="PT663H16M00S" calcext:value-type="time">
            <text:p>663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21" calcext:value-type="float">
            <text:p>2321</text:p>
          </table:table-cell>
          <table:table-cell table:style-name="ce2" office:value-type="time" office:time-value="PT404H04M00S" calcext:value-type="time">
            <text:p>404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table:style-name="ce2" office:value-type="time" office:time-value="PT406H10M00S" calcext:value-type="time">
            <text:p>406.1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23" calcext:value-type="float">
            <text:p>2323</text:p>
          </table:table-cell>
          <table:table-cell table:style-name="ce2" office:value-type="time" office:time-value="PT1293H21M00S" calcext:value-type="time">
            <text:p>1293.2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table:style-name="ce2" office:value-type="time" office:time-value="PT1294H46M00S" calcext:value-type="time">
            <text:p>1294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25" calcext:value-type="float">
            <text:p>2325</text:p>
          </table:table-cell>
          <table:table-cell table:style-name="ce2" office:value-type="time" office:time-value="PT1125H04M00S" calcext:value-type="time">
            <text:p>1125.0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table:style-name="ce2" office:value-type="time" office:time-value="PT1126H33M00S" calcext:value-type="time">
            <text:p>1126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27" calcext:value-type="float">
            <text:p>2327</text:p>
          </table:table-cell>
          <table:table-cell table:style-name="ce2" office:value-type="time" office:time-value="PT673H35M00S" calcext:value-type="time">
            <text:p>673.3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table:style-name="ce2" office:value-type="time" office:time-value="PT716H25M00S" calcext:value-type="time">
            <text:p>716.2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29" calcext:value-type="float">
            <text:p>2329</text:p>
          </table:table-cell>
          <table:table-cell table:style-name="ce2" office:value-type="time" office:time-value="PT471H57M00S" calcext:value-type="time">
            <text:p>471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table:style-name="ce2" office:value-type="time" office:time-value="PT473H40M00S" calcext:value-type="time">
            <text:p>473.4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31" calcext:value-type="float">
            <text:p>2331</text:p>
          </table:table-cell>
          <table:table-cell table:style-name="ce2" office:value-type="time" office:time-value="PT302H26M00S" calcext:value-type="time">
            <text:p>302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table:style-name="ce2" office:value-type="time" office:time-value="PT306H53M00S" calcext:value-type="time">
            <text:p>306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33" calcext:value-type="float">
            <text:p>2333</text:p>
          </table:table-cell>
          <table:table-cell table:style-name="ce2" office:value-type="time" office:time-value="PT1192H13M00S" calcext:value-type="time">
            <text:p>1192.1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table:style-name="ce2" office:value-type="time" office:time-value="PT1195H53M00S" calcext:value-type="time">
            <text:p>1195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35" calcext:value-type="float">
            <text:p>2335</text:p>
          </table:table-cell>
          <table:table-cell table:style-name="ce2" office:value-type="time" office:time-value="PT741H27M00S" calcext:value-type="time">
            <text:p>741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table:style-name="ce2" office:value-type="time" office:time-value="PT744H36M00S" calcext:value-type="time">
            <text:p>744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37" calcext:value-type="float">
            <text:p>2337</text:p>
          </table:table-cell>
          <table:table-cell table:style-name="ce2" office:value-type="time" office:time-value="PT539H33M00S" calcext:value-type="time">
            <text:p>539.3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table:style-name="ce2" office:value-type="time" office:time-value="PT638H11M00S" calcext:value-type="time">
            <text:p>638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39" calcext:value-type="float">
            <text:p>2339</text:p>
          </table:table-cell>
          <table:table-cell table:style-name="ce2" office:value-type="time" office:time-value="PT370H41M00S" calcext:value-type="time">
            <text:p>370.4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table:style-name="ce2" office:value-type="time" office:time-value="PT374H17M00S" calcext:value-type="time">
            <text:p>374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41" calcext:value-type="float">
            <text:p>2341</text:p>
          </table:table-cell>
          <table:table-cell table:style-name="ce2" office:value-type="time" office:time-value="PT1259H52M00S" calcext:value-type="time">
            <text:p>1259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table:style-name="ce2" office:value-type="time" office:time-value="PT1263H13M00S" calcext:value-type="time">
            <text:p>1263.1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43" calcext:value-type="float">
            <text:p>2343</text:p>
          </table:table-cell>
          <table:table-cell table:style-name="ce2" office:value-type="time" office:time-value="PT808H56M00S" calcext:value-type="time">
            <text:p>808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table:style-name="ce2" office:value-type="time" office:time-value="PT811H03M00S" calcext:value-type="time">
            <text:p>811.0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45" calcext:value-type="float">
            <text:p>2345</text:p>
          </table:table-cell>
          <table:table-cell table:style-name="ce2" office:value-type="time" office:time-value="PT606H40M00S" calcext:value-type="time">
            <text:p>606.4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table:style-name="ce2" office:value-type="time" office:time-value="PT938H48M00S" calcext:value-type="time">
            <text:p>938.4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47" calcext:value-type="float">
            <text:p>2347</text:p>
          </table:table-cell>
          <table:table-cell table:style-name="ce2" office:value-type="time" office:time-value="PT437H36M00S" calcext:value-type="time">
            <text:p>437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table:style-name="ce2" office:value-type="time" office:time-value="PT538H12M00S" calcext:value-type="time">
            <text:p>538.1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49" calcext:value-type="float">
            <text:p>2349</text:p>
          </table:table-cell>
          <table:table-cell table:style-name="ce2" office:value-type="time" office:time-value="PT1327H47M00S" calcext:value-type="time">
            <text:p>1327.4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table:style-name="ce2" office:value-type="time" office:time-value="PT1329H58M00S" calcext:value-type="time">
            <text:p>1329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51" calcext:value-type="float">
            <text:p>2351</text:p>
          </table:table-cell>
          <table:table-cell table:style-name="ce2" office:value-type="time" office:time-value="PT876H46M00S" calcext:value-type="time">
            <text:p>876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table:style-name="ce2" office:value-type="time" office:time-value="PT1215H51M00S" calcext:value-type="time">
            <text:p>1215.5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53" calcext:value-type="float">
            <text:p>2353</text:p>
          </table:table-cell>
          <table:table-cell table:style-name="ce2" office:value-type="time" office:time-value="PT674H11M00S" calcext:value-type="time">
            <text:p>674.1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table:style-name="ce2" office:value-type="time" office:time-value="PT760H37M00S" calcext:value-type="time">
            <text:p>760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55" calcext:value-type="float">
            <text:p>2355</text:p>
          </table:table-cell>
          <table:table-cell table:style-name="ce2" office:value-type="time" office:time-value="PT505H23M00S" calcext:value-type="time">
            <text:p>505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table:style-name="ce2" office:value-type="time" office:time-value="PT508H29M00S" calcext:value-type="time">
            <text:p>508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57" calcext:value-type="float">
            <text:p>2357</text:p>
          </table:table-cell>
          <table:table-cell table:style-name="ce2" office:value-type="time" office:time-value="PT303H00M00S" calcext:value-type="time">
            <text:p>303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table:style-name="ce2" office:value-type="time" office:time-value="PT306H38M00S" calcext:value-type="time">
            <text:p>306.3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59" calcext:value-type="float">
            <text:p>2359</text:p>
          </table:table-cell>
          <table:table-cell table:style-name="ce2" office:value-type="time" office:time-value="PT945H14M00S" calcext:value-type="time">
            <text:p>945.1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table:style-name="ce2" office:value-type="time" office:time-value="PT972H11M00S" calcext:value-type="time">
            <text:p>972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61" calcext:value-type="float">
            <text:p>2361</text:p>
          </table:table-cell>
          <table:table-cell table:style-name="ce2" office:value-type="time" office:time-value="PT741H52M00S" calcext:value-type="time">
            <text:p>741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table:style-name="ce2" office:value-type="time" office:time-value="PT743H44M00S" calcext:value-type="time">
            <text:p>743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63" calcext:value-type="float">
            <text:p>2363</text:p>
          </table:table-cell>
          <table:table-cell table:style-name="ce2" office:value-type="time" office:time-value="PT573H07M00S" calcext:value-type="time">
            <text:p>573.0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style-name="ce2" office:value-type="time" office:time-value="PT577H19M00S" calcext:value-type="time">
            <text:p>577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65" calcext:value-type="float">
            <text:p>2365</text:p>
          </table:table-cell>
          <table:table-cell table:style-name="ce2" office:value-type="time" office:time-value="PT370H39M00S" calcext:value-type="time">
            <text:p>370.3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table:style-name="ce2" office:value-type="time" office:time-value="PT377H40M00S" calcext:value-type="time">
            <text:p>377.4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67" calcext:value-type="float">
            <text:p>2367</text:p>
          </table:table-cell>
          <table:table-cell table:style-name="ce2" office:value-type="time" office:time-value="PT1012H53M00S" calcext:value-type="time">
            <text:p>1012.5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table:style-name="ce2" office:value-type="time" office:time-value="PT1102H10M00S" calcext:value-type="time">
            <text:p>1102.1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69" calcext:value-type="float">
            <text:p>2369</text:p>
          </table:table-cell>
          <table:table-cell table:style-name="ce2" office:value-type="time" office:time-value="PT809H28M00S" calcext:value-type="time">
            <text:p>809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table:style-name="ce2" office:value-type="time" office:time-value="PT811H00M00S" calcext:value-type="time">
            <text:p>811.0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71" calcext:value-type="float">
            <text:p>2371</text:p>
          </table:table-cell>
          <table:table-cell table:style-name="ce2" office:value-type="time" office:time-value="PT640H46M00S" calcext:value-type="time">
            <text:p>640.4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table:style-name="ce2" office:value-type="time" office:time-value="PT642H24M00S" calcext:value-type="time">
            <text:p>642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73" calcext:value-type="float">
            <text:p>2373</text:p>
          </table:table-cell>
          <table:table-cell table:style-name="ce2" office:value-type="time" office:time-value="PT438H21M00S" calcext:value-type="time">
            <text:p>438.2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table:style-name="ce2" office:value-type="time" office:time-value="PT486H45M00S" calcext:value-type="time">
            <text:p>486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75" calcext:value-type="float">
            <text:p>2375</text:p>
          </table:table-cell>
          <table:table-cell table:style-name="ce2" office:value-type="time" office:time-value="PT1079H47M00S" calcext:value-type="time">
            <text:p>1079.4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table:style-name="ce2" office:value-type="time" office:time-value="PT1083H36M00S" calcext:value-type="time">
            <text:p>1083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77" calcext:value-type="float">
            <text:p>2377</text:p>
          </table:table-cell>
          <table:table-cell table:style-name="ce2" office:value-type="time" office:time-value="PT877H25M00S" calcext:value-type="time">
            <text:p>877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table:style-name="ce2" office:value-type="time" office:time-value="PT1152H15M00S" calcext:value-type="time">
            <text:p>1152.1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79" calcext:value-type="float">
            <text:p>2379</text:p>
          </table:table-cell>
          <table:table-cell table:style-name="ce2" office:value-type="time" office:time-value="PT709H00M00S" calcext:value-type="time">
            <text:p>709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table:style-name="ce2" office:value-type="time" office:time-value="PT711H05M00S" calcext:value-type="time">
            <text:p>711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81" calcext:value-type="float">
            <text:p>2381</text:p>
          </table:table-cell>
          <table:table-cell table:style-name="ce2" office:value-type="time" office:time-value="PT506H38M00S" calcext:value-type="time">
            <text:p>506.3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table:style-name="ce2" office:value-type="time" office:time-value="PT557H24M00S" calcext:value-type="time">
            <text:p>557.2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83" calcext:value-type="float">
            <text:p>2383</text:p>
          </table:table-cell>
          <table:table-cell table:style-name="ce2" office:value-type="time" office:time-value="PT1147H28M00S" calcext:value-type="time">
            <text:p>1147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table:style-name="ce2" office:value-type="time" office:time-value="PT1151H02M00S" calcext:value-type="time">
            <text:p>1151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table:style-name="ce2" office:value-type="time" office:time-value="PT521H01M00S" calcext:value-type="time">
            <text:p>521.0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205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table:style-name="ce2" office:value-type="time" office:time-value="PT555H35M00S" calcext:value-type="time">
            <text:p>555.35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table:style-name="ce2" office:value-type="time" office:time-value="PT593H26M00S" calcext:value-type="time">
            <text:p>593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205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table:style-name="ce2" office:value-type="time" office:time-value="PT622H16M00S" calcext:value-type="time">
            <text:p>622.16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table:style-name="ce2" office:value-type="time" office:time-value="PT665H25M00S" calcext:value-type="time">
            <text:p>665.2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US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RB_INTERRUPT out</text:p>
          </table:table-cell>
          <table:table-cell office:value-type="string" calcext:value-type="string">
            <text:p>420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table:style-name="ce2" office:value-type="time" office:time-value="PT688H17M00S" calcext:value-type="time">
            <text:p>688.17.00</text:p>
          </table:table-cell>
          <table:table-cell table:style-name="ce1" office:value-type="time" office:time-value="PT01H25M01S" calcext:value-type="time">
            <text:p>01.25.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out</text:p>
          </table:table-cell>
          <table:table-cell/>
        </table:table-row>
        <table:table-row table:style-name="ro1" table:visibility="filter">
          <table:table-cell office:value-type="float" office:value="2391" calcext:value-type="float">
            <text:p>2391</text:p>
          </table:table-cell>
          <table:table-cell table:style-name="ce2" office:value-type="time" office:time-value="PT947H31M00S" calcext:value-type="time">
            <text:p>947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table:style-name="ce2" office:value-type="time" office:time-value="PT983H21M00S" calcext:value-type="time">
            <text:p>983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93" calcext:value-type="float">
            <text:p>2393</text:p>
          </table:table-cell>
          <table:table-cell table:style-name="ce2" office:value-type="time" office:time-value="PT776H48M00S" calcext:value-type="time">
            <text:p>776.4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table:style-name="ce2" office:value-type="time" office:time-value="PT782H02M00S" calcext:value-type="time">
            <text:p>782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95" calcext:value-type="float">
            <text:p>2395</text:p>
          </table:table-cell>
          <table:table-cell table:style-name="ce2" office:value-type="time" office:time-value="PT574H17M00S" calcext:value-type="time">
            <text:p>574.1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table:style-name="ce2" office:value-type="time" office:time-value="PT578H21M00S" calcext:value-type="time">
            <text:p>578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97" calcext:value-type="float">
            <text:p>2397</text:p>
          </table:table-cell>
          <table:table-cell table:style-name="ce2" office:value-type="time" office:time-value="PT1215H23M00S" calcext:value-type="time">
            <text:p>1215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table:style-name="ce2" office:value-type="time" office:time-value="PT1219H44M00S" calcext:value-type="time">
            <text:p>1219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399" calcext:value-type="float">
            <text:p>2399</text:p>
          </table:table-cell>
          <table:table-cell table:style-name="ce2" office:value-type="time" office:time-value="PT1013H37M00S" calcext:value-type="time">
            <text:p>1013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ce2" office:value-type="time" office:time-value="PT1116H33M00S" calcext:value-type="time">
            <text:p>1116.3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01" calcext:value-type="float">
            <text:p>2401</text:p>
          </table:table-cell>
          <table:table-cell table:style-name="ce2" office:value-type="time" office:time-value="PT844H25M00S" calcext:value-type="time">
            <text:p>844.2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table:style-name="ce2" office:value-type="time" office:time-value="PT848H40M00S" calcext:value-type="time">
            <text:p>848.4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03" calcext:value-type="float">
            <text:p>2403</text:p>
          </table:table-cell>
          <table:table-cell table:style-name="ce2" office:value-type="time" office:time-value="PT641H36M00S" calcext:value-type="time">
            <text:p>641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table:style-name="ce2" office:value-type="time" office:time-value="PT647H53M00S" calcext:value-type="time">
            <text:p>647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05" calcext:value-type="float">
            <text:p>2405</text:p>
          </table:table-cell>
          <table:table-cell table:style-name="ce2" office:value-type="time" office:time-value="PT1282H54M00S" calcext:value-type="time">
            <text:p>1282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table:style-name="ce2" office:value-type="time" office:time-value="PT1333H35M00S" calcext:value-type="time">
            <text:p>1333.3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07" calcext:value-type="float">
            <text:p>2407</text:p>
          </table:table-cell>
          <table:table-cell table:style-name="ce2" office:value-type="time" office:time-value="PT1081H16M00S" calcext:value-type="time">
            <text:p>1081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table:style-name="ce2" office:value-type="time" office:time-value="PT1086H05M00S" calcext:value-type="time">
            <text:p>1086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09" calcext:value-type="float">
            <text:p>2409</text:p>
          </table:table-cell>
          <table:table-cell table:style-name="ce2" office:value-type="time" office:time-value="PT912H34M00S" calcext:value-type="time">
            <text:p>912.3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table:style-name="ce2" office:value-type="time" office:time-value="PT920H44M00S" calcext:value-type="time">
            <text:p>920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11" calcext:value-type="float">
            <text:p>2411</text:p>
          </table:table-cell>
          <table:table-cell table:style-name="ce2" office:value-type="time" office:time-value="PT709H01M00S" calcext:value-type="time">
            <text:p>709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table:style-name="ce2" office:value-type="time" office:time-value="PT735H36M00S" calcext:value-type="time">
            <text:p>735.3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13" calcext:value-type="float">
            <text:p>2413</text:p>
          </table:table-cell>
          <table:table-cell table:style-name="ce2" office:value-type="time" office:time-value="PT1350H41M00S" calcext:value-type="time">
            <text:p>1350.4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table:style-name="ce2" office:value-type="time" office:time-value="PT320H30M00S" calcext:value-type="time">
            <text:p>320.3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15" calcext:value-type="float">
            <text:p>2415</text:p>
          </table:table-cell>
          <table:table-cell table:style-name="ce2" office:value-type="time" office:time-value="PT1150H28M00S" calcext:value-type="time">
            <text:p>1150.2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table:style-name="ce2" office:value-type="time" office:time-value="PT1154H53M00S" calcext:value-type="time">
            <text:p>1154.5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17" calcext:value-type="float">
            <text:p>2417</text:p>
          </table:table-cell>
          <table:table-cell table:style-name="ce2" office:value-type="time" office:time-value="PT979H52M00S" calcext:value-type="time">
            <text:p>979.5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table:style-name="ce2" office:value-type="time" office:time-value="PT984H42M00S" calcext:value-type="time">
            <text:p>984.4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19" calcext:value-type="float">
            <text:p>2419</text:p>
          </table:table-cell>
          <table:table-cell table:style-name="ce2" office:value-type="time" office:time-value="PT777H05M00S" calcext:value-type="time">
            <text:p>777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table:style-name="ce2" office:value-type="time" office:time-value="PT806H40M00S" calcext:value-type="time">
            <text:p>806.4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21" calcext:value-type="float">
            <text:p>2421</text:p>
          </table:table-cell>
          <table:table-cell table:style-name="ce2" office:value-type="time" office:time-value="PT326H54M00S" calcext:value-type="time">
            <text:p>326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table:style-name="ce2" office:value-type="time" office:time-value="PT332H19M00S" calcext:value-type="time">
            <text:p>332.1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23" calcext:value-type="float">
            <text:p>2423</text:p>
          </table:table-cell>
          <table:table-cell table:style-name="ce2" office:value-type="time" office:time-value="PT1218H01M00S" calcext:value-type="time">
            <text:p>1218.0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table:style-name="ce2" office:value-type="time" office:time-value="PT1222H17M00S" calcext:value-type="time">
            <text:p>1222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25" calcext:value-type="float">
            <text:p>2425</text:p>
          </table:table-cell>
          <table:table-cell table:style-name="ce2" office:value-type="time" office:time-value="PT1046H53M00S" calcext:value-type="time">
            <text:p>1046.5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table:style-name="ce2" office:value-type="time" office:time-value="PT1051H09M00S" calcext:value-type="time">
            <text:p>1051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27" calcext:value-type="float">
            <text:p>2427</text:p>
          </table:table-cell>
          <table:table-cell table:style-name="ce2" office:value-type="time" office:time-value="PT845H10M00S" calcext:value-type="time">
            <text:p>845.1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table:style-name="ce2" office:value-type="time" office:time-value="PT867H20M00S" calcext:value-type="time">
            <text:p>867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29" calcext:value-type="float">
            <text:p>2429</text:p>
          </table:table-cell>
          <table:table-cell table:style-name="ce2" office:value-type="time" office:time-value="PT394H27M00S" calcext:value-type="time">
            <text:p>394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table:style-name="ce2" office:value-type="time" office:time-value="PT399H39M00S" calcext:value-type="time">
            <text:p>399.3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31" calcext:value-type="float">
            <text:p>2431</text:p>
          </table:table-cell>
          <table:table-cell table:style-name="ce2" office:value-type="time" office:time-value="PT1285H02M00S" calcext:value-type="time">
            <text:p>1285.0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table:style-name="ce2" office:value-type="time" office:time-value="PT1289H26M00S" calcext:value-type="time">
            <text:p>1289.2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33" calcext:value-type="float">
            <text:p>2433</text:p>
          </table:table-cell>
          <table:table-cell table:style-name="ce2" office:value-type="time" office:time-value="PT1114H15M00S" calcext:value-type="time">
            <text:p>1114.1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table:style-name="ce2" office:value-type="time" office:time-value="PT1118H32M00S" calcext:value-type="time">
            <text:p>1118.3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35" calcext:value-type="float">
            <text:p>2435</text:p>
          </table:table-cell>
          <table:table-cell table:style-name="ce2" office:value-type="time" office:time-value="PT914H27M00S" calcext:value-type="time">
            <text:p>914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table:style-name="ce2" office:value-type="time" office:time-value="PT941H08M00S" calcext:value-type="time">
            <text:p>941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37" calcext:value-type="float">
            <text:p>2437</text:p>
          </table:table-cell>
          <table:table-cell table:style-name="ce2" office:value-type="time" office:time-value="PT461H16M00S" calcext:value-type="time">
            <text:p>461.1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table:style-name="ce2" office:value-type="time" office:time-value="PT465H16M00S" calcext:value-type="time">
            <text:p>465.1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39" calcext:value-type="float">
            <text:p>2439</text:p>
          </table:table-cell>
          <table:table-cell table:style-name="ce2" office:value-type="time" office:time-value="PT1351H54M00S" calcext:value-type="time">
            <text:p>1351.54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table:style-name="ce2" office:value-type="time" office:time-value="PT593H06M00S" calcext:value-type="time">
            <text:p>593.0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41" calcext:value-type="float">
            <text:p>2441</text:p>
          </table:table-cell>
          <table:table-cell table:style-name="ce2" office:value-type="time" office:time-value="PT1184H26M00S" calcext:value-type="time">
            <text:p>1184.2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table:style-name="ce2" office:value-type="time" office:time-value="PT1269H37M00S" calcext:value-type="time">
            <text:p>1269.3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43" calcext:value-type="float">
            <text:p>2443</text:p>
          </table:table-cell>
          <table:table-cell table:style-name="ce2" office:value-type="time" office:time-value="PT980H08M00S" calcext:value-type="time">
            <text:p>980.0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table:style-name="ce2" office:value-type="time" office:time-value="PT986H09M00S" calcext:value-type="time">
            <text:p>986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45" calcext:value-type="float">
            <text:p>2445</text:p>
          </table:table-cell>
          <table:table-cell table:style-name="ce2" office:value-type="time" office:time-value="PT529H42M00S" calcext:value-type="time">
            <text:p>529.4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table:style-name="ce2" office:value-type="time" office:time-value="PT533H58M00S" calcext:value-type="time">
            <text:p>533.5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47" calcext:value-type="float">
            <text:p>2447</text:p>
          </table:table-cell>
          <table:table-cell table:style-name="ce2" office:value-type="time" office:time-value="PT328H57M00S" calcext:value-type="time">
            <text:p>328.5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table:style-name="ce2" office:value-type="time" office:time-value="PT352H44M00S" calcext:value-type="time">
            <text:p>352.4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49" calcext:value-type="float">
            <text:p>2449</text:p>
          </table:table-cell>
          <table:table-cell table:style-name="ce2" office:value-type="time" office:time-value="PT1251H05M00S" calcext:value-type="time">
            <text:p>1251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table:style-name="ce2" office:value-type="time" office:time-value="PT1256H09M00S" calcext:value-type="time">
            <text:p>1256.0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51" calcext:value-type="float">
            <text:p>2451</text:p>
          </table:table-cell>
          <table:table-cell table:style-name="ce2" office:value-type="time" office:time-value="PT1047H26M59.999999999S" calcext:value-type="time">
            <text:p>1047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table:style-name="ce2" office:value-type="time" office:time-value="PT1051H45M00S" calcext:value-type="time">
            <text:p>1051.4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53" calcext:value-type="float">
            <text:p>2453</text:p>
          </table:table-cell>
          <table:table-cell table:style-name="ce2" office:value-type="time" office:time-value="PT597H27M00S" calcext:value-type="time">
            <text:p>597.2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table:style-name="ce2" office:value-type="time" office:time-value="PT602H02M00S" calcext:value-type="time">
            <text:p>602.02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55" calcext:value-type="float">
            <text:p>2455</text:p>
          </table:table-cell>
          <table:table-cell table:style-name="ce2" office:value-type="time" office:time-value="PT394H53M00S" calcext:value-type="time">
            <text:p>394.5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table:style-name="ce2" office:value-type="time" office:time-value="PT459H21M00S" calcext:value-type="time">
            <text:p>459.2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57" calcext:value-type="float">
            <text:p>2457</text:p>
          </table:table-cell>
          <table:table-cell table:style-name="ce2" office:value-type="time" office:time-value="PT1319H22M00S" calcext:value-type="time">
            <text:p>1319.22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table:style-name="ce2" office:value-type="time" office:time-value="PT1324H13M00S" calcext:value-type="time">
            <text:p>1324.13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59" calcext:value-type="float">
            <text:p>2459</text:p>
          </table:table-cell>
          <table:table-cell table:style-name="ce2" office:value-type="time" office:time-value="PT1115H03M00S" calcext:value-type="time">
            <text:p>1115.0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table:style-name="ce2" office:value-type="time" office:time-value="PT1120H29M00S" calcext:value-type="time">
            <text:p>1120.2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61" calcext:value-type="float">
            <text:p>2461</text:p>
          </table:table-cell>
          <table:table-cell table:style-name="ce2" office:value-type="time" office:time-value="PT665H13M00S" calcext:value-type="time">
            <text:p>665.1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table:style-name="ce2" office:value-type="time" office:time-value="PT669H34M00S" calcext:value-type="time">
            <text:p>669.3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63" calcext:value-type="float">
            <text:p>2463</text:p>
          </table:table-cell>
          <table:table-cell table:style-name="ce2" office:value-type="time" office:time-value="PT462H31M00S" calcext:value-type="time">
            <text:p>462.31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table:style-name="ce2" office:value-type="time" office:time-value="PT521H14M00S" calcext:value-type="time">
            <text:p>521.1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65" calcext:value-type="float">
            <text:p>2465</text:p>
          </table:table-cell>
          <table:table-cell table:style-name="ce2" office:value-type="time" office:time-value="PT295H37M00S" calcext:value-type="time">
            <text:p>295.37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table:style-name="ce2" office:value-type="time" office:time-value="PT301H10M00S" calcext:value-type="time">
            <text:p>301.1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67" calcext:value-type="float">
            <text:p>2467</text:p>
          </table:table-cell>
          <table:table-cell table:style-name="ce2" office:value-type="time" office:time-value="PT1182H49M00S" calcext:value-type="time">
            <text:p>1182.4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table:style-name="ce2" office:value-type="time" office:time-value="PT1345H46M00S" calcext:value-type="time">
            <text:p>1345.46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69" calcext:value-type="float">
            <text:p>2469</text:p>
          </table:table-cell>
          <table:table-cell table:style-name="ce2" office:value-type="time" office:time-value="PT732H09M00S" calcext:value-type="time">
            <text:p>732.09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table:style-name="ce2" office:value-type="time" office:time-value="PT809H17M00S" calcext:value-type="time">
            <text:p>809.1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71" calcext:value-type="float">
            <text:p>2471</text:p>
          </table:table-cell>
          <table:table-cell table:style-name="ce2" office:value-type="time" office:time-value="PT532H38M00S" calcext:value-type="time">
            <text:p>532.38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table:style-name="ce2" office:value-type="time" office:time-value="PT536H41M00S" calcext:value-type="time">
            <text:p>536.4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73" calcext:value-type="float">
            <text:p>2473</text:p>
          </table:table-cell>
          <table:table-cell table:style-name="ce2" office:value-type="time" office:time-value="PT360H36M00S" calcext:value-type="time">
            <text:p>360.3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table:style-name="ce2" office:value-type="time" office:time-value="PT365H11M00S" calcext:value-type="time">
            <text:p>365.11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75" calcext:value-type="float">
            <text:p>2475</text:p>
          </table:table-cell>
          <table:table-cell table:style-name="ce2" office:value-type="time" office:time-value="PT1250H23M00S" calcext:value-type="time">
            <text:p>1250.2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table:style-name="ce2" office:value-type="time" office:time-value="PT1365H20M00S" calcext:value-type="time">
            <text:p>1365.20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77" calcext:value-type="float">
            <text:p>2477</text:p>
          </table:table-cell>
          <table:table-cell table:style-name="ce2" office:value-type="time" office:time-value="PT802H00M00S" calcext:value-type="time">
            <text:p>802.0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table:style-name="ce2" office:value-type="time" office:time-value="PT807H04M00S" calcext:value-type="time">
            <text:p>807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79" calcext:value-type="float">
            <text:p>2479</text:p>
          </table:table-cell>
          <table:table-cell table:style-name="ce2" office:value-type="time" office:time-value="PT597H56M00S" calcext:value-type="time">
            <text:p>597.56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table:style-name="ce2" office:value-type="time" office:time-value="PT677H47M00S" calcext:value-type="time">
            <text:p>677.47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81" calcext:value-type="float">
            <text:p>2481</text:p>
          </table:table-cell>
          <table:table-cell table:style-name="ce2" office:value-type="time" office:time-value="PT430H20M00S" calcext:value-type="time">
            <text:p>430.20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table:style-name="ce2" office:value-type="time" office:time-value="PT435H05M00S" calcext:value-type="time">
            <text:p>435.05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83" calcext:value-type="float">
            <text:p>2483</text:p>
          </table:table-cell>
          <table:table-cell table:style-name="ce2" office:value-type="time" office:time-value="PT1318H13M00S" calcext:value-type="time">
            <text:p>1318.1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table:style-name="ce2" office:value-type="time" office:time-value="PT1321H49M00S" calcext:value-type="time">
            <text:p>1321.49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85" calcext:value-type="float">
            <text:p>2485</text:p>
          </table:table-cell>
          <table:table-cell table:style-name="ce2" office:value-type="time" office:time-value="PT868H05M00S" calcext:value-type="time">
            <text:p>868.05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table:style-name="ce2" office:value-type="time" office:time-value="PT896H04M00S" calcext:value-type="time">
            <text:p>896.04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visibility="filter">
          <table:table-cell office:value-type="float" office:value="2487" calcext:value-type="float">
            <text:p>2487</text:p>
          </table:table-cell>
          <table:table-cell table:style-name="ce2" office:value-type="time" office:time-value="PT667H33M00S" calcext:value-type="time">
            <text:p>667.33.00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RB_INTERRUPT in</text:p>
          </table:table-cell>
          <table:table-cell table:style-name="Default" office:value-type="string" calcext:value-type="string">
            <text:p>070080ff03ff03ff0300000000000f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table:style-name="ce2" office:value-type="time" office:time-value="PT672H08M00S" calcext:value-type="time">
            <text:p>672.08.00</text:p>
          </table:table-cell>
          <table:table-cell office:value-type="string" calcext:value-type="string">
            <text:p>host</text:p>
          </table:table-cell>
          <table:table-cell table:style-name="ce1" office:value-type="time" office:time-value="PT01H25M02S" calcext:value-type="time">
            <text:p>01.25.02</text:p>
          </table:table-cell>
          <table:table-cell office:value-type="string" calcext:value-type="string">
            <text:p>US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RB_INTERRUPT in</text:p>
          </table:table-cell>
          <table:table-cell/>
        </table:table-row>
        <table:table-row table:style-name="ro1" table:number-rows-repeated="104608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test.A1:test.H2489" table:display-filter-buttons="true">
          <table:filter>
            <table:filter-and>
              <table:filter-condition table:field-number="7" table:value="63000000000016000000" table:operator="=">
                <table:filter-set-item table:value="63000000000016000000"/>
                <table:filter-set-item table:value="81000000000016020001"/>
                <table:filter-set-item table:value="0a0412100000000000000000000000"/>
                <table:filter-set-item table:value="1420000c0000000500000000000000"/>
                <table:filter-set-item table:value="0a0490030000000000000000000000"/>
                <table:filter-set-item table:value="0a0400060000000000000000000000"/>
                <table:filter-set-item table:value="0002"/>
                <table:filter-set-item table:value="0254d5000000000000000000000000"/>
                <table:filter-set-item table:value="420100000000000000000000000000"/>
                <table:filter-set-item table:value=""/>
                <table:filter-set-item table:value="4360"/>
                <table:filter-set-item table:value="0000"/>
                <table:filter-set-item table:value="142090030677aa19000000000000c8"/>
                <table:filter-set-item table:value="142000061827000000000000000000"/>
                <table:filter-set-item table:value="1420121005006eb600000000000000"/>
                <table:filter-set-item table:value="0001"/>
                <table:filter-set-item table:value="40040100"/>
                <table:filter-set-item table:value="0a04000c0000000000000000000000"/>
                <table:filter-set-item table:value="40030500"/>
                <table:filter-set-item table:value="40030c00"/>
                <table:filter-set-item table:value="4200"/>
                <table:filter-set-item table:value="401155d5"/>
                <table:filter-set-item table:value="4204"/>
                <table:filter-set-item table:value="4205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4">
      <number:number number:decimal-places="0" loext:min-decimal-places="0" number:min-integer-digits="0">
        <number:embedded-text number:position="20"> </number:embedded-text>
        <number:embedded-text number:position="18"> </number:embedded-text>
        <number:embedded-text number:position="16"> </number:embedded-text>
        <number:embedded-text number:position="14"> </number:embedded-text>
        <number:embedded-text number:position="12"> </number:embedded-text>
        <number:embedded-text number:position="10"> </number:embedded-text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8T09:33:16.963608703</dc:date>
    <meta:editing-duration>PT1M35S</meta:editing-duration>
    <meta:editing-cycles>1</meta:editing-cycles>
    <meta:document-statistic meta:table-count="1" meta:cell-count="18597" meta:object-count="0"/>
    <meta:generator>LibreOffice/5.1.6.2$Linux_X86_64 LibreOffice_project/10m0$Build-2</meta:generator>
  </office:meta>
</office:document-meta>
</file>